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0.0000000000000135100264309074" calcext:value-type="float">
            <text:p>1.35100264309074E-14</text:p>
          </table:table-cell>
          <table:table-cell table:formula="of:= DEGREES([.B29])" office:value-type="float" office:value="0.000000000000774067495601183" calcext:value-type="float">
            <text:p>7.74067495601183E-13</text:p>
          </table:table-cell>
          <table:table-cell table:formula="of:=[.B29]^2" office:value-type="float" office:value="1.82520814163816E-028" calcext:value-type="float">
            <text:p>1.82520814163816E-28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09" calcext:value-type="float">
            <text:p>-1.25742895587509</text:p>
          </table:table-cell>
          <table:table-cell table:formula="of:= DEGREES([.B36])" office:value-type="float" office:value="-72.0453722091846" calcext:value-type="float">
            <text:p>-72.0453722091846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5" calcext:value-type="float">
            <text:p>-71.1352119504235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6" calcext:value-type="float">
            <text:p>-1.22642111674556</text:p>
          </table:table-cell>
          <table:table-cell table:formula="of:= DEGREES([.B38])" office:value-type="float" office:value="-70.2687538952421" calcext:value-type="float">
            <text:p>-70.2687538952421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797" calcext:value-type="float">
            <text:p>-69.4401748210797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" calcext:value-type="float">
            <text:p>-68.644836446367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1" calcext:value-type="float">
            <text:p>-1.18471157377331</text:p>
          </table:table-cell>
          <table:table-cell table:formula="of:= DEGREES([.B41])" office:value-type="float" office:value="-67.8789731175125" calcext:value-type="float">
            <text:p>-67.8789731175125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29" calcext:value-type="float">
            <text:p>-1.17180494863329</text:p>
          </table:table-cell>
          <table:table-cell table:formula="of:= DEGREES([.B42])" office:value-type="float" office:value="-67.1394779692316" calcext:value-type="float">
            <text:p>-67.1394779692316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7" calcext:value-type="float">
            <text:p>-1.15931317527307</text:p>
          </table:table-cell>
          <table:table-cell table:formula="of:= DEGREES([.B43])" office:value-type="float" office:value="-66.4237520770573" calcext:value-type="float">
            <text:p>-66.42375207705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7" calcext:value-type="float">
            <text:p>-1.14719785410957</text:p>
          </table:table-cell>
          <table:table-cell table:formula="of:= DEGREES([.B44])" office:value-type="float" office:value="-65.7295953069434" calcext:value-type="float">
            <text:p>-65.7295953069434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4" calcext:value-type="float">
            <text:p>-1.13542613676064</text:p>
          </table:table-cell>
          <table:table-cell table:formula="of:= DEGREES([.B45])" office:value-type="float" office:value="-65.0551255852284" calcext:value-type="float">
            <text:p>-65.0551255852284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5" calcext:value-type="float">
            <text:p>-1.12396966380035</text:p>
          </table:table-cell>
          <table:table-cell table:formula="of:= DEGREES([.B46])" office:value-type="float" office:value="-64.3987180364984" calcext:value-type="float">
            <text:p>-64.3987180364984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" calcext:value-type="float">
            <text:p>-1.1128037503534</text:p>
          </table:table-cell>
          <table:table-cell table:formula="of:= DEGREES([.B47])" office:value-type="float" office:value="-63.7589583215793" calcext:value-type="float">
            <text:p>-63.7589583215793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3" calcext:value-type="float">
            <text:p>-1.10190675232143</text:p>
          </table:table-cell>
          <table:table-cell table:formula="of:= DEGREES([.B48])" office:value-type="float" office:value="-63.1346063249855" calcext:value-type="float">
            <text:p>-63.1346063249855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1" calcext:value-type="float">
            <text:p>-1.09125956656581</text:p>
          </table:table-cell>
          <table:table-cell table:formula="of:= DEGREES([.B49])" office:value-type="float" office:value="-62.5245675174964" calcext:value-type="float">
            <text:p>-62.524567517496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1" calcext:value-type="float">
            <text:p>-1.08084523198791</text:p>
          </table:table-cell>
          <table:table-cell table:formula="of:= DEGREES([.B50])" office:value-type="float" office:value="-61.9278700997458" calcext:value-type="float">
            <text:p>-61.9278700997458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5" calcext:value-type="float">
            <text:p>-1.07064860767815</text:p>
          </table:table-cell>
          <table:table-cell table:formula="of:= DEGREES([.B51])" office:value-type="float" office:value="-61.3436465615159" calcext:value-type="float">
            <text:p>-61.343646561515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2" calcext:value-type="float">
            <text:p>-1.06065611068262</text:p>
          </table:table-cell>
          <table:table-cell table:formula="of:= DEGREES([.B52])" office:value-type="float" office:value="-60.7711186568747" calcext:value-type="float">
            <text:p>-60.771118656874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3" calcext:value-type="float">
            <text:p>-1.05085550042243</text:p>
          </table:table-cell>
          <table:table-cell table:formula="of:= DEGREES([.B53])" office:value-type="float" office:value="-60.2095850523134" calcext:value-type="float">
            <text:p>-60.20958505231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58" calcext:value-type="float">
            <text:p>-1.04123570000658</text:p>
          </table:table-cell>
          <table:table-cell table:formula="of:= DEGREES([.B54])" office:value-type="float" office:value="-59.6584110887269" calcext:value-type="float">
            <text:p>-59.6584110887269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2" calcext:value-type="float">
            <text:p>-1.03178664700362</text:p>
          </table:table-cell>
          <table:table-cell table:formula="of:= DEGREES([.B55])" office:value-type="float" office:value="-59.117020231262" calcext:value-type="float">
            <text:p>-59.117020231262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8" calcext:value-type="float">
            <text:p>-1.02249916794578</text:p>
          </table:table-cell>
          <table:table-cell table:formula="of:= DEGREES([.B56])" office:value-type="float" office:value="-58.5848868789313" calcext:value-type="float">
            <text:p>-58.5848868789313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5" calcext:value-type="float">
            <text:p>-1.01336487210975</text:p>
          </table:table-cell>
          <table:table-cell table:formula="of:= DEGREES([.B57])" office:value-type="float" office:value="-58.0615302787033" calcext:value-type="float">
            <text:p>-58.0615302787033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5" calcext:value-type="float">
            <text:p>-1.00437606107465</text:p>
          </table:table-cell>
          <table:table-cell table:formula="of:= DEGREES([.B58])" office:value-type="float" office:value="-57.5465093435511" calcext:value-type="float">
            <text:p>-57.5465093435511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24" calcext:value-type="float">
            <text:p>-0.995525651284224</text:p>
          </table:table-cell>
          <table:table-cell table:formula="of:= DEGREES([.B59])" office:value-type="float" office:value="-57.0394182155986" calcext:value-type="float">
            <text:p>-57.0394182155986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8986" calcext:value-type="float">
            <text:p>-0.986807107398986</text:p>
          </table:table-cell>
          <table:table-cell table:formula="of:= DEGREES([.B60])" office:value-type="float" office:value="-56.5398824474749" calcext:value-type="float">
            <text:p>-56.5398824474749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19" calcext:value-type="float">
            <text:p>-0.978214384655719</text:p>
          </table:table-cell>
          <table:table-cell table:formula="of:= DEGREES([.B61])" office:value-type="float" office:value="-56.0475556997596" calcext:value-type="float">
            <text:p>-56.0475556997596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46" calcext:value-type="float">
            <text:p>-0.969741878790046</text:p>
          </table:table-cell>
          <table:table-cell table:formula="of:= DEGREES([.B62])" office:value-type="float" office:value="-55.5621168717567" calcext:value-type="float">
            <text:p>-55.5621168717567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35" calcext:value-type="float">
            <text:p>-0.961384382343535</text:p>
          </table:table-cell>
          <table:table-cell table:formula="of:= DEGREES([.B63])" office:value-type="float" office:value="-55.083267598076" calcext:value-type="float">
            <text:p>-55.0832675980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1" calcext:value-type="float">
            <text:p>-0.95313704638791</text:p>
          </table:table-cell>
          <table:table-cell table:formula="of:= DEGREES([.B64])" office:value-type="float" office:value="-54.6107300555922" calcext:value-type="float">
            <text:p>-54.6107300555922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59" calcext:value-type="float">
            <text:p>-0.944995346867559</text:p>
          </table:table-cell>
          <table:table-cell table:formula="of:= DEGREES([.B65])" office:value-type="float" office:value="-54.1442450350124" calcext:value-type="float">
            <text:p>-54.1442450350124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088" calcext:value-type="float">
            <text:p>-0.936955054897088</text:p>
          </table:table-cell>
          <table:table-cell table:formula="of:= DEGREES([.B66])" office:value-type="float" office:value="-53.6835702390515" calcext:value-type="float">
            <text:p>-53.6835702390515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373" calcext:value-type="float">
            <text:p>-0.929012210460373</text:p>
          </table:table-cell>
          <table:table-cell table:formula="of:= DEGREES([.B67])" office:value-type="float" office:value="-53.2284787754988" calcext:value-type="float">
            <text:p>-53.2284787754988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67" calcext:value-type="float">
            <text:p>-0.921163099046867</text:p>
          </table:table-cell>
          <table:table-cell table:formula="of:= DEGREES([.B68])" office:value-type="float" office:value="-52.7787578185769" calcext:value-type="float">
            <text:p>-52.7787578185769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56" calcext:value-type="float">
            <text:p>-0.913404230833956</text:p>
          </table:table-cell>
          <table:table-cell table:formula="of:= DEGREES([.B69])" office:value-type="float" office:value="-52.3342074161789" calcext:value-type="float">
            <text:p>-52.3342074161789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25" calcext:value-type="float">
            <text:p>-0.905732322084325</text:p>
          </table:table-cell>
          <table:table-cell table:formula="of:= DEGREES([.B70])" office:value-type="float" office:value="-51.8946394240155" calcext:value-type="float">
            <text:p>-51.8946394240155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31" calcext:value-type="float">
            <text:p>-0.898144278476931</text:p>
          </table:table-cell>
          <table:table-cell table:formula="of:= DEGREES([.B71])" office:value-type="float" office:value="-51.4598765505506" calcext:value-type="float">
            <text:p>-51.4598765505506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18" calcext:value-type="float">
            <text:p>-0.890637180131518</text:p>
          </table:table-cell>
          <table:table-cell table:formula="of:= DEGREES([.B72])" office:value-type="float" office:value="-51.0297514989688" calcext:value-type="float">
            <text:p>-51.0297514989688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5" calcext:value-type="float">
            <text:p>-0.88320826812105</text:p>
          </table:table-cell>
          <table:table-cell table:formula="of:= DEGREES([.B73])" office:value-type="float" office:value="-50.604106194395" calcext:value-type="float">
            <text:p>-50.6041061943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56" calcext:value-type="float">
            <text:p>-0.875854932295256</text:p>
          </table:table-cell>
          <table:table-cell table:formula="of:= DEGREES([.B74])" office:value-type="float" office:value="-50.1827910862346" calcext:value-type="float">
            <text:p>-50.1827910862346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65" calcext:value-type="float">
            <text:p>-0.868574700262865</text:p>
          </table:table-cell>
          <table:table-cell table:formula="of:= DEGREES([.B75])" office:value-type="float" office:value="-49.7656645169027" calcext:value-type="float">
            <text:p>-49.7656645169027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56" calcext:value-type="float">
            <text:p>-0.861365227400556</text:p>
          </table:table-cell>
          <table:table-cell table:formula="of:= DEGREES([.B76])" office:value-type="float" office:value="-49.3525921493783" calcext:value-type="float">
            <text:p>-49.3525921493783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59" calcext:value-type="float">
            <text:p>-0.854224287774059</text:p>
          </table:table-cell>
          <table:table-cell table:formula="of:= DEGREES([.B77])" office:value-type="float" office:value="-48.9434464470223" calcext:value-type="float">
            <text:p>-48.9434464470223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687" calcext:value-type="float">
            <text:p>-0.847149765871687</text:p>
          </table:table-cell>
          <table:table-cell table:formula="of:= DEGREES([.B78])" office:value-type="float" office:value="-48.5381061999435" calcext:value-type="float">
            <text:p>-48.5381061999435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36" calcext:value-type="float">
            <text:p>-0.840139649063136</text:p>
          </table:table-cell>
          <table:table-cell table:formula="of:= DEGREES([.B79])" office:value-type="float" office:value="-48.1364560929198" calcext:value-type="float">
            <text:p>-48.1364560929198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43" calcext:value-type="float">
            <text:p>-0.833192020707343</text:p>
          </table:table-cell>
          <table:table-cell table:formula="of:= DEGREES([.B80])" office:value-type="float" office:value="-47.7383863105074" calcext:value-type="float">
            <text:p>-47.7383863105074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44" calcext:value-type="float">
            <text:p>-0.826305053842344</text:p>
          </table:table-cell>
          <table:table-cell table:formula="of:= DEGREES([.B81])" office:value-type="float" office:value="-47.3437921754965" calcext:value-type="float">
            <text:p>-47.3437921754965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32" calcext:value-type="float">
            <text:p>-0.819477005398232</text:p>
          </table:table-cell>
          <table:table-cell table:formula="of:= DEGREES([.B82])" office:value-type="float" office:value="-46.9525738173381" calcext:value-type="float">
            <text:p>-46.9525738173381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45" calcext:value-type="float">
            <text:p>-0.812706210881145</text:p>
          </table:table-cell>
          <table:table-cell table:formula="of:= DEGREES([.B83])" office:value-type="float" office:value="-46.5646358675587" calcext:value-type="float">
            <text:p>-46.56463586755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273" calcext:value-type="float">
            <text:p>-0.805991079482273</text:p>
          </table:table-cell>
          <table:table-cell table:formula="of:= DEGREES([.B84])" office:value-type="float" office:value="-46.1798871795275" calcext:value-type="float">
            <text:p>-46.179887179527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48" calcext:value-type="float">
            <text:p>-0.799330089571148</text:p>
          </table:table-cell>
          <table:table-cell table:formula="of:= DEGREES([.B85])" office:value-type="float" office:value="-45.7982405702409" calcext:value-type="float">
            <text:p>-45.798240570240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73" calcext:value-type="float">
            <text:p>-0.792721784536573</text:p>
          </table:table-cell>
          <table:table-cell table:formula="of:= DEGREES([.B86])" office:value-type="float" office:value="-45.4196125820246" calcext:value-type="float">
            <text:p>-45.4196125820246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88" calcext:value-type="float">
            <text:p>-0.786164768943888</text:p>
          </table:table-cell>
          <table:table-cell table:formula="of:= DEGREES([.B87])" office:value-type="float" office:value="-45.0439232623623" calcext:value-type="float">
            <text:p>-45.0439232623623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59" calcext:value-type="float">
            <text:p>-0.779657704978459</text:p>
          </table:table-cell>
          <table:table-cell table:formula="of:= DEGREES([.B88])" office:value-type="float" office:value="-44.6710959601216" calcext:value-type="float">
            <text:p>-44.6710959601216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53" calcext:value-type="float">
            <text:p>-0.773199309150653</text:p>
          </table:table-cell>
          <table:table-cell table:formula="of:= DEGREES([.B89])" office:value-type="float" office:value="-44.3010571367634" calcext:value-type="float">
            <text:p>-44.3010571367634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94" calcext:value-type="float">
            <text:p>-0.766788349238794</text:p>
          </table:table-cell>
          <table:table-cell table:formula="of:= DEGREES([.B90])" office:value-type="float" office:value="-43.9337361911863" calcext:value-type="float">
            <text:p>-43.9337361911863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46" calcext:value-type="float">
            <text:p>-0.760423641449546</text:p>
          </table:table-cell>
          <table:table-cell table:formula="of:= DEGREES([.B91])" office:value-type="float" office:value="-43.5690652970284" calcext:value-type="float">
            <text:p>-43.5690652970284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58" calcext:value-type="float">
            <text:p>-0.754104047777058</text:p>
          </table:table-cell>
          <table:table-cell table:formula="of:= DEGREES([.B92])" office:value-type="float" office:value="-43.2069792513572" calcext:value-type="float">
            <text:p>-43.2069792513572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69" calcext:value-type="float">
            <text:p>-0.747828473544169</text:p>
          </table:table-cell>
          <table:table-cell table:formula="of:= DEGREES([.B93])" office:value-type="float" office:value="-42.8474153337916" calcext:value-type="float">
            <text:p>-42.8474153337916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42" calcext:value-type="float">
            <text:p>-0.741595865110542</text:p>
          </table:table-cell>
          <table:table-cell table:formula="of:= DEGREES([.B94])" office:value-type="float" office:value="-42.4903131751872" calcext:value-type="float">
            <text:p>-42.4903131751872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89" calcext:value-type="float">
            <text:p>-0.735405207734089</text:p>
          </table:table-cell>
          <table:table-cell table:formula="of:= DEGREES([.B95])" office:value-type="float" office:value="-42.1356146351049" calcext:value-type="float">
            <text:p>-42.1356146351049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41" calcext:value-type="float">
            <text:p>-0.729255523573341</text:p>
          </table:table-cell>
          <table:table-cell table:formula="of:= DEGREES([.B96])" office:value-type="float" office:value="-41.7832636873556" calcext:value-type="float">
            <text:p>-41.7832636873556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75" calcext:value-type="float">
            <text:p>-0.723145869819575</text:p>
          </table:table-cell>
          <table:table-cell table:formula="of:= DEGREES([.B97])" office:value-type="float" office:value="-41.4332063129785" calcext:value-type="float">
            <text:p>-41.4332063129785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32" calcext:value-type="float">
            <text:p>-0.717075336948532</text:p>
          </table:table-cell>
          <table:table-cell table:formula="of:= DEGREES([.B98])" office:value-type="float" office:value="-41.0853904000723" calcext:value-type="float">
            <text:p>-41.0853904000723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23" calcext:value-type="float">
            <text:p>-0.711043047082523</text:p>
          </table:table-cell>
          <table:table-cell table:formula="of:= DEGREES([.B99])" office:value-type="float" office:value="-40.7397656499504" calcext:value-type="float">
            <text:p>-40.7397656499504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84" calcext:value-type="float">
            <text:p>-0.705048152454484</text:p>
          </table:table-cell>
          <table:table-cell table:formula="of:= DEGREES([.B100])" office:value-type="float" office:value="-40.3962834891382" calcext:value-type="float">
            <text:p>-40.3962834891382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69" calcext:value-type="float">
            <text:p>-0.699089833966369</text:p>
          </table:table-cell>
          <table:table-cell table:formula="of:= DEGREES([.B101])" office:value-type="float" office:value="-40.0548969867744" calcext:value-type="float">
            <text:p>-40.0548969867744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62" calcext:value-type="float">
            <text:p>-0.693167299834862</text:p>
          </table:table-cell>
          <table:table-cell table:formula="of:= DEGREES([.B102])" office:value-type="float" office:value="-39.7155607770169" calcext:value-type="float">
            <text:p>-39.7155607770169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56" calcext:value-type="float">
            <text:p>-0.635753095110256</text:p>
          </table:table-cell>
          <table:table-cell table:formula="of:= DEGREES([.B103])" office:value-type="float" office:value="-36.4259691621969" calcext:value-type="float">
            <text:p>-36.4259691621969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32" calcext:value-type="float">
            <text:p>-0.581208275080332</text:p>
          </table:table-cell>
          <table:table-cell table:formula="of:= DEGREES([.B104])" office:value-type="float" office:value="-33.3007811801816" calcext:value-type="float">
            <text:p>-33.300781180181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36" calcext:value-type="float">
            <text:p>-0.529045745078236</text:p>
          </table:table-cell>
          <table:table-cell table:formula="of:= DEGREES([.B105])" office:value-type="float" office:value="-30.312088362337" calcext:value-type="float">
            <text:p>-30.312088362337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116" calcext:value-type="float">
            <text:p>-0.478889852638116</text:p>
          </table:table-cell>
          <table:table-cell table:formula="of:= DEGREES([.B106])" office:value-type="float" office:value="-27.438367407806" calcext:value-type="float">
            <text:p>-27.438367407806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601" calcext:value-type="float">
            <text:p>-0.430442797957601</text:p>
          </table:table-cell>
          <table:table-cell table:formula="of:= DEGREES([.B107])" office:value-type="float" office:value="-24.6625556447729" calcext:value-type="float">
            <text:p>-24.6625556447729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97" calcext:value-type="float">
            <text:p>-0.383462941090697</text:p>
          </table:table-cell>
          <table:table-cell table:formula="of:= DEGREES([.B108])" office:value-type="float" office:value="-21.9708081241707" calcext:value-type="float">
            <text:p>-21.9708081241707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49" calcext:value-type="float">
            <text:p>-0.337750217156449</text:p>
          </table:table-cell>
          <table:table-cell table:formula="of:= DEGREES([.B109])" office:value-type="float" office:value="-19.3516619726916" calcext:value-type="float">
            <text:p>-19.3516619726916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85" calcext:value-type="float">
            <text:p>-0.293135992484685</text:p>
          </table:table-cell>
          <table:table-cell table:formula="of:= DEGREES([.B110])" office:value-type="float" office:value="-16.7954551927511" calcext:value-type="float">
            <text:p>-16.7954551927511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38" calcext:value-type="float">
            <text:p>-0.249475800054638</text:p>
          </table:table-cell>
          <table:table-cell table:formula="of:= DEGREES([.B111])" office:value-type="float" office:value="-14.2939104337803" calcext:value-type="float">
            <text:p>-14.2939104337803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36" calcext:value-type="float">
            <text:p>-0.206644000441036</text:p>
          </table:table-cell>
          <table:table-cell table:formula="of:= DEGREES([.B112])" office:value-type="float" office:value="-11.8398290869709" calcext:value-type="float">
            <text:p>-11.8398290869709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408" calcext:value-type="float">
            <text:p>-0.164529764202408</text:p>
          </table:table-cell>
          <table:table-cell table:formula="of:= DEGREES([.B113])" office:value-type="float" office:value="-9.42686109308059" calcext:value-type="float">
            <text:p>-9.42686109308059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5" calcext:value-type="float">
            <text:p>-0.12303398072535</text:p>
          </table:table-cell>
          <table:table-cell table:formula="of:= DEGREES([.B114])" office:value-type="float" office:value="-7.04932783225646" calcext:value-type="float">
            <text:p>-7.04932783225646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45" calcext:value-type="float">
            <text:p>-0.082066827689745</text:p>
          </table:table-cell>
          <table:table-cell table:formula="of:= DEGREES([.B115])" office:value-type="float" office:value="-4.70208286464975" calcext:value-type="float">
            <text:p>-4.70208286464975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39" calcext:value-type="float">
            <text:p>-0.041545817331939</text:p>
          </table:table-cell>
          <table:table-cell table:formula="of:= DEGREES([.B116])" office:value-type="float" office:value="-2.38039998954157" calcext:value-type="float">
            <text:p>-2.38039998954157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9042" calcext:value-type="float">
            <text:p>-0.00139418894859</text:p>
          </table:table-cell>
          <table:table-cell table:formula="of:= DEGREES([.B117])" office:value-type="float" office:value="-0.0798811425980129" calcext:value-type="float">
            <text:p>-0.079881142598013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0975" calcext:value-type="float">
            <text:p>0.038460447739098</text:p>
          </table:table-cell>
          <table:table-cell table:formula="of:= DEGREES([.B118])" office:value-type="float" office:value="2.20362133363375" calcext:value-type="float">
            <text:p>2.2036213336337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354" calcext:value-type="float">
            <text:p>0.078087290311036</text:p>
          </table:table-cell>
          <table:table-cell table:formula="of:= DEGREES([.B119])" office:value-type="float" office:value="4.47407216843514" calcext:value-type="float">
            <text:p>4.47407216843514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4" calcext:value-type="float">
            <text:p>0.11755339888434</text:p>
          </table:table-cell>
          <table:table-cell table:formula="of:= DEGREES([.B120])" office:value-type="float" office:value="6.73531362349055" calcext:value-type="float">
            <text:p>6.73531362349055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09" calcext:value-type="float">
            <text:p>0.156924675301909</text:p>
          </table:table-cell>
          <table:table-cell table:formula="of:= DEGREES([.B121])" office:value-type="float" office:value="8.99112159626021" calcext:value-type="float">
            <text:p>8.9911215962602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51" calcext:value-type="float">
            <text:p>0.196266806880051</text:p>
          </table:table-cell>
          <table:table-cell table:formula="of:= DEGREES([.B122])" office:value-type="float" office:value="11.2452596927361" calcext:value-type="float">
            <text:p>11.2452596927361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49" calcext:value-type="float">
            <text:p>0.235646212852649</text:p>
          </table:table-cell>
          <table:table-cell table:formula="of:= DEGREES([.B123])" office:value-type="float" office:value="13.5015334546983" calcext:value-type="float">
            <text:p>13.5015334546983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38" calcext:value-type="float">
            <text:p>0.275131032241738</text:p>
          </table:table-cell>
          <table:table-cell table:formula="of:= DEGREES([.B124])" office:value-type="float" office:value="15.7638469605294" calcext:value-type="float">
            <text:p>15.7638469605294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15" calcext:value-type="float">
            <text:p>0.314792195645815</text:p>
          </table:table-cell>
          <table:table-cell table:formula="of:= DEGREES([.B125])" office:value-type="float" office:value="18.0362642341617" calcext:value-type="float">
            <text:p>18.0362642341617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82" calcext:value-type="float">
            <text:p>0.354704630913582</text:p>
          </table:table-cell>
          <table:table-cell table:formula="of:= DEGREES([.B126])" office:value-type="float" office:value="20.3230783250938" calcext:value-type="float">
            <text:p>20.3230783250938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79" calcext:value-type="float">
            <text:p>0.394948664964879</text:p>
          </table:table-cell>
          <table:table-cell table:formula="of:= DEGREES([.B127])" office:value-type="float" office:value="22.6288916268139" calcext:value-type="float">
            <text:p>22.6288916268139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" calcext:value-type="float">
            <text:p>0.43561170304</text:p>
          </table:table-cell>
          <table:table-cell table:formula="of:= DEGREES([.B128])" office:value-type="float" office:value="24.9587120906981" calcext:value-type="float">
            <text:p>24.9587120906981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697" calcext:value-type="float">
            <text:p>0.476790295573697</text:p>
          </table:table-cell>
          <table:table-cell table:formula="of:= DEGREES([.B129])" office:value-type="float" office:value="27.3180716491679" calcext:value-type="float">
            <text:p>27.3180716491679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8" calcext:value-type="float">
            <text:p>0.51859274696188</text:p>
          </table:table-cell>
          <table:table-cell table:formula="of:= DEGREES([.B130])" office:value-type="float" office:value="29.7131756870116" calcext:value-type="float">
            <text:p>29.7131756870116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66" calcext:value-type="float">
            <text:p>0.561142488583366</text:p>
          </table:table-cell>
          <table:table-cell table:formula="of:= DEGREES([.B131])" office:value-type="float" office:value="32.1510963012949" calcext:value-type="float">
            <text:p>32.1510963012949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31" calcext:value-type="float">
            <text:p>0.604582545876731</text:p>
          </table:table-cell>
          <table:table-cell table:formula="of:= DEGREES([.B132])" office:value-type="float" office:value="34.6400282460112" calcext:value-type="float">
            <text:p>34.64002824601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29" calcext:value-type="float">
            <text:p>0.649081603378729</text:p>
          </table:table-cell>
          <table:table-cell table:formula="of:= DEGREES([.B133])" office:value-type="float" office:value="37.1896364331856" calcext:value-type="float">
            <text:p>37.1896364331856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03" calcext:value-type="float">
            <text:p>0.694842463010003</text:p>
          </table:table-cell>
          <table:table-cell table:formula="of:= DEGREES([.B134])" office:value-type="float" office:value="39.8115405569482" calcext:value-type="float">
            <text:p>39.8115405569482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54" calcext:value-type="float">
            <text:p>0.742114197470954</text:p>
          </table:table-cell>
          <table:table-cell table:formula="of:= DEGREES([.B135])" office:value-type="float" office:value="42.5200114318238" calcext:value-type="float">
            <text:p>42.5200114318238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67" calcext:value-type="float">
            <text:p>0.791210221889167</text:p>
          </table:table-cell>
          <table:table-cell table:formula="of:= DEGREES([.B136])" office:value-type="float" office:value="45.3330064218587" calcext:value-type="float">
            <text:p>45.3330064218587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23" calcext:value-type="float">
            <text:p>0.842536274796023</text:p>
          </table:table-cell>
          <table:table-cell table:formula="of:= DEGREES([.B137])" office:value-type="float" office:value="48.2737726324867" calcext:value-type="float">
            <text:p>48.273772632486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488" calcext:value-type="float">
            <text:p>0.896635920336488</text:p>
          </table:table-cell>
          <table:table-cell table:formula="of:= DEGREES([.B138])" office:value-type="float" office:value="51.3734539951091" calcext:value-type="float">
            <text:p>51.3734539951091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58" calcext:value-type="float">
            <text:p>0.954269221652558</text:p>
          </table:table-cell>
          <table:table-cell table:formula="of:= DEGREES([.B139])" office:value-type="float" office:value="54.6755989199257" calcext:value-type="float">
            <text:p>54.6755989199257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2" calcext:value-type="float">
            <text:p>1.01656001170812</text:p>
          </table:table-cell>
          <table:table-cell table:formula="of:= DEGREES([.B140])" office:value-type="float" office:value="58.2445982926449" calcext:value-type="float">
            <text:p>58.2445982926449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4" calcext:value-type="float">
            <text:p>1.08530297651784</text:p>
          </table:table-cell>
          <table:table-cell table:formula="of:= DEGREES([.B141])" office:value-type="float" office:value="62.1832800474583" calcext:value-type="float">
            <text:p>62.1832800474583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08" calcext:value-type="float">
            <text:p>1.16371281795108</text:p>
          </table:table-cell>
          <table:table-cell table:formula="of:= DEGREES([.B142])" office:value-type="float" office:value="66.6758330338731" calcext:value-type="float">
            <text:p>66.6758330338731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86" calcext:value-type="float">
            <text:p>1.25878708318386</text:p>
          </table:table-cell>
          <table:table-cell table:formula="of:= DEGREES([.B143])" office:value-type="float" office:value="72.1231871720185" calcext:value-type="float">
            <text:p>72.1231871720185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3" calcext:value-type="float">
            <text:p>1.39426336246563</text:p>
          </table:table-cell>
          <table:table-cell table:formula="of:= DEGREES([.B144])" office:value-type="float" office:value="79.8854061989993" calcext:value-type="float">
            <text:p>79.8854061989993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0.0000000000000254449239456278" calcext:value-type="float">
            <text:p>2.54449239456278E-14</text:p>
          </table:table-cell>
          <table:table-cell table:formula="of:= DEGREES([.B29])" office:value-type="float" office:value="0.00000000000145788675211584" calcext:value-type="float">
            <text:p>1.45788675211584E-12</text:p>
          </table:table-cell>
          <table:table-cell table:formula="of:=[.B29]^2" office:value-type="float" office:value="6.47444154598783E-028" calcext:value-type="float">
            <text:p>6.47444154598783E-28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4.951554730418" calcext:value-type="float">
            <text:p>134.951554730418</text:p>
          </table:table-cell>
          <table:table-cell table:formula="of:= ASIN(  ([.A34]^2 + [.B$22]) / ([.B$23] * SQRT( [.A34]^2 + [.B$24]^2)) ) - ATAN( [.B$25] / [.A34] )" office:value-type="float" office:value="-0.000619405227780472" calcext:value-type="float">
            <text:p>-0.00061940522778</text:p>
          </table:table-cell>
          <table:table-cell table:formula="of:= DEGREES([.B34])" office:value-type="float" office:value="-0.0354893053601604" calcext:value-type="float">
            <text:p>-0.035489305360161</text:p>
          </table:table-cell>
          <table:table-cell/>
        </table:table-row>
        <table:table-row table:style-name="ro1">
          <table:table-cell table:formula="of:=[.A34]+0.001" office:value-type="float" office:value="134.952554730418" calcext:value-type="float">
            <text:p>134.952554730418</text:p>
          </table:table-cell>
          <table:table-cell table:formula="of:= ASIN(  ([.A35]^2 + [.B$22]) / ([.B$23] * SQRT( [.A35]^2 + [.B$24]^2)) ) - ATAN( [.B$25] / [.A35] )" office:value-type="float" office:value="-0.000557462257144085" calcext:value-type="float">
            <text:p>-0.000557462257144</text:p>
          </table:table-cell>
          <table:table-cell table:formula="of:= DEGREES([.B35])" office:value-type="float" office:value="-0.0319402345721927" calcext:value-type="float">
            <text:p>-0.031940234572193</text:p>
          </table:table-cell>
          <table:table-cell/>
        </table:table-row>
        <table:table-row table:style-name="ro1">
          <table:table-cell table:formula="of:=[.A35]+0.001" office:value-type="float" office:value="134.953554730418" calcext:value-type="float">
            <text:p>134.953554730418</text:p>
          </table:table-cell>
          <table:table-cell table:formula="of:= ASIN(  ([.A36]^2 + [.B$22]) / ([.B$23] * SQRT( [.A36]^2 + [.B$24]^2)) ) - ATAN( [.B$25] / [.A36] )" office:value-type="float" office:value="-0.000495519831149475" calcext:value-type="float">
            <text:p>-0.000495519831149</text:p>
          </table:table-cell>
          <table:table-cell table:formula="of:= DEGREES([.B36])" office:value-type="float" office:value="-0.0283911949899001" calcext:value-type="float">
            <text:p>-0.0283911949899</text:p>
          </table:table-cell>
          <table:table-cell/>
        </table:table-row>
        <table:table-row table:style-name="ro1">
          <table:table-cell table:formula="of:=[.A36]+0.001" office:value-type="float" office:value="134.954554730418" calcext:value-type="float">
            <text:p>134.954554730418</text:p>
          </table:table-cell>
          <table:table-cell table:formula="of:= ASIN(  ([.A37]^2 + [.B$22]) / ([.B$23] * SQRT( [.A37]^2 + [.B$24]^2)) ) - ATAN( [.B$25] / [.A37] )" office:value-type="float" office:value="-0.000433577949545225" calcext:value-type="float">
            <text:p>-0.000433577949545</text:p>
          </table:table-cell>
          <table:table-cell table:formula="of:= DEGREES([.B37])" office:value-type="float" office:value="-0.0248421865988775" calcext:value-type="float">
            <text:p>-0.024842186598878</text:p>
          </table:table-cell>
          <table:table-cell/>
        </table:table-row>
        <table:table-row table:style-name="ro1">
          <table:table-cell table:formula="of:=[.A37]+0.001" office:value-type="float" office:value="134.955554730418" calcext:value-type="float">
            <text:p>134.955554730418</text:p>
          </table:table-cell>
          <table:table-cell table:formula="of:= ASIN(  ([.A38]^2 + [.B$22]) / ([.B$23] * SQRT( [.A38]^2 + [.B$24]^2)) ) - ATAN( [.B$25] / [.A38] )" office:value-type="float" office:value="-0.00037163661207746" calcext:value-type="float">
            <text:p>-0.000371636612077</text:p>
          </table:table-cell>
          <table:table-cell table:formula="of:= DEGREES([.B38])" office:value-type="float" office:value="-0.021293209384579" calcext:value-type="float">
            <text:p>-0.021293209384579</text:p>
          </table:table-cell>
          <table:table-cell/>
        </table:table-row>
        <table:table-row table:style-name="ro1">
          <table:table-cell table:formula="of:=[.A38]+0.001" office:value-type="float" office:value="134.956554730418" calcext:value-type="float">
            <text:p>134.956554730418</text:p>
          </table:table-cell>
          <table:table-cell table:formula="of:= ASIN(  ([.A39]^2 + [.B$22]) / ([.B$23] * SQRT( [.A39]^2 + [.B$24]^2)) ) - ATAN( [.B$25] / [.A39] )" office:value-type="float" office:value="-0.000309695818493105" calcext:value-type="float">
            <text:p>-0.000309695818493</text:p>
          </table:table-cell>
          <table:table-cell table:formula="of:= DEGREES([.B39])" office:value-type="float" office:value="-0.0177442633325045" calcext:value-type="float">
            <text:p>-0.017744263332505</text:p>
          </table:table-cell>
          <table:table-cell/>
        </table:table-row>
        <table:table-row table:style-name="ro1">
          <table:table-cell table:formula="of:=[.A39]+0.001" office:value-type="float" office:value="134.957554730418" calcext:value-type="float">
            <text:p>134.957554730418</text:p>
          </table:table-cell>
          <table:table-cell table:formula="of:= ASIN(  ([.A40]^2 + [.B$22]) / ([.B$23] * SQRT( [.A40]^2 + [.B$24]^2)) ) - ATAN( [.B$25] / [.A40] )" office:value-type="float" office:value="-0.000247755568539967" calcext:value-type="float">
            <text:p>-0.00024775556854</text:p>
          </table:table-cell>
          <table:table-cell table:formula="of:= DEGREES([.B40])" office:value-type="float" office:value="-0.0141953484282043" calcext:value-type="float">
            <text:p>-0.014195348428204</text:p>
          </table:table-cell>
          <table:table-cell/>
        </table:table-row>
        <table:table-row table:style-name="ro1">
          <table:table-cell table:formula="of:=[.A40]+0.001" office:value-type="float" office:value="134.958554730418" calcext:value-type="float">
            <text:p>134.958554730418</text:p>
          </table:table-cell>
          <table:table-cell table:formula="of:= ASIN(  ([.A41]^2 + [.B$22]) / ([.B$23] * SQRT( [.A41]^2 + [.B$24]^2)) ) - ATAN( [.B$25] / [.A41] )" office:value-type="float" office:value="-0.000185815861963361" calcext:value-type="float">
            <text:p>-0.000185815861963</text:p>
          </table:table-cell>
          <table:table-cell table:formula="of:= DEGREES([.B41])" office:value-type="float" office:value="-0.0106464646570861" calcext:value-type="float">
            <text:p>-0.010646464657086</text:p>
          </table:table-cell>
          <table:table-cell/>
        </table:table-row>
        <table:table-row table:style-name="ro1">
          <table:table-cell table:formula="of:=[.A41]+0.001" office:value-type="float" office:value="134.959554730418" calcext:value-type="float">
            <text:p>134.959554730418</text:p>
          </table:table-cell>
          <table:table-cell table:formula="of:= ASIN(  ([.A42]^2 + [.B$22]) / ([.B$23] * SQRT( [.A42]^2 + [.B$24]^2)) ) - ATAN( [.B$25] / [.A42] )" office:value-type="float" office:value="-0.000123876698511986" calcext:value-type="float">
            <text:p>-0.000123876698512</text:p>
          </table:table-cell>
          <table:table-cell table:formula="of:= DEGREES([.B42])" office:value-type="float" office:value="-0.00709761200475134" calcext:value-type="float">
            <text:p>-0.007097612004751</text:p>
          </table:table-cell>
          <table:table-cell/>
        </table:table-row>
        <table:table-row table:style-name="ro1">
          <table:table-cell table:formula="of:=[.A42]+0.001" office:value-type="float" office:value="134.960554730418" calcext:value-type="float">
            <text:p>134.960554730418</text:p>
          </table:table-cell>
          <table:table-cell table:formula="of:= ASIN(  ([.A43]^2 + [.B$22]) / ([.B$23] * SQRT( [.A43]^2 + [.B$24]^2)) ) - ATAN( [.B$25] / [.A43] )" office:value-type="float" office:value="-0.0000619380779319639" calcext:value-type="float">
            <text:p>-6.19380779319639E-05</text:p>
          </table:table-cell>
          <table:table-cell table:formula="of:= DEGREES([.B43])" office:value-type="float" office:value="-0.00354879045665391" calcext:value-type="float">
            <text:p>-0.003548790456654</text:p>
          </table:table-cell>
          <table:table-cell/>
        </table:table-row>
        <table:table-row table:style-name="ro1">
          <table:table-cell table:formula="of:=[.A43]+0.001" office:value-type="float" office:value="134.961554730418" calcext:value-type="float">
            <text:p>134.961554730418</text:p>
          </table:table-cell>
          <table:table-cell table:formula="of:= ASIN(  ([.A44]^2 + [.B$22]) / ([.B$23] * SQRT( [.A44]^2 + [.B$24]^2)) ) - ATAN( [.B$25] / [.A44] )" office:value-type="float" office:value="0.0000000000000296082602879721" calcext:value-type="float">
            <text:p>2.96082602879721E-14</text:p>
          </table:table-cell>
          <table:table-cell table:formula="of:= DEGREES([.B44])" office:value-type="float" office:value="0.0000000000016964283532256" calcext:value-type="float">
            <text:p>1.6964283532256E-12</text:p>
          </table:table-cell>
          <table:table-cell/>
        </table:table-row>
        <table:table-row table:style-name="ro1">
          <table:table-cell table:formula="of:=[.A44]+0.001" office:value-type="float" office:value="134.962554730418" calcext:value-type="float">
            <text:p>134.962554730418</text:p>
          </table:table-cell>
          <table:table-cell table:formula="of:= ASIN(  ([.A45]^2 + [.B$22]) / ([.B$23] * SQRT( [.A45]^2 + [.B$24]^2)) ) - ATAN( [.B$25] / [.A45] )" office:value-type="float" office:value="0.0000619375356249036" calcext:value-type="float">
            <text:p>6.19375356249036E-05</text:p>
          </table:table-cell>
          <table:table-cell table:formula="of:= DEGREES([.B45])" office:value-type="float" office:value="0.00354875938474816" calcext:value-type="float">
            <text:p>0.003548759384748</text:p>
          </table:table-cell>
          <table:table-cell/>
        </table:table-row>
        <table:table-row table:style-name="ro1">
          <table:table-cell table:formula="of:=[.A45]+0.001" office:value-type="float" office:value="134.963554730418" calcext:value-type="float">
            <text:p>134.963554730418</text:p>
          </table:table-cell>
          <table:table-cell table:formula="of:= ASIN(  ([.A46]^2 + [.B$22]) / ([.B$23] * SQRT( [.A46]^2 + [.B$24]^2)) ) - ATAN( [.B$25] / [.A46] )" office:value-type="float" office:value="0.000123874529108517" calcext:value-type="float">
            <text:p>0.000123874529109</text:p>
          </table:table-cell>
          <table:table-cell table:formula="of:= DEGREES([.B46])" office:value-type="float" office:value="0.00709748770708848" calcext:value-type="float">
            <text:p>0.007097487707088</text:p>
          </table:table-cell>
          <table:table-cell/>
        </table:table-row>
        <table:table-row table:style-name="ro1">
          <table:table-cell table:formula="of:=[.A46]+0.001" office:value-type="float" office:value="134.964554730418" calcext:value-type="float">
            <text:p>134.964554730418</text:p>
          </table:table-cell>
          <table:table-cell table:formula="of:= ASIN(  ([.A47]^2 + [.B$22]) / ([.B$23] * SQRT( [.A47]^2 + [.B$24]^2)) ) - ATAN( [.B$25] / [.A47] )" office:value-type="float" office:value="0.000185810980731692" calcext:value-type="float">
            <text:p>0.000185810980732</text:p>
          </table:table-cell>
          <table:table-cell table:formula="of:= DEGREES([.B47])" office:value-type="float" office:value="0.0106461849831126" calcext:value-type="float">
            <text:p>0.010646184983113</text:p>
          </table:table-cell>
          <table:table-cell/>
        </table:table-row>
        <table:table-row table:style-name="ro1">
          <table:table-cell table:formula="of:=[.A47]+0.001" office:value-type="float" office:value="134.965554730418" calcext:value-type="float">
            <text:p>134.965554730418</text:p>
          </table:table-cell>
          <table:table-cell table:formula="of:= ASIN(  ([.A48]^2 + [.B$22]) / ([.B$23] * SQRT( [.A48]^2 + [.B$24]^2)) ) - ATAN( [.B$25] / [.A48] )" office:value-type="float" office:value="0.000247746890748163" calcext:value-type="float">
            <text:p>0.000247746890748</text:p>
          </table:table-cell>
          <table:table-cell table:formula="of:= DEGREES([.B48])" office:value-type="float" office:value="0.0141948512273584" calcext:value-type="float">
            <text:p>0.014194851227359</text:p>
          </table:table-cell>
          <table:table-cell/>
        </table:table-row>
        <table:table-row table:style-name="ro1">
          <table:table-cell table:formula="of:=[.A48]+0.001" office:value-type="float" office:value="134.966554730418" calcext:value-type="float">
            <text:p>134.966554730418</text:p>
          </table:table-cell>
          <table:table-cell table:formula="of:= ASIN(  ([.A49]^2 + [.B$22]) / ([.B$23] * SQRT( [.A49]^2 + [.B$24]^2)) ) - ATAN( [.B$25] / [.A49] )" office:value-type="float" office:value="0.000309682259410846" calcext:value-type="float">
            <text:p>0.000309682259411</text:p>
          </table:table-cell>
          <table:table-cell table:formula="of:= DEGREES([.B49])" office:value-type="float" office:value="0.017743486454317" calcext:value-type="float">
            <text:p>0.017743486454317</text:p>
          </table:table-cell>
          <table:table-cell/>
        </table:table-row>
        <table:table-row table:style-name="ro1">
          <table:table-cell table:formula="of:=[.A49]+0.001" office:value-type="float" office:value="134.967554730418" calcext:value-type="float">
            <text:p>134.967554730418</text:p>
          </table:table-cell>
          <table:table-cell table:formula="of:= ASIN(  ([.A50]^2 + [.B$22]) / ([.B$23] * SQRT( [.A50]^2 + [.B$24]^2)) ) - ATAN( [.B$25] / [.A50] )" office:value-type="float" office:value="0.000371617086972614" calcext:value-type="float">
            <text:p>0.000371617086973</text:p>
          </table:table-cell>
          <table:table-cell table:formula="of:= DEGREES([.B50])" office:value-type="float" office:value="0.0212920906784768" calcext:value-type="float">
            <text:p>0.021292090678477</text:p>
          </table:table-cell>
          <table:table-cell/>
        </table:table-row>
        <table:table-row table:style-name="ro1">
          <table:table-cell table:formula="of:=[.A50]+0.001" office:value-type="float" office:value="134.968554730418" calcext:value-type="float">
            <text:p>134.968554730418</text:p>
          </table:table-cell>
          <table:table-cell table:formula="of:= ASIN(  ([.A51]^2 + [.B$22]) / ([.B$23] * SQRT( [.A51]^2 + [.B$24]^2)) ) - ATAN( [.B$25] / [.A51] )" office:value-type="float" office:value="0.000433551373685469" calcext:value-type="float">
            <text:p>0.000433551373685</text:p>
          </table:table-cell>
          <table:table-cell table:formula="of:= DEGREES([.B51])" office:value-type="float" office:value="0.0248406639142766" calcext:value-type="float">
            <text:p>0.024840663914277</text:p>
          </table:table-cell>
          <table:table-cell/>
        </table:table-row>
        <table:table-row table:style-name="ro1">
          <table:table-cell table:formula="of:=[.A51]+0.001" office:value-type="float" office:value="134.969554730418" calcext:value-type="float">
            <text:p>134.969554730418</text:p>
          </table:table-cell>
          <table:table-cell table:formula="of:= ASIN(  ([.A52]^2 + [.B$22]) / ([.B$23] * SQRT( [.A52]^2 + [.B$24]^2)) ) - ATAN( [.B$25] / [.A52] )" office:value-type="float" office:value="0.000495485119803948" calcext:value-type="float">
            <text:p>0.000495485119804</text:p>
          </table:table-cell>
          <table:table-cell table:formula="of:= DEGREES([.B52])" office:value-type="float" office:value="0.0283892061763002" calcext:value-type="float">
            <text:p>0.0283892061763</text:p>
          </table:table-cell>
          <table:table-cell/>
        </table:table-row>
        <table:table-row table:style-name="ro1">
          <table:table-cell table:formula="of:=[.A52]+0.001" office:value-type="float" office:value="134.970554730418" calcext:value-type="float">
            <text:p>134.970554730418</text:p>
          </table:table-cell>
          <table:table-cell table:formula="of:= ASIN(  ([.A53]^2 + [.B$22]) / ([.B$23] * SQRT( [.A53]^2 + [.B$24]^2)) ) - ATAN( [.B$25] / [.A53] )" office:value-type="float" office:value="0.000557418325579227" calcext:value-type="float">
            <text:p>0.000557418325579</text:p>
          </table:table-cell>
          <table:table-cell table:formula="of:= DEGREES([.B53])" office:value-type="float" office:value="0.0319377174789389" calcext:value-type="float">
            <text:p>0.031937717478939</text:p>
          </table:table-cell>
          <table:table-cell/>
        </table:table-row>
        <table:table-row table:style-name="ro1">
          <table:table-cell table:formula="of:=[.A53]+0.001" office:value-type="float" office:value="134.971554730418" calcext:value-type="float">
            <text:p>134.971554730418</text:p>
          </table:table-cell>
          <table:table-cell table:formula="of:= ASIN(  ([.A54]^2 + [.B$22]) / ([.B$23] * SQRT( [.A54]^2 + [.B$24]^2)) ) - ATAN( [.B$25] / [.A54] )" office:value-type="float" office:value="0.000619350991264901" calcext:value-type="float">
            <text:p>0.000619350991265</text:p>
          </table:table-cell>
          <table:table-cell table:formula="of:= DEGREES([.B54])" office:value-type="float" office:value="0.0354861978367227" calcext:value-type="float">
            <text:p>0.035486197836723</text:p>
          </table:table-cell>
          <table:table-cell/>
        </table:table-row>
        <table:table-row table:style-name="ro1">
          <table:table-cell table:formula="of:=[.A54]+0.001" office:value-type="float" office:value="134.972554730418" calcext:value-type="float">
            <text:p>134.972554730418</text:p>
          </table:table-cell>
          <table:table-cell table:formula="of:= ASIN(  ([.A55]^2 + [.B$22]) / ([.B$23] * SQRT( [.A55]^2 + [.B$24]^2)) ) - ATAN( [.B$25] / [.A55] )" office:value-type="float" office:value="0.000681283117113837" calcext:value-type="float">
            <text:p>0.000681283117114</text:p>
          </table:table-cell>
          <table:table-cell table:formula="of:= DEGREES([.B55])" office:value-type="float" office:value="0.0390346472641399" calcext:value-type="float">
            <text:p>0.03903464726414</text:p>
          </table:table-cell>
          <table:table-cell/>
        </table:table-row>
        <table:table-row table:style-name="ro1">
          <table:table-cell table:formula="of:=[.A55]+0.001" office:value-type="float" office:value="134.973554730418" calcext:value-type="float">
            <text:p>134.973554730418</text:p>
          </table:table-cell>
          <table:table-cell table:formula="of:= ASIN(  ([.A56]^2 + [.B$22]) / ([.B$23] * SQRT( [.A56]^2 + [.B$24]^2)) ) - ATAN( [.B$25] / [.A56] )" office:value-type="float" office:value="0.000743214703377938" calcext:value-type="float">
            <text:p>0.000743214703378</text:p>
          </table:table-cell>
          <table:table-cell table:formula="of:= DEGREES([.B56])" office:value-type="float" office:value="0.0425830657756232" calcext:value-type="float">
            <text:p>0.042583065775623</text:p>
          </table:table-cell>
          <table:table-cell/>
        </table:table-row>
        <table:table-row table:style-name="ro1">
          <table:table-cell table:formula="of:=[.A56]+0.001" office:value-type="float" office:value="134.974554730418" calcext:value-type="float">
            <text:p>134.974554730418</text:p>
          </table:table-cell>
          <table:table-cell table:formula="of:= ASIN(  ([.A57]^2 + [.B$22]) / ([.B$23] * SQRT( [.A57]^2 + [.B$24]^2)) ) - ATAN( [.B$25] / [.A57] )" office:value-type="float" office:value="0.00080514575031166" calcext:value-type="float">
            <text:p>0.000805145750312</text:p>
          </table:table-cell>
          <table:table-cell table:formula="of:= DEGREES([.B57])" office:value-type="float" office:value="0.0461314533857521" calcext:value-type="float">
            <text:p>0.046131453385752</text:p>
          </table:table-cell>
          <table:table-cell/>
        </table:table-row>
        <table:table-row table:style-name="ro1">
          <table:table-cell table:formula="of:=[.A57]+0.001" office:value-type="float" office:value="134.975554730418" calcext:value-type="float">
            <text:p>134.975554730418</text:p>
          </table:table-cell>
          <table:table-cell table:formula="of:= ASIN(  ([.A58]^2 + [.B$22]) / ([.B$23] * SQRT( [.A58]^2 + [.B$24]^2)) ) - ATAN( [.B$25] / [.A58] )" office:value-type="float" office:value="0.000867076258166066" calcext:value-type="float">
            <text:p>0.000867076258166</text:p>
          </table:table-cell>
          <table:table-cell table:formula="of:= DEGREES([.B58])" office:value-type="float" office:value="0.0496798101089114" calcext:value-type="float">
            <text:p>0.049679810108911</text:p>
          </table:table-cell>
          <table:table-cell/>
        </table:table-row>
        <table:table-row table:style-name="ro1">
          <table:table-cell table:formula="of:=[.A58]+0.001" office:value-type="float" office:value="134.976554730418" calcext:value-type="float">
            <text:p>134.976554730418</text:p>
          </table:table-cell>
          <table:table-cell table:formula="of:= ASIN(  ([.A59]^2 + [.B$22]) / ([.B$23] * SQRT( [.A59]^2 + [.B$24]^2)) ) - ATAN( [.B$25] / [.A59] )" office:value-type="float" office:value="0.000929006227194759" calcext:value-type="float">
            <text:p>0.000929006227195</text:p>
          </table:table-cell>
          <table:table-cell table:formula="of:= DEGREES([.B59])" office:value-type="float" office:value="0.0532281359596314" calcext:value-type="float">
            <text:p>0.053228135959631</text:p>
          </table:table-cell>
          <table:table-cell/>
        </table:table-row>
        <table:table-row table:style-name="ro1">
          <table:table-cell table:formula="of:=[.A59]+0.001" office:value-type="float" office:value="134.977554730418" calcext:value-type="float">
            <text:p>134.977554730418</text:p>
          </table:table-cell>
          <table:table-cell table:formula="of:= ASIN(  ([.A60]^2 + [.B$22]) / ([.B$23] * SQRT( [.A60]^2 + [.B$24]^2)) ) - ATAN( [.B$25] / [.A60] )" office:value-type="float" office:value="0.000990935657650439" calcext:value-type="float">
            <text:p>0.00099093565765</text:p>
          </table:table-cell>
          <table:table-cell table:formula="of:= DEGREES([.B60])" office:value-type="float" office:value="0.0567764309523908" calcext:value-type="float">
            <text:p>0.056776430952391</text:p>
          </table:table-cell>
          <table:table-cell/>
        </table:table-row>
        <table:table-row table:style-name="ro1">
          <table:table-cell table:formula="of:=[.A60]+0.001" office:value-type="float" office:value="134.978554730418" calcext:value-type="float">
            <text:p>134.978554730418</text:p>
          </table:table-cell>
          <table:table-cell table:formula="of:= ASIN(  ([.A61]^2 + [.B$22]) / ([.B$23] * SQRT( [.A61]^2 + [.B$24]^2)) ) - ATAN( [.B$25] / [.A61] )" office:value-type="float" office:value="0.00105286454978584" calcext:value-type="float">
            <text:p>0.001052864549786</text:p>
          </table:table-cell>
          <table:table-cell table:formula="of:= DEGREES([.B61])" office:value-type="float" office:value="0.0603246951016699" calcext:value-type="float">
            <text:p>0.06032469510167</text:p>
          </table:table-cell>
          <table:table-cell/>
        </table:table-row>
        <table:table-row table:style-name="ro1">
          <table:table-cell table:formula="of:=[.A61]+0.001" office:value-type="float" office:value="134.979554730418" calcext:value-type="float">
            <text:p>134.979554730418</text:p>
          </table:table-cell>
          <table:table-cell table:formula="of:= ASIN(  ([.A62]^2 + [.B$22]) / ([.B$23] * SQRT( [.A62]^2 + [.B$24]^2)) ) - ATAN( [.B$25] / [.A62] )" office:value-type="float" office:value="0.00111479290385277" calcext:value-type="float">
            <text:p>0.001114792903853</text:p>
          </table:table-cell>
          <table:table-cell table:formula="of:= DEGREES([.B62])" office:value-type="float" office:value="0.0638729284218973" calcext:value-type="float">
            <text:p>0.063872928421897</text:p>
          </table:table-cell>
          <table:table-cell/>
        </table:table-row>
        <table:table-row table:style-name="ro1">
          <table:table-cell table:formula="of:=[.A62]+0.001" office:value-type="float" office:value="134.980554730418" calcext:value-type="float">
            <text:p>134.980554730418</text:p>
          </table:table-cell>
          <table:table-cell table:formula="of:= ASIN(  ([.A63]^2 + [.B$22]) / ([.B$23] * SQRT( [.A63]^2 + [.B$24]^2)) ) - ATAN( [.B$25] / [.A63] )" office:value-type="float" office:value="0.00117672072010563" calcext:value-type="float">
            <text:p>0.001176720720106</text:p>
          </table:table-cell>
          <table:table-cell table:formula="of:= DEGREES([.B63])" office:value-type="float" office:value="0.0674211309276479" calcext:value-type="float">
            <text:p>0.067421130927648</text:p>
          </table:table-cell>
          <table:table-cell/>
        </table:table-row>
        <table:table-row table:style-name="ro1">
          <table:table-cell table:formula="of:=[.A63]+0.001" office:value-type="float" office:value="134.981554730418" calcext:value-type="float">
            <text:p>134.981554730418</text:p>
          </table:table-cell>
          <table:table-cell table:formula="of:= ASIN(  ([.A64]^2 + [.B$22]) / ([.B$23] * SQRT( [.A64]^2 + [.B$24]^2)) ) - ATAN( [.B$25] / [.A64] )" office:value-type="float" office:value="0.00123864799879538" calcext:value-type="float">
            <text:p>0.001238647998795</text:p>
          </table:table-cell>
          <table:table-cell table:formula="of:= DEGREES([.B64])" office:value-type="float" office:value="0.0709693026333009" calcext:value-type="float">
            <text:p>0.070969302633301</text:p>
          </table:table-cell>
          <table:table-cell/>
        </table:table-row>
        <table:table-row table:style-name="ro1">
          <table:table-cell table:formula="of:=[.A64]+0.001" office:value-type="float" office:value="134.982554730418" calcext:value-type="float">
            <text:p>134.982554730418</text:p>
          </table:table-cell>
          <table:table-cell table:formula="of:= ASIN(  ([.A65]^2 + [.B$22]) / ([.B$23] * SQRT( [.A65]^2 + [.B$24]^2)) ) - ATAN( [.B$25] / [.A65] )" office:value-type="float" office:value="0.00130057474017549" calcext:value-type="float">
            <text:p>0.001300574740175</text:p>
          </table:table-cell>
          <table:table-cell table:formula="of:= DEGREES([.B65])" office:value-type="float" office:value="0.0745174435533792" calcext:value-type="float">
            <text:p>0.074517443553379</text:p>
          </table:table-cell>
          <table:table-cell/>
        </table:table-row>
        <table:table-row table:style-name="ro1">
          <table:table-cell table:formula="of:=[.A65]+0.001" office:value-type="float" office:value="134.983554730418" calcext:value-type="float">
            <text:p>134.983554730418</text:p>
          </table:table-cell>
          <table:table-cell table:formula="of:= ASIN(  ([.A66]^2 + [.B$22]) / ([.B$23] * SQRT( [.A66]^2 + [.B$24]^2)) ) - ATAN( [.B$25] / [.A66] )" office:value-type="float" office:value="0.0013625009444978" calcext:value-type="float">
            <text:p>0.001362500944498</text:p>
          </table:table-cell>
          <table:table-cell table:formula="of:= DEGREES([.B66])" office:value-type="float" office:value="0.0780655537023121" calcext:value-type="float">
            <text:p>0.078065553702312</text:p>
          </table:table-cell>
          <table:table-cell/>
        </table:table-row>
        <table:table-row table:style-name="ro1">
          <table:table-cell table:formula="of:=[.A66]+0.001" office:value-type="float" office:value="134.984554730418" calcext:value-type="float">
            <text:p>134.984554730418</text:p>
          </table:table-cell>
          <table:table-cell table:formula="of:= ASIN(  ([.A67]^2 + [.B$22]) / ([.B$23] * SQRT( [.A67]^2 + [.B$24]^2)) ) - ATAN( [.B$25] / [.A67] )" office:value-type="float" office:value="0.00142442661201654" calcext:value-type="float">
            <text:p>0.001424426612017</text:p>
          </table:table-cell>
          <table:table-cell table:formula="of:= DEGREES([.B67])" office:value-type="float" office:value="0.0816136330946666" calcext:value-type="float">
            <text:p>0.081613633094667</text:p>
          </table:table-cell>
          <table:table-cell/>
        </table:table-row>
        <table:table-row table:style-name="ro1">
          <table:table-cell table:formula="of:=[.A67]+0.001" office:value-type="float" office:value="134.985554730418" calcext:value-type="float">
            <text:p>134.985554730418</text:p>
          </table:table-cell>
          <table:table-cell table:formula="of:= ASIN(  ([.A68]^2 + [.B$22]) / ([.B$23] * SQRT( [.A68]^2 + [.B$24]^2)) ) - ATAN( [.B$25] / [.A68] )" office:value-type="float" office:value="0.00148635174298268" calcext:value-type="float">
            <text:p>0.001486351742983</text:p>
          </table:table-cell>
          <table:table-cell table:formula="of:= DEGREES([.B68])" office:value-type="float" office:value="0.0851616817448212" calcext:value-type="float">
            <text:p>0.085161681744821</text:p>
          </table:table-cell>
          <table:table-cell/>
        </table:table-row>
        <table:table-row table:style-name="ro1">
          <table:table-cell table:formula="of:=[.A68]+0.001" office:value-type="float" office:value="134.986554730418" calcext:value-type="float">
            <text:p>134.986554730418</text:p>
          </table:table-cell>
          <table:table-cell table:formula="of:= ASIN(  ([.A69]^2 + [.B$22]) / ([.B$23] * SQRT( [.A69]^2 + [.B$24]^2)) ) - ATAN( [.B$25] / [.A69] )" office:value-type="float" office:value="0.00154827633765046" calcext:value-type="float">
            <text:p>0.00154827633765</text:p>
          </table:table-cell>
          <table:table-cell table:formula="of:= DEGREES([.B69])" office:value-type="float" office:value="0.0887096996673436" calcext:value-type="float">
            <text:p>0.088709699667344</text:p>
          </table:table-cell>
          <table:table-cell/>
        </table:table-row>
        <table:table-row table:style-name="ro1">
          <table:table-cell table:formula="of:=[.A69]+0.001" office:value-type="float" office:value="134.987554730418" calcext:value-type="float">
            <text:p>134.987554730418</text:p>
          </table:table-cell>
          <table:table-cell table:formula="of:= ASIN(  ([.A70]^2 + [.B$22]) / ([.B$23] * SQRT( [.A70]^2 + [.B$24]^2)) ) - ATAN( [.B$25] / [.A70] )" office:value-type="float" office:value="0.00161020039627076" calcext:value-type="float">
            <text:p>0.001610200396271</text:p>
          </table:table-cell>
          <table:table-cell table:formula="of:= DEGREES([.B70])" office:value-type="float" office:value="0.0922576868766071" calcext:value-type="float">
            <text:p>0.092257686876607</text:p>
          </table:table-cell>
          <table:table-cell/>
        </table:table-row>
        <table:table-row table:style-name="ro1">
          <table:table-cell table:formula="of:=[.A70]+0.001" office:value-type="float" office:value="134.988554730418" calcext:value-type="float">
            <text:p>134.988554730418</text:p>
          </table:table-cell>
          <table:table-cell table:formula="of:= ASIN(  ([.A71]^2 + [.B$22]) / ([.B$23] * SQRT( [.A71]^2 + [.B$24]^2)) ) - ATAN( [.B$25] / [.A71] )" office:value-type="float" office:value="0.00167212391909618" calcext:value-type="float">
            <text:p>0.001672123919096</text:p>
          </table:table-cell>
          <table:table-cell table:formula="of:= DEGREES([.B71])" office:value-type="float" office:value="0.0958056433870858" calcext:value-type="float">
            <text:p>0.095805643387086</text:p>
          </table:table-cell>
          <table:table-cell/>
        </table:table-row>
        <table:table-row table:style-name="ro1">
          <table:table-cell table:formula="of:=[.A71]+0.001" office:value-type="float" office:value="134.989554730418" calcext:value-type="float">
            <text:p>134.989554730418</text:p>
          </table:table-cell>
          <table:table-cell table:formula="of:= ASIN(  ([.A72]^2 + [.B$22]) / ([.B$23] * SQRT( [.A72]^2 + [.B$24]^2)) ) - ATAN( [.B$25] / [.A72] )" office:value-type="float" office:value="0.00173404690638086" calcext:value-type="float">
            <text:p>0.001734046906381</text:p>
          </table:table-cell>
          <table:table-cell table:formula="of:= DEGREES([.B72])" office:value-type="float" office:value="0.0993535692133404" calcext:value-type="float">
            <text:p>0.09935356921334</text:p>
          </table:table-cell>
          <table:table-cell/>
        </table:table-row>
        <table:table-row table:style-name="ro1">
          <table:table-cell table:formula="of:=[.A72]+0.001" office:value-type="float" office:value="134.990554730418" calcext:value-type="float">
            <text:p>134.990554730418</text:p>
          </table:table-cell>
          <table:table-cell table:formula="of:= ASIN(  ([.A73]^2 + [.B$22]) / ([.B$23] * SQRT( [.A73]^2 + [.B$24]^2)) ) - ATAN( [.B$25] / [.A73] )" office:value-type="float" office:value="0.00179596935837657" calcext:value-type="float">
            <text:p>0.001795969358377</text:p>
          </table:table-cell>
          <table:table-cell table:formula="of:= DEGREES([.B73])" office:value-type="float" office:value="0.102901464369796" calcext:value-type="float">
            <text:p>0.102901464369796</text:p>
          </table:table-cell>
          <table:table-cell/>
        </table:table-row>
        <table:table-row table:style-name="ro1">
          <table:table-cell table:formula="of:=[.A73]+0.001" office:value-type="float" office:value="134.991554730418" calcext:value-type="float">
            <text:p>134.991554730418</text:p>
          </table:table-cell>
          <table:table-cell table:formula="of:= ASIN(  ([.A74]^2 + [.B$22]) / ([.B$23] * SQRT( [.A74]^2 + [.B$24]^2)) ) - ATAN( [.B$25] / [.A74] )" office:value-type="float" office:value="0.00185789127533492" calcext:value-type="float">
            <text:p>0.001857891275335</text:p>
          </table:table-cell>
          <table:table-cell table:formula="of:= DEGREES([.B74])" office:value-type="float" office:value="0.106449328870869" calcext:value-type="float">
            <text:p>0.106449328870869</text:p>
          </table:table-cell>
          <table:table-cell/>
        </table:table-row>
        <table:table-row table:style-name="ro1">
          <table:table-cell table:formula="of:=[.A74]+0.001" office:value-type="float" office:value="134.992554730418" calcext:value-type="float">
            <text:p>134.992554730418</text:p>
          </table:table-cell>
          <table:table-cell table:formula="of:= ASIN(  ([.A75]^2 + [.B$22]) / ([.B$23] * SQRT( [.A75]^2 + [.B$24]^2)) ) - ATAN( [.B$25] / [.A75] )" office:value-type="float" office:value="0.00191981265750927" calcext:value-type="float">
            <text:p>0.001919812657509</text:p>
          </table:table-cell>
          <table:table-cell table:formula="of:= DEGREES([.B75])" office:value-type="float" office:value="0.109997162731076" calcext:value-type="float">
            <text:p>0.109997162731076</text:p>
          </table:table-cell>
          <table:table-cell/>
        </table:table-row>
        <table:table-row table:style-name="ro1">
          <table:table-cell table:formula="of:=[.A75]+0.001" office:value-type="float" office:value="134.993554730418" calcext:value-type="float">
            <text:p>134.993554730418</text:p>
          </table:table-cell>
          <table:table-cell table:formula="of:= ASIN(  ([.A76]^2 + [.B$22]) / ([.B$23] * SQRT( [.A76]^2 + [.B$24]^2)) ) - ATAN( [.B$25] / [.A76] )" office:value-type="float" office:value="0.00198173350515207" calcext:value-type="float">
            <text:p>0.001981733505152</text:p>
          </table:table-cell>
          <table:table-cell table:formula="of:= DEGREES([.B76])" office:value-type="float" office:value="0.113544965964881" calcext:value-type="float">
            <text:p>0.113544965964881</text:p>
          </table:table-cell>
          <table:table-cell/>
        </table:table-row>
        <table:table-row table:style-name="ro1">
          <table:table-cell table:formula="of:=[.A76]+0.001" office:value-type="float" office:value="134.994554730418" calcext:value-type="float">
            <text:p>134.994554730418</text:p>
          </table:table-cell>
          <table:table-cell table:formula="of:= ASIN(  ([.A77]^2 + [.B$22]) / ([.B$23] * SQRT( [.A77]^2 + [.B$24]^2)) ) - ATAN( [.B$25] / [.A77] )" office:value-type="float" office:value="0.00204365381851581" calcext:value-type="float">
            <text:p>0.002043653818516</text:p>
          </table:table-cell>
          <table:table-cell table:formula="of:= DEGREES([.B77])" office:value-type="float" office:value="0.117092738586751" calcext:value-type="float">
            <text:p>0.117092738586751</text:p>
          </table:table-cell>
          <table:table-cell/>
        </table:table-row>
        <table:table-row table:style-name="ro1">
          <table:table-cell table:formula="of:=[.A77]+0.001" office:value-type="float" office:value="134.995554730418" calcext:value-type="float">
            <text:p>134.995554730418</text:p>
          </table:table-cell>
          <table:table-cell table:formula="of:= ASIN(  ([.A78]^2 + [.B$22]) / ([.B$23] * SQRT( [.A78]^2 + [.B$24]^2)) ) - ATAN( [.B$25] / [.A78] )" office:value-type="float" office:value="0.00210557359785208" calcext:value-type="float">
            <text:p>0.002105573597852</text:p>
          </table:table-cell>
          <table:table-cell table:formula="of:= DEGREES([.B78])" office:value-type="float" office:value="0.1206404806111" calcext:value-type="float">
            <text:p>0.1206404806111</text:p>
          </table:table-cell>
          <table:table-cell/>
        </table:table-row>
        <table:table-row table:style-name="ro1">
          <table:table-cell table:formula="of:=[.A78]+0.001" office:value-type="float" office:value="134.996554730418" calcext:value-type="float">
            <text:p>134.996554730418</text:p>
          </table:table-cell>
          <table:table-cell table:formula="of:= ASIN(  ([.A79]^2 + [.B$22]) / ([.B$23] * SQRT( [.A79]^2 + [.B$24]^2)) ) - ATAN( [.B$25] / [.A79] )" office:value-type="float" office:value="0.00216749284341414" calcext:value-type="float">
            <text:p>0.002167492843414</text:p>
          </table:table-cell>
          <table:table-cell table:formula="of:= DEGREES([.B79])" office:value-type="float" office:value="0.124188192052441" calcext:value-type="float">
            <text:p>0.124188192052441</text:p>
          </table:table-cell>
          <table:table-cell/>
        </table:table-row>
        <table:table-row table:style-name="ro1">
          <table:table-cell table:formula="of:=[.A79]+0.001" office:value-type="float" office:value="134.997554730418" calcext:value-type="float">
            <text:p>134.997554730418</text:p>
          </table:table-cell>
          <table:table-cell table:formula="of:= ASIN(  ([.A80]^2 + [.B$22]) / ([.B$23] * SQRT( [.A80]^2 + [.B$24]^2)) ) - ATAN( [.B$25] / [.A80] )" office:value-type="float" office:value="0.0022294115554553" calcext:value-type="float">
            <text:p>0.002229411555455</text:p>
          </table:table-cell>
          <table:table-cell table:formula="of:= DEGREES([.B80])" office:value-type="float" office:value="0.127735872925285" calcext:value-type="float">
            <text:p>0.127735872925285</text:p>
          </table:table-cell>
          <table:table-cell/>
        </table:table-row>
        <table:table-row table:style-name="ro1">
          <table:table-cell table:formula="of:=[.A80]+0.001" office:value-type="float" office:value="134.998554730418" calcext:value-type="float">
            <text:p>134.998554730418</text:p>
          </table:table-cell>
          <table:table-cell table:formula="of:= ASIN(  ([.A81]^2 + [.B$22]) / ([.B$23] * SQRT( [.A81]^2 + [.B$24]^2)) ) - ATAN( [.B$25] / [.A81] )" office:value-type="float" office:value="0.00229132973422624" calcext:value-type="float">
            <text:p>0.002291329734226</text:p>
          </table:table-cell>
          <table:table-cell table:formula="of:= DEGREES([.B81])" office:value-type="float" office:value="0.131283523243996" calcext:value-type="float">
            <text:p>0.131283523243996</text:p>
          </table:table-cell>
          <table:table-cell/>
        </table:table-row>
        <table:table-row table:style-name="ro1">
          <table:table-cell table:formula="of:=[.A81]+0.001" office:value-type="float" office:value="134.999554730418" calcext:value-type="float">
            <text:p>134.999554730418</text:p>
          </table:table-cell>
          <table:table-cell table:formula="of:= ASIN(  ([.A82]^2 + [.B$22]) / ([.B$23] * SQRT( [.A82]^2 + [.B$24]^2)) ) - ATAN( [.B$25] / [.A82] )" office:value-type="float" office:value="0.00235324737997934" calcext:value-type="float">
            <text:p>0.002353247379979</text:p>
          </table:table-cell>
          <table:table-cell table:formula="of:= DEGREES([.B82])" office:value-type="float" office:value="0.134831143023035" calcext:value-type="float">
            <text:p>0.134831143023035</text:p>
          </table:table-cell>
          <table:table-cell/>
        </table:table-row>
        <table:table-row table:style-name="ro1">
          <table:table-cell table:formula="of:=[.A82]+0.001" office:value-type="float" office:value="135.000554730418" calcext:value-type="float">
            <text:p>135.000554730418</text:p>
          </table:table-cell>
          <table:table-cell table:formula="of:= ASIN(  ([.A83]^2 + [.B$22]) / ([.B$23] * SQRT( [.A83]^2 + [.B$24]^2)) ) - ATAN( [.B$25] / [.A83] )" office:value-type="float" office:value="0.00241516449296864" calcext:value-type="float">
            <text:p>0.002415164492969</text:p>
          </table:table-cell>
          <table:table-cell table:formula="of:= DEGREES([.B83])" office:value-type="float" office:value="0.138378732276956" calcext:value-type="float">
            <text:p>0.138378732276956</text:p>
          </table:table-cell>
          <table:table-cell/>
        </table:table-row>
        <table:table-row table:style-name="ro1">
          <table:table-cell table:formula="of:=[.A83]+0.001" office:value-type="float" office:value="135.001554730418" calcext:value-type="float">
            <text:p>135.001554730418</text:p>
          </table:table-cell>
          <table:table-cell table:formula="of:= ASIN(  ([.A84]^2 + [.B$22]) / ([.B$23] * SQRT( [.A84]^2 + [.B$24]^2)) ) - ATAN( [.B$25] / [.A84] )" office:value-type="float" office:value="0.00247708107344484" calcext:value-type="float">
            <text:p>0.002477081073445</text:p>
          </table:table-cell>
          <table:table-cell table:formula="of:= DEGREES([.B84])" office:value-type="float" office:value="0.141926291020125" calcext:value-type="float">
            <text:p>0.141926291020125</text:p>
          </table:table-cell>
          <table:table-cell/>
        </table:table-row>
        <table:table-row table:style-name="ro1">
          <table:table-cell table:formula="of:=[.A84]+0.001" office:value-type="float" office:value="135.002554730418" calcext:value-type="float">
            <text:p>135.002554730418</text:p>
          </table:table-cell>
          <table:table-cell table:formula="of:= ASIN(  ([.A85]^2 + [.B$22]) / ([.B$23] * SQRT( [.A85]^2 + [.B$24]^2)) ) - ATAN( [.B$25] / [.A85] )" office:value-type="float" office:value="0.00253899712166199" calcext:value-type="float">
            <text:p>0.002538997121662</text:p>
          </table:table-cell>
          <table:table-cell table:formula="of:= DEGREES([.B85])" office:value-type="float" office:value="0.145473819267096" calcext:value-type="float">
            <text:p>0.145473819267096</text:p>
          </table:table-cell>
          <table:table-cell/>
        </table:table-row>
        <table:table-row table:style-name="ro1">
          <table:table-cell table:formula="of:=[.A85]+0.001" office:value-type="float" office:value="135.003554730418" calcext:value-type="float">
            <text:p>135.003554730418</text:p>
          </table:table-cell>
          <table:table-cell table:formula="of:= ASIN(  ([.A86]^2 + [.B$22]) / ([.B$23] * SQRT( [.A86]^2 + [.B$24]^2)) ) - ATAN( [.B$25] / [.A86] )" office:value-type="float" office:value="0.00260091263787067" calcext:value-type="float">
            <text:p>0.002600912637871</text:p>
          </table:table-cell>
          <table:table-cell table:formula="of:= DEGREES([.B86])" office:value-type="float" office:value="0.149021317032227" calcext:value-type="float">
            <text:p>0.149021317032227</text:p>
          </table:table-cell>
          <table:table-cell/>
        </table:table-row>
        <table:table-row table:style-name="ro1">
          <table:table-cell table:formula="of:=[.A86]+0.001" office:value-type="float" office:value="135.004554730418" calcext:value-type="float">
            <text:p>135.004554730418</text:p>
          </table:table-cell>
          <table:table-cell table:formula="of:= ASIN(  ([.A87]^2 + [.B$22]) / ([.B$23] * SQRT( [.A87]^2 + [.B$24]^2)) ) - ATAN( [.B$25] / [.A87] )" office:value-type="float" office:value="0.00266282762232407" calcext:value-type="float">
            <text:p>0.002662827622324</text:p>
          </table:table-cell>
          <table:table-cell table:formula="of:= DEGREES([.B87])" office:value-type="float" office:value="0.152568784330025" calcext:value-type="float">
            <text:p>0.152568784330025</text:p>
          </table:table-cell>
          <table:table-cell/>
        </table:table-row>
        <table:table-row table:style-name="ro1">
          <table:table-cell table:formula="of:=[.A87]+0.001" office:value-type="float" office:value="135.005554730418" calcext:value-type="float">
            <text:p>135.005554730418</text:p>
          </table:table-cell>
          <table:table-cell table:formula="of:= ASIN(  ([.A88]^2 + [.B$22]) / ([.B$23] * SQRT( [.A88]^2 + [.B$24]^2)) ) - ATAN( [.B$25] / [.A88] )" office:value-type="float" office:value="0.00272474207527365" calcext:value-type="float">
            <text:p>0.002724742075274</text:p>
          </table:table-cell>
          <table:table-cell table:formula="of:= DEGREES([.B88])" office:value-type="float" office:value="0.156116221174897" calcext:value-type="float">
            <text:p>0.156116221174897</text:p>
          </table:table-cell>
          <table:table-cell/>
        </table:table-row>
        <table:table-row table:style-name="ro1">
          <table:table-cell table:formula="of:=[.A88]+0.001" office:value-type="float" office:value="135.006554730418" calcext:value-type="float">
            <text:p>135.006554730418</text:p>
          </table:table-cell>
          <table:table-cell table:formula="of:= ASIN(  ([.A89]^2 + [.B$22]) / ([.B$23] * SQRT( [.A89]^2 + [.B$24]^2)) ) - ATAN( [.B$25] / [.A89] )" office:value-type="float" office:value="0.00278665599697334" calcext:value-type="float">
            <text:p>0.002786655996973</text:p>
          </table:table-cell>
          <table:table-cell table:formula="of:= DEGREES([.B89])" office:value-type="float" office:value="0.159663627581393" calcext:value-type="float">
            <text:p>0.159663627581393</text:p>
          </table:table-cell>
          <table:table-cell/>
        </table:table-row>
        <table:table-row table:style-name="ro1">
          <table:table-cell table:formula="of:=[.A89]+0.001" office:value-type="float" office:value="135.007554730418" calcext:value-type="float">
            <text:p>135.007554730418</text:p>
          </table:table-cell>
          <table:table-cell table:formula="of:= ASIN(  ([.A90]^2 + [.B$22]) / ([.B$23] * SQRT( [.A90]^2 + [.B$24]^2)) ) - ATAN( [.B$25] / [.A90] )" office:value-type="float" office:value="0.00284856938767374" calcext:value-type="float">
            <text:p>0.002848569387674</text:p>
          </table:table-cell>
          <table:table-cell table:formula="of:= DEGREES([.B90])" office:value-type="float" office:value="0.163211003563871" calcext:value-type="float">
            <text:p>0.163211003563871</text:p>
          </table:table-cell>
          <table:table-cell/>
        </table:table-row>
        <table:table-row table:style-name="ro1">
          <table:table-cell table:formula="of:=[.A90]+0.001" office:value-type="float" office:value="135.008554730418" calcext:value-type="float">
            <text:p>135.008554730418</text:p>
          </table:table-cell>
          <table:table-cell table:formula="of:= ASIN(  ([.A91]^2 + [.B$22]) / ([.B$23] * SQRT( [.A91]^2 + [.B$24]^2)) ) - ATAN( [.B$25] / [.A91] )" office:value-type="float" office:value="0.00291048224762795" calcext:value-type="float">
            <text:p>0.002910482247628</text:p>
          </table:table-cell>
          <table:table-cell table:formula="of:= DEGREES([.B91])" office:value-type="float" office:value="0.166758349136831" calcext:value-type="float">
            <text:p>0.166758349136831</text:p>
          </table:table-cell>
          <table:table-cell/>
        </table:table-row>
        <table:table-row table:style-name="ro1">
          <table:table-cell table:formula="of:=[.A91]+0.001" office:value-type="float" office:value="135.009554730418" calcext:value-type="float">
            <text:p>135.009554730418</text:p>
          </table:table-cell>
          <table:table-cell table:formula="of:= ASIN(  ([.A92]^2 + [.B$22]) / ([.B$23] * SQRT( [.A92]^2 + [.B$24]^2)) ) - ATAN( [.B$25] / [.A92] )" office:value-type="float" office:value="0.00297239457708819" calcext:value-type="float">
            <text:p>0.002972394577088</text:p>
          </table:table-cell>
          <table:table-cell table:formula="of:= DEGREES([.B92])" office:value-type="float" office:value="0.170305664314727" calcext:value-type="float">
            <text:p>0.170305664314727</text:p>
          </table:table-cell>
          <table:table-cell/>
        </table:table-row>
        <table:table-row table:style-name="ro1">
          <table:table-cell table:formula="of:=[.A92]+0.001" office:value-type="float" office:value="135.010554730418" calcext:value-type="float">
            <text:p>135.010554730418</text:p>
          </table:table-cell>
          <table:table-cell table:formula="of:= ASIN(  ([.A93]^2 + [.B$22]) / ([.B$23] * SQRT( [.A93]^2 + [.B$24]^2)) ) - ATAN( [.B$25] / [.A93] )" office:value-type="float" office:value="0.00303430637630667" calcext:value-type="float">
            <text:p>0.003034306376307</text:p>
          </table:table-cell>
          <table:table-cell table:formula="of:= DEGREES([.B93])" office:value-type="float" office:value="0.173852949112007" calcext:value-type="float">
            <text:p>0.173852949112007</text:p>
          </table:table-cell>
          <table:table-cell/>
        </table:table-row>
        <table:table-row table:style-name="ro1">
          <table:table-cell table:formula="of:=[.A93]+0.001" office:value-type="float" office:value="135.011554730418" calcext:value-type="float">
            <text:p>135.011554730418</text:p>
          </table:table-cell>
          <table:table-cell table:formula="of:= ASIN(  ([.A94]^2 + [.B$22]) / ([.B$23] * SQRT( [.A94]^2 + [.B$24]^2)) ) - ATAN( [.B$25] / [.A94] )" office:value-type="float" office:value="0.0030962176455348" calcext:value-type="float">
            <text:p>0.003096217645535</text:p>
          </table:table-cell>
          <table:table-cell table:formula="of:= DEGREES([.B94])" office:value-type="float" office:value="0.177400203543077" calcext:value-type="float">
            <text:p>0.177400203543077</text:p>
          </table:table-cell>
          <table:table-cell/>
        </table:table-row>
        <table:table-row table:style-name="ro1">
          <table:table-cell table:formula="of:=[.A94]+0.001" office:value-type="float" office:value="135.012554730418" calcext:value-type="float">
            <text:p>135.012554730418</text:p>
          </table:table-cell>
          <table:table-cell table:formula="of:= ASIN(  ([.A95]^2 + [.B$22]) / ([.B$23] * SQRT( [.A95]^2 + [.B$24]^2)) ) - ATAN( [.B$25] / [.A95] )" office:value-type="float" office:value="0.0031581283850264" calcext:value-type="float">
            <text:p>0.003158128385026</text:p>
          </table:table-cell>
          <table:table-cell table:formula="of:= DEGREES([.B95])" office:value-type="float" office:value="0.18094742762248" calcext:value-type="float">
            <text:p>0.18094742762248</text:p>
          </table:table-cell>
          <table:table-cell/>
        </table:table-row>
        <table:table-row table:style-name="ro1">
          <table:table-cell table:formula="of:=[.A95]+0.001" office:value-type="float" office:value="135.013554730418" calcext:value-type="float">
            <text:p>135.013554730418</text:p>
          </table:table-cell>
          <table:table-cell table:formula="of:= ASIN(  ([.A96]^2 + [.B$22]) / ([.B$23] * SQRT( [.A96]^2 + [.B$24]^2)) ) - ATAN( [.B$25] / [.A96] )" office:value-type="float" office:value="0.00322003859503199" calcext:value-type="float">
            <text:p>0.003220038595032</text:p>
          </table:table-cell>
          <table:table-cell table:formula="of:= DEGREES([.B96])" office:value-type="float" office:value="0.184494621364568" calcext:value-type="float">
            <text:p>0.184494621364568</text:p>
          </table:table-cell>
          <table:table-cell/>
        </table:table-row>
        <table:table-row table:style-name="ro1">
          <table:table-cell table:formula="of:=[.A96]+0.001" office:value-type="float" office:value="135.014554730418" calcext:value-type="float">
            <text:p>135.014554730418</text:p>
          </table:table-cell>
          <table:table-cell table:formula="of:= ASIN(  ([.A97]^2 + [.B$22]) / ([.B$23] * SQRT( [.A97]^2 + [.B$24]^2)) ) - ATAN( [.B$25] / [.A97] )" office:value-type="float" office:value="0.00328194827580455" calcext:value-type="float">
            <text:p>0.003281948275805</text:p>
          </table:table-cell>
          <table:table-cell table:formula="of:= DEGREES([.B97])" office:value-type="float" office:value="0.188041784783838" calcext:value-type="float">
            <text:p>0.188041784783838</text:p>
          </table:table-cell>
          <table:table-cell/>
        </table:table-row>
        <table:table-row table:style-name="ro1">
          <table:table-cell table:formula="of:=[.A97]+0.001" office:value-type="float" office:value="135.015554730418" calcext:value-type="float">
            <text:p>135.015554730418</text:p>
          </table:table-cell>
          <table:table-cell table:formula="of:= ASIN(  ([.A98]^2 + [.B$22]) / ([.B$23] * SQRT( [.A98]^2 + [.B$24]^2)) ) - ATAN( [.B$25] / [.A98] )" office:value-type="float" office:value="0.00334385742759624" calcext:value-type="float">
            <text:p>0.003343857427596</text:p>
          </table:table-cell>
          <table:table-cell table:formula="of:= DEGREES([.B98])" office:value-type="float" office:value="0.191588917894737" calcext:value-type="float">
            <text:p>0.191588917894737</text:p>
          </table:table-cell>
          <table:table-cell/>
        </table:table-row>
        <table:table-row table:style-name="ro1">
          <table:table-cell table:formula="of:=[.A98]+0.001" office:value-type="float" office:value="135.016554730418" calcext:value-type="float">
            <text:p>135.016554730418</text:p>
          </table:table-cell>
          <table:table-cell table:formula="of:= ASIN(  ([.A99]^2 + [.B$22]) / ([.B$23] * SQRT( [.A99]^2 + [.B$24]^2)) ) - ATAN( [.B$25] / [.A99] )" office:value-type="float" office:value="0.00340576605065836" calcext:value-type="float">
            <text:p>0.003405766050658</text:p>
          </table:table-cell>
          <table:table-cell table:formula="of:= DEGREES([.B99])" office:value-type="float" office:value="0.195136020711663" calcext:value-type="float">
            <text:p>0.195136020711663</text:p>
          </table:table-cell>
          <table:table-cell/>
        </table:table-row>
        <table:table-row table:style-name="ro1">
          <table:table-cell table:formula="of:=[.A99]+0.001" office:value-type="float" office:value="135.017554730418" calcext:value-type="float">
            <text:p>135.017554730418</text:p>
          </table:table-cell>
          <table:table-cell table:formula="of:= ASIN(  ([.A100]^2 + [.B$22]) / ([.B$23] * SQRT( [.A100]^2 + [.B$24]^2)) ) - ATAN( [.B$25] / [.A100] )" office:value-type="float" office:value="0.00346767414524468" calcext:value-type="float">
            <text:p>0.003467674145245</text:p>
          </table:table-cell>
          <table:table-cell table:formula="of:= DEGREES([.B100])" office:value-type="float" office:value="0.198683093249155" calcext:value-type="float">
            <text:p>0.198683093249155</text:p>
          </table:table-cell>
          <table:table-cell/>
        </table:table-row>
        <table:table-row table:style-name="ro1">
          <table:table-cell table:formula="of:=[.A100]+0.001" office:value-type="float" office:value="135.018554730418" calcext:value-type="float">
            <text:p>135.018554730418</text:p>
          </table:table-cell>
          <table:table-cell table:formula="of:= ASIN(  ([.A101]^2 + [.B$22]) / ([.B$23] * SQRT( [.A101]^2 + [.B$24]^2)) ) - ATAN( [.B$25] / [.A101] )" office:value-type="float" office:value="0.00352958171160563" calcext:value-type="float">
            <text:p>0.003529581711606</text:p>
          </table:table-cell>
          <table:table-cell table:formula="of:= DEGREES([.B101])" office:value-type="float" office:value="0.202230135521564" calcext:value-type="float">
            <text:p>0.202230135521564</text:p>
          </table:table-cell>
          <table:table-cell/>
        </table:table-row>
        <table:table-row table:style-name="ro1">
          <table:table-cell table:formula="of:=[.A101]+0.001" office:value-type="float" office:value="135.019554730418" calcext:value-type="float">
            <text:p>135.019554730418</text:p>
          </table:table-cell>
          <table:table-cell table:formula="of:= ASIN(  ([.A102]^2 + [.B$22]) / ([.B$23] * SQRT( [.A102]^2 + [.B$24]^2)) ) - ATAN( [.B$25] / [.A102] )" office:value-type="float" office:value="0.0035914887499941" calcext:value-type="float">
            <text:p>0.003591488749994</text:p>
          </table:table-cell>
          <table:table-cell table:formula="of:= DEGREES([.B102])" office:value-type="float" office:value="0.205777147543378" calcext:value-type="float">
            <text:p>0.205777147543378</text:p>
          </table:table-cell>
          <table:table-cell/>
        </table:table-row>
        <table:table-row table:style-name="ro1">
          <table:table-cell table:formula="of:=[.A102]+0.001" office:value-type="float" office:value="135.020554730418" calcext:value-type="float">
            <text:p>135.020554730418</text:p>
          </table:table-cell>
          <table:table-cell table:formula="of:= ASIN(  ([.A103]^2 + [.B$22]) / ([.B$23] * SQRT( [.A103]^2 + [.B$24]^2)) ) - ATAN( [.B$25] / [.A103] )" office:value-type="float" office:value="0.00365339526066224" calcext:value-type="float">
            <text:p>0.003653395260662</text:p>
          </table:table-cell>
          <table:table-cell table:formula="of:= DEGREES([.B103])" office:value-type="float" office:value="0.209324129329044" calcext:value-type="float">
            <text:p>0.209324129329044</text:p>
          </table:table-cell>
          <table:table-cell/>
        </table:table-row>
        <table:table-row table:style-name="ro1">
          <table:table-cell table:formula="of:=[.A103]+0.001" office:value-type="float" office:value="135.021554730418" calcext:value-type="float">
            <text:p>135.021554730418</text:p>
          </table:table-cell>
          <table:table-cell table:formula="of:= ASIN(  ([.A104]^2 + [.B$22]) / ([.B$23] * SQRT( [.A104]^2 + [.B$24]^2)) ) - ATAN( [.B$25] / [.A104] )" office:value-type="float" office:value="0.00371530124386202" calcext:value-type="float">
            <text:p>0.003715301243862</text:p>
          </table:table-cell>
          <table:table-cell table:formula="of:= DEGREES([.B104])" office:value-type="float" office:value="0.212871080892999" calcext:value-type="float">
            <text:p>0.212871080892999</text:p>
          </table:table-cell>
          <table:table-cell/>
        </table:table-row>
        <table:table-row table:style-name="ro1">
          <table:table-cell table:formula="of:=[.A104]+0.001" office:value-type="float" office:value="135.022554730418" calcext:value-type="float">
            <text:p>135.022554730418</text:p>
          </table:table-cell>
          <table:table-cell table:formula="of:= ASIN(  ([.A105]^2 + [.B$22]) / ([.B$23] * SQRT( [.A105]^2 + [.B$24]^2)) ) - ATAN( [.B$25] / [.A105] )" office:value-type="float" office:value="0.00377720669984469" calcext:value-type="float">
            <text:p>0.003777206699845</text:p>
          </table:table-cell>
          <table:table-cell table:formula="of:= DEGREES([.B105])" office:value-type="float" office:value="0.216418002249639" calcext:value-type="float">
            <text:p>0.216418002249639</text:p>
          </table:table-cell>
          <table:table-cell/>
        </table:table-row>
        <table:table-row table:style-name="ro1">
          <table:table-cell table:formula="of:=[.A105]+0.001" office:value-type="float" office:value="135.023554730418" calcext:value-type="float">
            <text:p>135.023554730418</text:p>
          </table:table-cell>
          <table:table-cell table:formula="of:= ASIN(  ([.A106]^2 + [.B$22]) / ([.B$23] * SQRT( [.A106]^2 + [.B$24]^2)) ) - ATAN( [.B$25] / [.A106] )" office:value-type="float" office:value="0.00383911162886309" calcext:value-type="float">
            <text:p>0.003839111628863</text:p>
          </table:table-cell>
          <table:table-cell table:formula="of:= DEGREES([.B106])" office:value-type="float" office:value="0.21996489341345" calcext:value-type="float">
            <text:p>0.21996489341345</text:p>
          </table:table-cell>
          <table:table-cell/>
        </table:table-row>
        <table:table-row table:style-name="ro1">
          <table:table-cell table:formula="of:=[.A106]+0.001" office:value-type="float" office:value="135.024554730418" calcext:value-type="float">
            <text:p>135.024554730418</text:p>
          </table:table-cell>
          <table:table-cell table:formula="of:= ASIN(  ([.A107]^2 + [.B$22]) / ([.B$23] * SQRT( [.A107]^2 + [.B$24]^2)) ) - ATAN( [.B$25] / [.A107] )" office:value-type="float" office:value="0.00390101603117007" calcext:value-type="float">
            <text:p>0.00390101603117</text:p>
          </table:table-cell>
          <table:table-cell table:formula="of:= DEGREES([.B107])" office:value-type="float" office:value="0.22351175439892" calcext:value-type="float">
            <text:p>0.22351175439892</text:p>
          </table:table-cell>
          <table:table-cell/>
        </table:table-row>
        <table:table-row table:style-name="ro1">
          <table:table-cell table:formula="of:=[.A107]+0.001" office:value-type="float" office:value="135.025554730418" calcext:value-type="float">
            <text:p>135.025554730418</text:p>
          </table:table-cell>
          <table:table-cell table:formula="of:= ASIN(  ([.A108]^2 + [.B$22]) / ([.B$23] * SQRT( [.A108]^2 + [.B$24]^2)) ) - ATAN( [.B$25] / [.A108] )" office:value-type="float" office:value="0.00396291990701512" calcext:value-type="float">
            <text:p>0.003962919907015</text:p>
          </table:table-cell>
          <table:table-cell table:formula="of:= DEGREES([.B108])" office:value-type="float" office:value="0.227058585220343" calcext:value-type="float">
            <text:p>0.227058585220343</text:p>
          </table:table-cell>
          <table:table-cell/>
        </table:table-row>
        <table:table-row table:style-name="ro1">
          <table:table-cell table:formula="of:=[.A108]+0.001" office:value-type="float" office:value="135.026554730418" calcext:value-type="float">
            <text:p>135.026554730418</text:p>
          </table:table-cell>
          <table:table-cell table:formula="of:= ASIN(  ([.A109]^2 + [.B$22]) / ([.B$23] * SQRT( [.A109]^2 + [.B$24]^2)) ) - ATAN( [.B$25] / [.A109] )" office:value-type="float" office:value="0.00402482325665273" calcext:value-type="float">
            <text:p>0.004024823256653</text:p>
          </table:table-cell>
          <table:table-cell table:formula="of:= DEGREES([.B109])" office:value-type="float" office:value="0.230605385892301" calcext:value-type="float">
            <text:p>0.230605385892301</text:p>
          </table:table-cell>
          <table:table-cell/>
        </table:table-row>
        <table:table-row table:style-name="ro1">
          <table:table-cell table:formula="of:=[.A109]+0.001" office:value-type="float" office:value="135.027554730418" calcext:value-type="float">
            <text:p>135.027554730418</text:p>
          </table:table-cell>
          <table:table-cell table:formula="of:= ASIN(  ([.A110]^2 + [.B$22]) / ([.B$23] * SQRT( [.A110]^2 + [.B$24]^2)) ) - ATAN( [.B$25] / [.A110] )" office:value-type="float" office:value="0.00408672608033403" calcext:value-type="float">
            <text:p>0.004086726080334</text:p>
          </table:table-cell>
          <table:table-cell table:formula="of:= DEGREES([.B110])" office:value-type="float" office:value="0.234152156429182" calcext:value-type="float">
            <text:p>0.234152156429182</text:p>
          </table:table-cell>
          <table:table-cell/>
        </table:table-row>
        <table:table-row table:style-name="ro1">
          <table:table-cell table:formula="of:=[.A110]+0.001" office:value-type="float" office:value="135.028554730418" calcext:value-type="float">
            <text:p>135.028554730418</text:p>
          </table:table-cell>
          <table:table-cell table:formula="of:= ASIN(  ([.A111]^2 + [.B$22]) / ([.B$23] * SQRT( [.A111]^2 + [.B$24]^2)) ) - ATAN( [.B$25] / [.A111] )" office:value-type="float" office:value="0.00414862837831011" calcext:value-type="float">
            <text:p>0.00414862837831</text:p>
          </table:table-cell>
          <table:table-cell table:formula="of:= DEGREES([.B111])" office:value-type="float" office:value="0.237698896845372" calcext:value-type="float">
            <text:p>0.237698896845372</text:p>
          </table:table-cell>
          <table:table-cell/>
        </table:table-row>
        <table:table-row table:style-name="ro1">
          <table:table-cell table:formula="of:=[.A111]+0.001" office:value-type="float" office:value="135.029554730418" calcext:value-type="float">
            <text:p>135.029554730418</text:p>
          </table:table-cell>
          <table:table-cell table:formula="of:= ASIN(  ([.A112]^2 + [.B$22]) / ([.B$23] * SQRT( [.A112]^2 + [.B$24]^2)) ) - ATAN( [.B$25] / [.A112] )" office:value-type="float" office:value="0.00421053015083377" calcext:value-type="float">
            <text:p>0.004210530150834</text:p>
          </table:table-cell>
          <table:table-cell table:formula="of:= DEGREES([.B112])" office:value-type="float" office:value="0.241245607155357" calcext:value-type="float">
            <text:p>0.241245607155357</text:p>
          </table:table-cell>
          <table:table-cell/>
        </table:table-row>
        <table:table-row table:style-name="ro1">
          <table:table-cell table:formula="of:=[.A112]+0.001" office:value-type="float" office:value="135.030554730418" calcext:value-type="float">
            <text:p>135.030554730418</text:p>
          </table:table-cell>
          <table:table-cell table:formula="of:= ASIN(  ([.A113]^2 + [.B$22]) / ([.B$23] * SQRT( [.A113]^2 + [.B$24]^2)) ) - ATAN( [.B$25] / [.A113] )" office:value-type="float" office:value="0.00427243139815692" calcext:value-type="float">
            <text:p>0.004272431398157</text:p>
          </table:table-cell>
          <table:table-cell table:formula="of:= DEGREES([.B113])" office:value-type="float" office:value="0.244792287373569" calcext:value-type="float">
            <text:p>0.244792287373569</text:p>
          </table:table-cell>
          <table:table-cell/>
        </table:table-row>
        <table:table-row table:style-name="ro1">
          <table:table-cell table:formula="of:=[.A113]+0.001" office:value-type="float" office:value="135.031554730418" calcext:value-type="float">
            <text:p>135.031554730418</text:p>
          </table:table-cell>
          <table:table-cell table:formula="of:= ASIN(  ([.A114]^2 + [.B$22]) / ([.B$23] * SQRT( [.A114]^2 + [.B$24]^2)) ) - ATAN( [.B$25] / [.A114] )" office:value-type="float" office:value="0.00433433212053146" calcext:value-type="float">
            <text:p>0.004334332120531</text:p>
          </table:table-cell>
          <table:table-cell table:formula="of:= DEGREES([.B114])" office:value-type="float" office:value="0.248338937514441" calcext:value-type="float">
            <text:p>0.248338937514441</text:p>
          </table:table-cell>
          <table:table-cell/>
        </table:table-row>
        <table:table-row table:style-name="ro1">
          <table:table-cell table:formula="of:=[.A114]+0.001" office:value-type="float" office:value="135.032554730418" calcext:value-type="float">
            <text:p>135.032554730418</text:p>
          </table:table-cell>
          <table:table-cell table:formula="of:= ASIN(  ([.A115]^2 + [.B$22]) / ([.B$23] * SQRT( [.A115]^2 + [.B$24]^2)) ) - ATAN( [.B$25] / [.A115] )" office:value-type="float" office:value="0.00439623231820926" calcext:value-type="float">
            <text:p>0.004396232318209</text:p>
          </table:table-cell>
          <table:table-cell table:formula="of:= DEGREES([.B115])" office:value-type="float" office:value="0.251885557592405" calcext:value-type="float">
            <text:p>0.251885557592405</text:p>
          </table:table-cell>
          <table:table-cell/>
        </table:table-row>
        <table:table-row table:style-name="ro1">
          <table:table-cell table:formula="of:=[.A115]+0.001" office:value-type="float" office:value="135.033554730418" calcext:value-type="float">
            <text:p>135.033554730418</text:p>
          </table:table-cell>
          <table:table-cell table:formula="of:= ASIN(  ([.A116]^2 + [.B$22]) / ([.B$23] * SQRT( [.A116]^2 + [.B$24]^2)) ) - ATAN( [.B$25] / [.A116] )" office:value-type="float" office:value="0.00445813199144139" calcext:value-type="float">
            <text:p>0.004458131991441</text:p>
          </table:table-cell>
          <table:table-cell table:formula="of:= DEGREES([.B116])" office:value-type="float" office:value="0.255432147621845" calcext:value-type="float">
            <text:p>0.255432147621845</text:p>
          </table:table-cell>
          <table:table-cell/>
        </table:table-row>
        <table:table-row table:style-name="ro1">
          <table:table-cell table:formula="of:=[.A116]+0.001" office:value-type="float" office:value="135.034554730418" calcext:value-type="float">
            <text:p>135.034554730418</text:p>
          </table:table-cell>
          <table:table-cell table:formula="of:= ASIN(  ([.A117]^2 + [.B$22]) / ([.B$23] * SQRT( [.A117]^2 + [.B$24]^2)) ) - ATAN( [.B$25] / [.A117] )" office:value-type="float" office:value="0.0045200311404814" calcext:value-type="float">
            <text:p>0.004520031140481</text:p>
          </table:table-cell>
          <table:table-cell table:formula="of:= DEGREES([.B117])" office:value-type="float" office:value="0.258978707617288" calcext:value-type="float">
            <text:p>0.258978707617288</text:p>
          </table:table-cell>
          <table:table-cell/>
        </table:table-row>
        <table:table-row table:style-name="ro1">
          <table:table-cell table:formula="of:=[.A117]+0.001" office:value-type="float" office:value="135.035554730418" calcext:value-type="float">
            <text:p>135.035554730418</text:p>
          </table:table-cell>
          <table:table-cell table:formula="of:= ASIN(  ([.A118]^2 + [.B$22]) / ([.B$23] * SQRT( [.A118]^2 + [.B$24]^2)) ) - ATAN( [.B$25] / [.A118] )" office:value-type="float" office:value="0.00458192976557942" calcext:value-type="float">
            <text:p>0.004581929765579</text:p>
          </table:table-cell>
          <table:table-cell table:formula="of:= DEGREES([.B118])" office:value-type="float" office:value="0.262525237593067" calcext:value-type="float">
            <text:p>0.262525237593067</text:p>
          </table:table-cell>
          <table:table-cell/>
        </table:table-row>
        <table:table-row table:style-name="ro1">
          <table:table-cell table:formula="of:=[.A118]+0.001" office:value-type="float" office:value="135.036554730418" calcext:value-type="float">
            <text:p>135.036554730418</text:p>
          </table:table-cell>
          <table:table-cell table:formula="of:= ASIN(  ([.A119]^2 + [.B$22]) / ([.B$23] * SQRT( [.A119]^2 + [.B$24]^2)) ) - ATAN( [.B$25] / [.A119] )" office:value-type="float" office:value="0.00464382786698812" calcext:value-type="float">
            <text:p>0.004643827866988</text:p>
          </table:table-cell>
          <table:table-cell table:formula="of:= DEGREES([.B119])" office:value-type="float" office:value="0.266071737563659" calcext:value-type="float">
            <text:p>0.266071737563659</text:p>
          </table:table-cell>
          <table:table-cell/>
        </table:table-row>
        <table:table-row table:style-name="ro1">
          <table:table-cell table:formula="of:=[.A119]+0.001" office:value-type="float" office:value="135.037554730418" calcext:value-type="float">
            <text:p>135.037554730418</text:p>
          </table:table-cell>
          <table:table-cell table:formula="of:= ASIN(  ([.A120]^2 + [.B$22]) / ([.B$23] * SQRT( [.A120]^2 + [.B$24]^2)) ) - ATAN( [.B$25] / [.A120] )" office:value-type="float" office:value="0.0047057254449585" calcext:value-type="float">
            <text:p>0.004705725444959</text:p>
          </table:table-cell>
          <table:table-cell table:formula="of:= DEGREES([.B120])" office:value-type="float" office:value="0.269618207543443" calcext:value-type="float">
            <text:p>0.269618207543443</text:p>
          </table:table-cell>
          <table:table-cell/>
        </table:table-row>
        <table:table-row table:style-name="ro1">
          <table:table-cell table:formula="of:=[.A120]+0.001" office:value-type="float" office:value="135.038554730418" calcext:value-type="float">
            <text:p>135.038554730418</text:p>
          </table:table-cell>
          <table:table-cell table:formula="of:= ASIN(  ([.A121]^2 + [.B$22]) / ([.B$23] * SQRT( [.A121]^2 + [.B$24]^2)) ) - ATAN( [.B$25] / [.A121] )" office:value-type="float" office:value="0.00476762249974402" calcext:value-type="float">
            <text:p>0.004767622499744</text:p>
          </table:table-cell>
          <table:table-cell table:formula="of:= DEGREES([.B121])" office:value-type="float" office:value="0.273164647546944" calcext:value-type="float">
            <text:p>0.273164647546944</text:p>
          </table:table-cell>
          <table:table-cell/>
        </table:table-row>
      </table:table>
      <table:table table:name="GEOMETRY_3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3.A34:GEOMETRY_3.A121 GEOMETRY_3.B33:GEOMETRY_3.B33 GEOMETRY_3.B34:GEOMETRY_3.B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9 / 2"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4667947018409" calcext:value-type="float">
            <text:p>-30.4667947018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4661862177921" calcext:value-type="float">
            <text:p>-62.46618621779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172.1913640573" calcext:value-type="float">
            <text:p>-18172.1913640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1.2056414576498" calcext:value-type="float">
            <text:p>51.205641457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15581172597839" calcext:value-type="float">
            <text:p>-7.155811725978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3.54949740952" calcext:value-type="float">
            <text:p>133.54949740952</text:p>
          </table:table-cell>
          <table:table-cell table:formula="of:= ASIN(  ([.A29]^2 + [.B$22]) / ([.B$23] * SQRT( [.A29]^2 + [.B$24]^2)) ) - ATAN( [.B$25] / [.A29] )" office:value-type="float" office:value="-0.00000000000168404873379657" calcext:value-type="float">
            <text:p>-1.68404873379657E-12</text:p>
          </table:table-cell>
          <table:table-cell table:formula="of:= DEGREES([.B29])" office:value-type="float" office:value="-0.0000000000964888849408939" calcext:value-type="float">
            <text:p>-9.64888849408939E-11</text:p>
          </table:table-cell>
          <table:table-cell table:formula="of:=[.B29]^2" office:value-type="float" office:value="2.83602013780184E-024" calcext:value-type="float">
            <text:p>2.83602013780184E-24</text:p>
          </table:table-cell>
        </table:table-row>
        <table:table-row table:style-name="ro1">
          <table:table-cell office:value-type="float" office:value="133.683048" calcext:value-type="float">
            <text:p>133.683048</text:p>
          </table:table-cell>
          <table:table-cell table:formula="of:= ASIN(  ([.A30]^2 + [.B$22]) / ([.B$23] * SQRT( [.A30]^2 + [.B$24]^2)) ) - ATAN( [.B$25] / [.A30] )" office:value-type="float" office:value="0.00566660054162423" calcext:value-type="float">
            <text:p>0.005666600541624</text:p>
          </table:table-cell>
          <table:table-cell table:formula="of:= DEGREES([.B30])" office:value-type="float" office:value="0.324672295221615" calcext:value-type="float">
            <text:p>0.324672295221615</text:p>
          </table:table-cell>
          <table:table-cell table:formula="of:=[.B30]^2" office:value-type="float" office:value="0.000032110361698336" calcext:value-type="float">
            <text:p>3.2110361698336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3.53949740952" calcext:value-type="float">
            <text:p>133.53949740952</text:p>
          </table:table-cell>
          <table:table-cell table:formula="of:= ASIN(  ([.A34]^2 + [.B$22]) / ([.B$23] * SQRT( [.A34]^2 + [.B$24]^2)) ) - ATAN( [.B$25] / [.A34] )" office:value-type="float" office:value="-0.000424540412012259" calcext:value-type="float">
            <text:p>-0.000424540412012</text:p>
          </table:table-cell>
          <table:table-cell table:formula="of:= DEGREES([.B34])" office:value-type="float" office:value="-0.0243243738410475" calcext:value-type="float">
            <text:p>-0.024324373841048</text:p>
          </table:table-cell>
          <table:table-cell/>
        </table:table-row>
        <table:table-row table:style-name="ro1">
          <table:table-cell table:formula="of:=[.A34]+0.001" office:value-type="float" office:value="133.54049740952" calcext:value-type="float">
            <text:p>133.54049740952</text:p>
          </table:table-cell>
          <table:table-cell table:formula="of:= ASIN(  ([.A35]^2 + [.B$22]) / ([.B$23] * SQRT( [.A35]^2 + [.B$24]^2)) ) - ATAN( [.B$25] / [.A35] )" office:value-type="float" office:value="-0.000382084868602882" calcext:value-type="float">
            <text:p>-0.000382084868603</text:p>
          </table:table-cell>
          <table:table-cell table:formula="of:= DEGREES([.B35])" office:value-type="float" office:value="-0.0218918503867557" calcext:value-type="float">
            <text:p>-0.021891850386756</text:p>
          </table:table-cell>
          <table:table-cell/>
        </table:table-row>
        <table:table-row table:style-name="ro1">
          <table:table-cell table:formula="of:=[.A35]+0.001" office:value-type="float" office:value="133.54149740952" calcext:value-type="float">
            <text:p>133.54149740952</text:p>
          </table:table-cell>
          <table:table-cell table:formula="of:= ASIN(  ([.A36]^2 + [.B$22]) / ([.B$23] * SQRT( [.A36]^2 + [.B$24]^2)) ) - ATAN( [.B$25] / [.A36] )" office:value-type="float" office:value="-0.000339629659280992" calcext:value-type="float">
            <text:p>-0.000339629659281</text:p>
          </table:table-cell>
          <table:table-cell table:formula="of:= DEGREES([.B36])" office:value-type="float" office:value="-0.019459346074267" calcext:value-type="float">
            <text:p>-0.019459346074267</text:p>
          </table:table-cell>
          <table:table-cell/>
        </table:table-row>
        <table:table-row table:style-name="ro1">
          <table:table-cell table:formula="of:=[.A36]+0.001" office:value-type="float" office:value="133.54249740952" calcext:value-type="float">
            <text:p>133.54249740952</text:p>
          </table:table-cell>
          <table:table-cell table:formula="of:= ASIN(  ([.A37]^2 + [.B$22]) / ([.B$23] * SQRT( [.A37]^2 + [.B$24]^2)) ) - ATAN( [.B$25] / [.A37] )" office:value-type="float" office:value="-0.000297174783962344" calcext:value-type="float">
            <text:p>-0.000297174783962</text:p>
          </table:table-cell>
          <table:table-cell table:formula="of:= DEGREES([.B37])" office:value-type="float" office:value="-0.0170268608987543" calcext:value-type="float">
            <text:p>-0.017026860898754</text:p>
          </table:table-cell>
          <table:table-cell/>
        </table:table-row>
        <table:table-row table:style-name="ro1">
          <table:table-cell table:formula="of:=[.A37]+0.001" office:value-type="float" office:value="133.54349740952" calcext:value-type="float">
            <text:p>133.54349740952</text:p>
          </table:table-cell>
          <table:table-cell table:formula="of:= ASIN(  ([.A38]^2 + [.B$22]) / ([.B$23] * SQRT( [.A38]^2 + [.B$24]^2)) ) - ATAN( [.B$25] / [.A38] )" office:value-type="float" office:value="-0.000254720242561512" calcext:value-type="float">
            <text:p>-0.000254720242562</text:p>
          </table:table-cell>
          <table:table-cell table:formula="of:= DEGREES([.B38])" office:value-type="float" office:value="-0.0145943948553233" calcext:value-type="float">
            <text:p>-0.014594394855323</text:p>
          </table:table-cell>
          <table:table-cell/>
        </table:table-row>
        <table:table-row table:style-name="ro1">
          <table:table-cell table:formula="of:=[.A38]+0.001" office:value-type="float" office:value="133.54449740952" calcext:value-type="float">
            <text:p>133.54449740952</text:p>
          </table:table-cell>
          <table:table-cell table:formula="of:= ASIN(  ([.A39]^2 + [.B$22]) / ([.B$23] * SQRT( [.A39]^2 + [.B$24]^2)) ) - ATAN( [.B$25] / [.A39] )" office:value-type="float" office:value="-0.000212266034993656" calcext:value-type="float">
            <text:p>-0.000212266034994</text:p>
          </table:table-cell>
          <table:table-cell table:formula="of:= DEGREES([.B39])" office:value-type="float" office:value="-0.0121619479391128" calcext:value-type="float">
            <text:p>-0.012161947939113</text:p>
          </table:table-cell>
          <table:table-cell/>
        </table:table-row>
        <table:table-row table:style-name="ro1">
          <table:table-cell table:formula="of:=[.A39]+0.001" office:value-type="float" office:value="133.54549740952" calcext:value-type="float">
            <text:p>133.54549740952</text:p>
          </table:table-cell>
          <table:table-cell table:formula="of:= ASIN(  ([.A40]^2 + [.B$22]) / ([.B$23] * SQRT( [.A40]^2 + [.B$24]^2)) ) - ATAN( [.B$25] / [.A40] )" office:value-type="float" office:value="-0.000169812161173989" calcext:value-type="float">
            <text:p>-0.000169812161174</text:p>
          </table:table-cell>
          <table:table-cell table:formula="of:= DEGREES([.B40])" office:value-type="float" office:value="-0.00972952014526488" calcext:value-type="float">
            <text:p>-0.009729520145265</text:p>
          </table:table-cell>
          <table:table-cell/>
        </table:table-row>
        <table:table-row table:style-name="ro1">
          <table:table-cell table:formula="of:=[.A40]+0.001" office:value-type="float" office:value="133.54649740952" calcext:value-type="float">
            <text:p>133.54649740952</text:p>
          </table:table-cell>
          <table:table-cell table:formula="of:= ASIN(  ([.A41]^2 + [.B$22]) / ([.B$23] * SQRT( [.A41]^2 + [.B$24]^2)) ) - ATAN( [.B$25] / [.A41] )" office:value-type="float" office:value="-0.000127358621017648" calcext:value-type="float">
            <text:p>-0.000127358621018</text:p>
          </table:table-cell>
          <table:table-cell table:formula="of:= DEGREES([.B41])" office:value-type="float" office:value="-0.00729711146891738" calcext:value-type="float">
            <text:p>-0.007297111468917</text:p>
          </table:table-cell>
          <table:table-cell/>
        </table:table-row>
        <table:table-row table:style-name="ro1">
          <table:table-cell table:formula="of:=[.A41]+0.001" office:value-type="float" office:value="133.54749740952" calcext:value-type="float">
            <text:p>133.54749740952</text:p>
          </table:table-cell>
          <table:table-cell table:formula="of:= ASIN(  ([.A42]^2 + [.B$22]) / ([.B$23] * SQRT( [.A42]^2 + [.B$24]^2)) ) - ATAN( [.B$25] / [.A42] )" office:value-type="float" office:value="-0.0000849054144398467" calcext:value-type="float">
            <text:p>-8.49054144398467E-05</text:p>
          </table:table-cell>
          <table:table-cell table:formula="of:= DEGREES([.B42])" office:value-type="float" office:value="-0.00486472190521233" calcext:value-type="float">
            <text:p>-0.004864721905212</text:p>
          </table:table-cell>
          <table:table-cell/>
        </table:table-row>
        <table:table-row table:style-name="ro1">
          <table:table-cell table:formula="of:=[.A42]+0.001" office:value-type="float" office:value="133.54849740952" calcext:value-type="float">
            <text:p>133.54849740952</text:p>
          </table:table-cell>
          <table:table-cell table:formula="of:= ASIN(  ([.A43]^2 + [.B$22]) / ([.B$23] * SQRT( [.A43]^2 + [.B$24]^2)) ) - ATAN( [.B$25] / [.A43] )" office:value-type="float" office:value="-0.0000424525413563401" calcext:value-type="float">
            <text:p>-4.24525413563401E-05</text:p>
          </table:table-cell>
          <table:table-cell table:formula="of:= DEGREES([.B43])" office:value-type="float" office:value="-0.00243235144932287" calcext:value-type="float">
            <text:p>-0.002432351449323</text:p>
          </table:table-cell>
          <table:table-cell/>
        </table:table-row>
        <table:table-row table:style-name="ro1">
          <table:table-cell table:formula="of:=[.A43]+0.001" office:value-type="float" office:value="133.54949740952" calcext:value-type="float">
            <text:p>133.54949740952</text:p>
          </table:table-cell>
          <table:table-cell table:formula="of:= ASIN(  ([.A44]^2 + [.B$22]) / ([.B$23] * SQRT( [.A44]^2 + [.B$24]^2)) ) - ATAN( [.B$25] / [.A44] )" office:value-type="float" office:value="-0.00000000000168173808212657" calcext:value-type="float">
            <text:p>-1.68173808212657E-12</text:p>
          </table:table-cell>
          <table:table-cell table:formula="of:= DEGREES([.B44])" office:value-type="float" office:value="-0.000000000096356494352278" calcext:value-type="float">
            <text:p>-9.6356494352278E-11</text:p>
          </table:table-cell>
          <table:table-cell/>
        </table:table-row>
        <table:table-row table:style-name="ro1">
          <table:table-cell table:formula="of:=[.A44]+0.001" office:value-type="float" office:value="133.55049740952" calcext:value-type="float">
            <text:p>133.55049740952</text:p>
          </table:table-cell>
          <table:table-cell table:formula="of:= ASIN(  ([.A45]^2 + [.B$22]) / ([.B$23] * SQRT( [.A45]^2 + [.B$24]^2)) ) - ATAN( [.B$25] / [.A45] )" office:value-type="float" office:value="0.0000424522046687664" calcext:value-type="float">
            <text:p>4.24522046687664E-05</text:p>
          </table:table-cell>
          <table:table-cell table:formula="of:= DEGREES([.B45])" office:value-type="float" office:value="0.00243233215854588" calcext:value-type="float">
            <text:p>0.002432332158546</text:p>
          </table:table-cell>
          <table:table-cell/>
        </table:table-row>
        <table:table-row table:style-name="ro1">
          <table:table-cell table:formula="of:=[.A45]+0.001" office:value-type="float" office:value="133.55149740952" calcext:value-type="float">
            <text:p>133.55149740952</text:p>
          </table:table-cell>
          <table:table-cell table:formula="of:= ASIN(  ([.A46]^2 + [.B$22]) / ([.B$23] * SQRT( [.A46]^2 + [.B$24]^2)) ) - ATAN( [.B$25] / [.A46] )" office:value-type="float" office:value="0.0000849040777799528" calcext:value-type="float">
            <text:p>8.49040777799528E-05</text:p>
          </table:table-cell>
          <table:table-cell table:formula="of:= DEGREES([.B46])" office:value-type="float" office:value="0.00486464532024177" calcext:value-type="float">
            <text:p>0.004864645320242</text:p>
          </table:table-cell>
          <table:table-cell/>
        </table:table-row>
        <table:table-row table:style-name="ro1">
          <table:table-cell table:formula="of:=[.A46]+0.001" office:value-type="float" office:value="133.55249740952" calcext:value-type="float">
            <text:p>133.55249740952</text:p>
          </table:table-cell>
          <table:table-cell table:formula="of:= ASIN(  ([.A47]^2 + [.B$22]) / ([.B$23] * SQRT( [.A47]^2 + [.B$24]^2)) ) - ATAN( [.B$25] / [.A47] )" office:value-type="float" office:value="0.000127355617736039" calcext:value-type="float">
            <text:p>0.000127355617736</text:p>
          </table:table-cell>
          <table:table-cell table:formula="of:= DEGREES([.B47])" office:value-type="float" office:value="0.00729693939355646" calcext:value-type="float">
            <text:p>0.007296939393556</text:p>
          </table:table-cell>
          <table:table-cell/>
        </table:table-row>
        <table:table-row table:style-name="ro1">
          <table:table-cell table:formula="of:=[.A47]+0.001" office:value-type="float" office:value="133.55349740952" calcext:value-type="float">
            <text:p>133.55349740952</text:p>
          </table:table-cell>
          <table:table-cell table:formula="of:= ASIN(  ([.A48]^2 + [.B$22]) / ([.B$23] * SQRT( [.A48]^2 + [.B$24]^2)) ) - ATAN( [.B$25] / [.A48] )" office:value-type="float" office:value="0.000169806824623003" calcext:value-type="float">
            <text:p>0.000169806824623</text:p>
          </table:table-cell>
          <table:table-cell table:formula="of:= DEGREES([.B48])" office:value-type="float" office:value="0.00972921438341624" calcext:value-type="float">
            <text:p>0.009729214383416</text:p>
          </table:table-cell>
          <table:table-cell/>
        </table:table-row>
        <table:table-row table:style-name="ro1">
          <table:table-cell table:formula="of:=[.A48]+0.001" office:value-type="float" office:value="133.55449740952" calcext:value-type="float">
            <text:p>133.55449740952</text:p>
          </table:table-cell>
          <table:table-cell table:formula="of:= ASIN(  ([.A49]^2 + [.B$22]) / ([.B$23] * SQRT( [.A49]^2 + [.B$24]^2)) ) - ATAN( [.B$25] / [.A49] )" office:value-type="float" office:value="0.000212257698524433" calcext:value-type="float">
            <text:p>0.000212257698524</text:p>
          </table:table-cell>
          <table:table-cell table:formula="of:= DEGREES([.B49])" office:value-type="float" office:value="0.0121614702946102" calcext:value-type="float">
            <text:p>0.01216147029461</text:p>
          </table:table-cell>
          <table:table-cell/>
        </table:table-row>
        <table:table-row table:style-name="ro1">
          <table:table-cell table:formula="of:=[.A49]+0.001" office:value-type="float" office:value="133.55549740952" calcext:value-type="float">
            <text:p>133.55549740952</text:p>
          </table:table-cell>
          <table:table-cell table:formula="of:= ASIN(  ([.A50]^2 + [.B$22]) / ([.B$23] * SQRT( [.A50]^2 + [.B$24]^2)) ) - ATAN( [.B$25] / [.A50] )" office:value-type="float" office:value="0.000254708239525711" calcext:value-type="float">
            <text:p>0.000254708239526</text:p>
          </table:table-cell>
          <table:table-cell table:formula="of:= DEGREES([.B50])" office:value-type="float" office:value="0.0145937071320305" calcext:value-type="float">
            <text:p>0.014593707132031</text:p>
          </table:table-cell>
          <table:table-cell/>
        </table:table-row>
        <table:table-row table:style-name="ro1">
          <table:table-cell table:formula="of:=[.A50]+0.001" office:value-type="float" office:value="133.55649740952" calcext:value-type="float">
            <text:p>133.55649740952</text:p>
          </table:table-cell>
          <table:table-cell table:formula="of:= ASIN(  ([.A51]^2 + [.B$22]) / ([.B$23] * SQRT( [.A51]^2 + [.B$24]^2)) ) - ATAN( [.B$25] / [.A51] )" office:value-type="float" office:value="0.00029715844771161" calcext:value-type="float">
            <text:p>0.000297158447712</text:p>
          </table:table-cell>
          <table:table-cell table:formula="of:= DEGREES([.B51])" office:value-type="float" office:value="0.0170259249005342" calcext:value-type="float">
            <text:p>0.017025924900534</text:p>
          </table:table-cell>
          <table:table-cell/>
        </table:table-row>
        <table:table-row table:style-name="ro1">
          <table:table-cell table:formula="of:=[.A51]+0.001" office:value-type="float" office:value="133.55749740952" calcext:value-type="float">
            <text:p>133.55749740952</text:p>
          </table:table-cell>
          <table:table-cell table:formula="of:= ASIN(  ([.A52]^2 + [.B$22]) / ([.B$23] * SQRT( [.A52]^2 + [.B$24]^2)) ) - ATAN( [.B$25] / [.A52] )" office:value-type="float" office:value="0.000339608323166901" calcext:value-type="float">
            <text:p>0.000339608323167</text:p>
          </table:table-cell>
          <table:table-cell table:formula="of:= DEGREES([.B52])" office:value-type="float" office:value="0.0194581236049784" calcext:value-type="float">
            <text:p>0.019458123604978</text:p>
          </table:table-cell>
          <table:table-cell/>
        </table:table-row>
        <table:table-row table:style-name="ro1">
          <table:table-cell table:formula="of:=[.A52]+0.001" office:value-type="float" office:value="133.55849740952" calcext:value-type="float">
            <text:p>133.55849740952</text:p>
          </table:table-cell>
          <table:table-cell table:formula="of:= ASIN(  ([.A53]^2 + [.B$22]) / ([.B$23] * SQRT( [.A53]^2 + [.B$24]^2)) ) - ATAN( [.B$25] / [.A53] )" office:value-type="float" office:value="0.000382057865975768" calcext:value-type="float">
            <text:p>0.000382057865976</text:p>
          </table:table-cell>
          <table:table-cell table:formula="of:= DEGREES([.B53])" office:value-type="float" office:value="0.0218903032501864" calcext:value-type="float">
            <text:p>0.021890303250186</text:p>
          </table:table-cell>
          <table:table-cell/>
        </table:table-row>
        <table:table-row table:style-name="ro1">
          <table:table-cell table:formula="of:=[.A53]+0.001" office:value-type="float" office:value="133.55949740952" calcext:value-type="float">
            <text:p>133.55949740952</text:p>
          </table:table-cell>
          <table:table-cell table:formula="of:= ASIN(  ([.A54]^2 + [.B$22]) / ([.B$23] * SQRT( [.A54]^2 + [.B$24]^2)) ) - ATAN( [.B$25] / [.A54] )" office:value-type="float" office:value="0.00042450707622356" calcext:value-type="float">
            <text:p>0.000424507076224</text:p>
          </table:table-cell>
          <table:table-cell table:formula="of:= DEGREES([.B54])" office:value-type="float" office:value="0.0243224638410483" calcext:value-type="float">
            <text:p>0.024322463841048</text:p>
          </table:table-cell>
          <table:table-cell/>
        </table:table-row>
        <table:table-row table:style-name="ro1">
          <table:table-cell table:formula="of:=[.A54]+0.001" office:value-type="float" office:value="133.56049740952" calcext:value-type="float">
            <text:p>133.56049740952</text:p>
          </table:table-cell>
          <table:table-cell table:formula="of:= ASIN(  ([.A55]^2 + [.B$22]) / ([.B$23] * SQRT( [.A55]^2 + [.B$24]^2)) ) - ATAN( [.B$25] / [.A55] )" office:value-type="float" office:value="0.000466955953995034" calcext:value-type="float">
            <text:p>0.000466955953995</text:p>
          </table:table-cell>
          <table:table-cell table:formula="of:= DEGREES([.B55])" office:value-type="float" office:value="0.0267546053824205" calcext:value-type="float">
            <text:p>0.026754605382421</text:p>
          </table:table-cell>
          <table:table-cell/>
        </table:table-row>
        <table:table-row table:style-name="ro1">
          <table:table-cell table:formula="of:=[.A55]+0.001" office:value-type="float" office:value="133.56149740952" calcext:value-type="float">
            <text:p>133.56149740952</text:p>
          </table:table-cell>
          <table:table-cell table:formula="of:= ASIN(  ([.A56]^2 + [.B$22]) / ([.B$23] * SQRT( [.A56]^2 + [.B$24]^2)) ) - ATAN( [.B$25] / [.A56] )" office:value-type="float" office:value="0.000509404499374935" calcext:value-type="float">
            <text:p>0.000509404499375</text:p>
          </table:table-cell>
          <table:table-cell table:formula="of:= DEGREES([.B56])" office:value-type="float" office:value="0.0291867278791584" calcext:value-type="float">
            <text:p>0.029186727879158</text:p>
          </table:table-cell>
          <table:table-cell/>
        </table:table-row>
        <table:table-row table:style-name="ro1">
          <table:table-cell table:formula="of:=[.A56]+0.001" office:value-type="float" office:value="133.56249740952" calcext:value-type="float">
            <text:p>133.56249740952</text:p>
          </table:table-cell>
          <table:table-cell table:formula="of:= ASIN(  ([.A57]^2 + [.B$22]) / ([.B$23] * SQRT( [.A57]^2 + [.B$24]^2)) ) - ATAN( [.B$25] / [.A57] )" office:value-type="float" office:value="0.000551852712448023" calcext:value-type="float">
            <text:p>0.000551852712448</text:p>
          </table:table-cell>
          <table:table-cell table:formula="of:= DEGREES([.B57])" office:value-type="float" office:value="0.0316188313361183" calcext:value-type="float">
            <text:p>0.031618831336118</text:p>
          </table:table-cell>
          <table:table-cell/>
        </table:table-row>
        <table:table-row table:style-name="ro1">
          <table:table-cell table:formula="of:=[.A57]+0.001" office:value-type="float" office:value="133.56349740952" calcext:value-type="float">
            <text:p>133.56349740952</text:p>
          </table:table-cell>
          <table:table-cell table:formula="of:= ASIN(  ([.A58]^2 + [.B$22]) / ([.B$23] * SQRT( [.A58]^2 + [.B$24]^2)) ) - ATAN( [.B$25] / [.A58] )" office:value-type="float" office:value="0.000594300593299062" calcext:value-type="float">
            <text:p>0.000594300593299</text:p>
          </table:table-cell>
          <table:table-cell table:formula="of:= DEGREES([.B58])" office:value-type="float" office:value="0.034050915758157" calcext:value-type="float">
            <text:p>0.034050915758157</text:p>
          </table:table-cell>
          <table:table-cell/>
        </table:table-row>
        <table:table-row table:style-name="ro1">
          <table:table-cell table:formula="of:=[.A58]+0.001" office:value-type="float" office:value="133.56449740952" calcext:value-type="float">
            <text:p>133.56449740952</text:p>
          </table:table-cell>
          <table:table-cell table:formula="of:= ASIN(  ([.A59]^2 + [.B$22]) / ([.B$23] * SQRT( [.A59]^2 + [.B$24]^2)) ) - ATAN( [.B$25] / [.A59] )" office:value-type="float" office:value="0.000636748142012172" calcext:value-type="float">
            <text:p>0.000636748142012</text:p>
          </table:table-cell>
          <table:table-cell table:formula="of:= DEGREES([.B59])" office:value-type="float" office:value="0.0364829811500943" calcext:value-type="float">
            <text:p>0.036482981150094</text:p>
          </table:table-cell>
          <table:table-cell/>
        </table:table-row>
        <table:table-row table:style-name="ro1">
          <table:table-cell table:formula="of:=[.A59]+0.001" office:value-type="float" office:value="133.56549740952" calcext:value-type="float">
            <text:p>133.56549740952</text:p>
          </table:table-cell>
          <table:table-cell table:formula="of:= ASIN(  ([.A60]^2 + [.B$22]) / ([.B$23] * SQRT( [.A60]^2 + [.B$24]^2)) ) - ATAN( [.B$25] / [.A60] )" office:value-type="float" office:value="0.000679195358672696" calcext:value-type="float">
            <text:p>0.000679195358673</text:p>
          </table:table-cell>
          <table:table-cell table:formula="of:= DEGREES([.B60])" office:value-type="float" office:value="0.0389150275168197" calcext:value-type="float">
            <text:p>0.03891502751682</text:p>
          </table:table-cell>
          <table:table-cell/>
        </table:table-row>
        <table:table-row table:style-name="ro1">
          <table:table-cell table:formula="of:=[.A60]+0.001" office:value-type="float" office:value="133.56649740952" calcext:value-type="float">
            <text:p>133.56649740952</text:p>
          </table:table-cell>
          <table:table-cell table:formula="of:= ASIN(  ([.A61]^2 + [.B$22]) / ([.B$23] * SQRT( [.A61]^2 + [.B$24]^2)) ) - ATAN( [.B$25] / [.A61] )" office:value-type="float" office:value="0.000721642243365364" calcext:value-type="float">
            <text:p>0.000721642243365</text:p>
          </table:table-cell>
          <table:table-cell table:formula="of:= DEGREES([.B61])" office:value-type="float" office:value="0.041347054863188" calcext:value-type="float">
            <text:p>0.041347054863188</text:p>
          </table:table-cell>
          <table:table-cell/>
        </table:table-row>
        <table:table-row table:style-name="ro1">
          <table:table-cell table:formula="of:=[.A61]+0.001" office:value-type="float" office:value="133.56749740952" calcext:value-type="float">
            <text:p>133.56749740952</text:p>
          </table:table-cell>
          <table:table-cell table:formula="of:= ASIN(  ([.A62]^2 + [.B$22]) / ([.B$23] * SQRT( [.A62]^2 + [.B$24]^2)) ) - ATAN( [.B$25] / [.A62] )" office:value-type="float" office:value="0.000764088796174893" calcext:value-type="float">
            <text:p>0.000764088796175</text:p>
          </table:table-cell>
          <table:table-cell table:formula="of:= DEGREES([.B62])" office:value-type="float" office:value="0.0437790631940532" calcext:value-type="float">
            <text:p>0.043779063194053</text:p>
          </table:table-cell>
          <table:table-cell/>
        </table:table-row>
        <table:table-row table:style-name="ro1">
          <table:table-cell table:formula="of:=[.A62]+0.001" office:value-type="float" office:value="133.56849740952" calcext:value-type="float">
            <text:p>133.56849740952</text:p>
          </table:table-cell>
          <table:table-cell table:formula="of:= ASIN(  ([.A63]^2 + [.B$22]) / ([.B$23] * SQRT( [.A63]^2 + [.B$24]^2)) ) - ATAN( [.B$25] / [.A63] )" office:value-type="float" office:value="0.000806535017185431" calcext:value-type="float">
            <text:p>0.000806535017185</text:p>
          </table:table-cell>
          <table:table-cell table:formula="of:= DEGREES([.B63])" office:value-type="float" office:value="0.0462110525142365" calcext:value-type="float">
            <text:p>0.046211052514237</text:p>
          </table:table-cell>
          <table:table-cell/>
        </table:table-row>
        <table:table-row table:style-name="ro1">
          <table:table-cell table:formula="of:=[.A63]+0.001" office:value-type="float" office:value="133.56949740952" calcext:value-type="float">
            <text:p>133.56949740952</text:p>
          </table:table-cell>
          <table:table-cell table:formula="of:= ASIN(  ([.A64]^2 + [.B$22]) / ([.B$23] * SQRT( [.A64]^2 + [.B$24]^2)) ) - ATAN( [.B$25] / [.A64] )" office:value-type="float" office:value="0.000848980906482888" calcext:value-type="float">
            <text:p>0.000848980906483</text:p>
          </table:table-cell>
          <table:table-cell table:formula="of:= DEGREES([.B64])" office:value-type="float" office:value="0.0486430228286603" calcext:value-type="float">
            <text:p>0.04864302282866</text:p>
          </table:table-cell>
          <table:table-cell/>
        </table:table-row>
        <table:table-row table:style-name="ro1">
          <table:table-cell table:formula="of:=[.A64]+0.001" office:value-type="float" office:value="133.57049740952" calcext:value-type="float">
            <text:p>133.57049740952</text:p>
          </table:table-cell>
          <table:table-cell table:formula="of:= ASIN(  ([.A65]^2 + [.B$22]) / ([.B$23] * SQRT( [.A65]^2 + [.B$24]^2)) ) - ATAN( [.B$25] / [.A65] )" office:value-type="float" office:value="0.000891426464150767" calcext:value-type="float">
            <text:p>0.000891426464151</text:p>
          </table:table-cell>
          <table:table-cell table:formula="of:= DEGREES([.B65])" office:value-type="float" office:value="0.0510749741421089" calcext:value-type="float">
            <text:p>0.051074974142109</text:p>
          </table:table-cell>
          <table:table-cell/>
        </table:table-row>
        <table:table-row table:style-name="ro1">
          <table:table-cell table:formula="of:=[.A65]+0.001" office:value-type="float" office:value="133.57149740952" calcext:value-type="float">
            <text:p>133.57149740952</text:p>
          </table:table-cell>
          <table:table-cell table:formula="of:= ASIN(  ([.A66]^2 + [.B$22]) / ([.B$23] * SQRT( [.A66]^2 + [.B$24]^2)) ) - ATAN( [.B$25] / [.A66] )" office:value-type="float" office:value="0.000933871690274396" calcext:value-type="float">
            <text:p>0.000933871690274</text:p>
          </table:table-cell>
          <table:table-cell table:formula="of:= DEGREES([.B66])" office:value-type="float" office:value="0.0535069064594713" calcext:value-type="float">
            <text:p>0.053506906459471</text:p>
          </table:table-cell>
          <table:table-cell/>
        </table:table-row>
        <table:table-row table:style-name="ro1">
          <table:table-cell table:formula="of:=[.A66]+0.001" office:value-type="float" office:value="133.57249740952" calcext:value-type="float">
            <text:p>133.57249740952</text:p>
          </table:table-cell>
          <table:table-cell table:formula="of:= ASIN(  ([.A67]^2 + [.B$22]) / ([.B$23] * SQRT( [.A67]^2 + [.B$24]^2)) ) - ATAN( [.B$25] / [.A67] )" office:value-type="float" office:value="0.000976316584938464" calcext:value-type="float">
            <text:p>0.000976316584938</text:p>
          </table:table-cell>
          <table:table-cell table:formula="of:= DEGREES([.B67])" office:value-type="float" office:value="0.0559388197855997" calcext:value-type="float">
            <text:p>0.0559388197856</text:p>
          </table:table-cell>
          <table:table-cell/>
        </table:table-row>
        <table:table-row table:style-name="ro1">
          <table:table-cell table:formula="of:=[.A67]+0.001" office:value-type="float" office:value="133.57349740952" calcext:value-type="float">
            <text:p>133.57349740952</text:p>
          </table:table-cell>
          <table:table-cell table:formula="of:= ASIN(  ([.A68]^2 + [.B$22]) / ([.B$23] * SQRT( [.A68]^2 + [.B$24]^2)) ) - ATAN( [.B$25] / [.A68] )" office:value-type="float" office:value="0.00101876114822767" calcext:value-type="float">
            <text:p>0.001018761148228</text:p>
          </table:table-cell>
          <table:table-cell table:formula="of:= DEGREES([.B68])" office:value-type="float" office:value="0.0583707141253473" calcext:value-type="float">
            <text:p>0.058370714125347</text:p>
          </table:table-cell>
          <table:table-cell/>
        </table:table-row>
        <table:table-row table:style-name="ro1">
          <table:table-cell table:formula="of:=[.A68]+0.001" office:value-type="float" office:value="133.57449740952" calcext:value-type="float">
            <text:p>133.57449740952</text:p>
          </table:table-cell>
          <table:table-cell table:formula="of:= ASIN(  ([.A69]^2 + [.B$22]) / ([.B$23] * SQRT( [.A69]^2 + [.B$24]^2)) ) - ATAN( [.B$25] / [.A69] )" office:value-type="float" office:value="0.00106120538022614" calcext:value-type="float">
            <text:p>0.001061205380226</text:p>
          </table:table-cell>
          <table:table-cell table:formula="of:= DEGREES([.B69])" office:value-type="float" office:value="0.0608025894835339" calcext:value-type="float">
            <text:p>0.060802589483534</text:p>
          </table:table-cell>
          <table:table-cell/>
        </table:table-row>
        <table:table-row table:style-name="ro1">
          <table:table-cell table:formula="of:=[.A69]+0.001" office:value-type="float" office:value="133.57549740952" calcext:value-type="float">
            <text:p>133.57549740952</text:p>
          </table:table-cell>
          <table:table-cell table:formula="of:= ASIN(  ([.A70]^2 + [.B$22]) / ([.B$23] * SQRT( [.A70]^2 + [.B$24]^2)) ) - ATAN( [.B$25] / [.A70] )" office:value-type="float" office:value="0.00110364928101974" calcext:value-type="float">
            <text:p>0.00110364928102</text:p>
          </table:table-cell>
          <table:table-cell table:formula="of:= DEGREES([.B70])" office:value-type="float" office:value="0.0632344458650789" calcext:value-type="float">
            <text:p>0.063234445865079</text:p>
          </table:table-cell>
          <table:table-cell/>
        </table:table-row>
        <table:table-row table:style-name="ro1">
          <table:table-cell table:formula="of:=[.A70]+0.001" office:value-type="float" office:value="133.57649740952" calcext:value-type="float">
            <text:p>133.57649740952</text:p>
          </table:table-cell>
          <table:table-cell table:formula="of:= ASIN(  ([.A71]^2 + [.B$22]) / ([.B$23] * SQRT( [.A71]^2 + [.B$24]^2)) ) - ATAN( [.B$25] / [.A71] )" office:value-type="float" office:value="0.00114609285069197" calcext:value-type="float">
            <text:p>0.001146092850692</text:p>
          </table:table-cell>
          <table:table-cell table:formula="of:= DEGREES([.B71])" office:value-type="float" office:value="0.0656662832747671" calcext:value-type="float">
            <text:p>0.065666283274767</text:p>
          </table:table-cell>
          <table:table-cell/>
        </table:table-row>
        <table:table-row table:style-name="ro1">
          <table:table-cell table:formula="of:=[.A71]+0.001" office:value-type="float" office:value="133.57749740952" calcext:value-type="float">
            <text:p>133.57749740952</text:p>
          </table:table-cell>
          <table:table-cell table:formula="of:= ASIN(  ([.A72]^2 + [.B$22]) / ([.B$23] * SQRT( [.A72]^2 + [.B$24]^2)) ) - ATAN( [.B$25] / [.A72] )" office:value-type="float" office:value="0.00118853608932811" calcext:value-type="float">
            <text:p>0.001188536089328</text:p>
          </table:table-cell>
          <table:table-cell table:formula="of:= DEGREES([.B72])" office:value-type="float" office:value="0.0680981017174846" calcext:value-type="float">
            <text:p>0.068098101717485</text:p>
          </table:table-cell>
          <table:table-cell/>
        </table:table-row>
        <table:table-row table:style-name="ro1">
          <table:table-cell table:formula="of:=[.A72]+0.001" office:value-type="float" office:value="133.57849740952" calcext:value-type="float">
            <text:p>133.57849740952</text:p>
          </table:table-cell>
          <table:table-cell table:formula="of:= ASIN(  ([.A73]^2 + [.B$22]) / ([.B$23] * SQRT( [.A73]^2 + [.B$24]^2)) ) - ATAN( [.B$25] / [.A73] )" office:value-type="float" office:value="0.00123097899701227" calcext:value-type="float">
            <text:p>0.001230978997012</text:p>
          </table:table-cell>
          <table:table-cell table:formula="of:= DEGREES([.B73])" office:value-type="float" office:value="0.07052990119805" calcext:value-type="float">
            <text:p>0.07052990119805</text:p>
          </table:table-cell>
          <table:table-cell/>
        </table:table-row>
        <table:table-row table:style-name="ro1">
          <table:table-cell table:formula="of:=[.A73]+0.001" office:value-type="float" office:value="133.57949740952" calcext:value-type="float">
            <text:p>133.57949740952</text:p>
          </table:table-cell>
          <table:table-cell table:formula="of:= ASIN(  ([.A74]^2 + [.B$22]) / ([.B$23] * SQRT( [.A74]^2 + [.B$24]^2)) ) - ATAN( [.B$25] / [.A74] )" office:value-type="float" office:value="0.00127342157383025" calcext:value-type="float">
            <text:p>0.00127342157383</text:p>
          </table:table-cell>
          <table:table-cell table:formula="of:= DEGREES([.B74])" office:value-type="float" office:value="0.0729616817213803" calcext:value-type="float">
            <text:p>0.07296168172138</text:p>
          </table:table-cell>
          <table:table-cell/>
        </table:table-row>
        <table:table-row table:style-name="ro1">
          <table:table-cell table:formula="of:=[.A74]+0.001" office:value-type="float" office:value="133.58049740952" calcext:value-type="float">
            <text:p>133.58049740952</text:p>
          </table:table-cell>
          <table:table-cell table:formula="of:= ASIN(  ([.A75]^2 + [.B$22]) / ([.B$23] * SQRT( [.A75]^2 + [.B$24]^2)) ) - ATAN( [.B$25] / [.A75] )" office:value-type="float" office:value="0.00131586381986558" calcext:value-type="float">
            <text:p>0.001315863819866</text:p>
          </table:table-cell>
          <table:table-cell table:formula="of:= DEGREES([.B75])" office:value-type="float" office:value="0.0753934432922605" calcext:value-type="float">
            <text:p>0.075393443292261</text:p>
          </table:table-cell>
          <table:table-cell/>
        </table:table-row>
        <table:table-row table:style-name="ro1">
          <table:table-cell table:formula="of:=[.A75]+0.001" office:value-type="float" office:value="133.58149740952" calcext:value-type="float">
            <text:p>133.58149740952</text:p>
          </table:table-cell>
          <table:table-cell table:formula="of:= ASIN(  ([.A76]^2 + [.B$22]) / ([.B$23] * SQRT( [.A76]^2 + [.B$24]^2)) ) - ATAN( [.B$25] / [.A76] )" office:value-type="float" office:value="0.0013583057352041" calcext:value-type="float">
            <text:p>0.001358305735204</text:p>
          </table:table-cell>
          <table:table-cell table:formula="of:= DEGREES([.B76])" office:value-type="float" office:value="0.0778251859156095" calcext:value-type="float">
            <text:p>0.07782518591561</text:p>
          </table:table-cell>
          <table:table-cell/>
        </table:table-row>
        <table:table-row table:style-name="ro1">
          <table:table-cell table:formula="of:=[.A76]+0.001" office:value-type="float" office:value="133.58249740952" calcext:value-type="float">
            <text:p>133.58249740952</text:p>
          </table:table-cell>
          <table:table-cell table:formula="of:= ASIN(  ([.A77]^2 + [.B$22]) / ([.B$23] * SQRT( [.A77]^2 + [.B$24]^2)) ) - ATAN( [.B$25] / [.A77] )" office:value-type="float" office:value="0.00140074731992931" calcext:value-type="float">
            <text:p>0.001400747319929</text:p>
          </table:table-cell>
          <table:table-cell table:formula="of:= DEGREES([.B77])" office:value-type="float" office:value="0.0802569095962105" calcext:value-type="float">
            <text:p>0.080256909596211</text:p>
          </table:table-cell>
          <table:table-cell/>
        </table:table-row>
        <table:table-row table:style-name="ro1">
          <table:table-cell table:formula="of:=[.A77]+0.001" office:value-type="float" office:value="133.58349740952" calcext:value-type="float">
            <text:p>133.58349740952</text:p>
          </table:table-cell>
          <table:table-cell table:formula="of:= ASIN(  ([.A78]^2 + [.B$22]) / ([.B$23] * SQRT( [.A78]^2 + [.B$24]^2)) ) - ATAN( [.B$25] / [.A78] )" office:value-type="float" office:value="0.00144318857412586" calcext:value-type="float">
            <text:p>0.001443188574126</text:p>
          </table:table-cell>
          <table:table-cell table:formula="of:= DEGREES([.B78])" office:value-type="float" office:value="0.0826886143389151" calcext:value-type="float">
            <text:p>0.082688614338915</text:p>
          </table:table-cell>
          <table:table-cell/>
        </table:table-row>
        <table:table-row table:style-name="ro1">
          <table:table-cell table:formula="of:=[.A78]+0.001" office:value-type="float" office:value="133.58449740952" calcext:value-type="float">
            <text:p>133.58449740952</text:p>
          </table:table-cell>
          <table:table-cell table:formula="of:= ASIN(  ([.A79]^2 + [.B$22]) / ([.B$23] * SQRT( [.A79]^2 + [.B$24]^2)) ) - ATAN( [.B$25] / [.A79] )" office:value-type="float" office:value="0.00148562949787957" calcext:value-type="float">
            <text:p>0.00148562949788</text:p>
          </table:table-cell>
          <table:table-cell table:formula="of:= DEGREES([.B79])" office:value-type="float" office:value="0.0851203001486388" calcext:value-type="float">
            <text:p>0.085120300148639</text:p>
          </table:table-cell>
          <table:table-cell/>
        </table:table-row>
        <table:table-row table:style-name="ro1">
          <table:table-cell table:formula="of:=[.A79]+0.001" office:value-type="float" office:value="133.58549740952" calcext:value-type="float">
            <text:p>133.58549740952</text:p>
          </table:table-cell>
          <table:table-cell table:formula="of:= ASIN(  ([.A80]^2 + [.B$22]) / ([.B$23] * SQRT( [.A80]^2 + [.B$24]^2)) ) - ATAN( [.B$25] / [.A80] )" office:value-type="float" office:value="0.0015280700912739" calcext:value-type="float">
            <text:p>0.001528070091274</text:p>
          </table:table-cell>
          <table:table-cell table:formula="of:= DEGREES([.B80])" office:value-type="float" office:value="0.0875519670301652" calcext:value-type="float">
            <text:p>0.087551967030165</text:p>
          </table:table-cell>
          <table:table-cell/>
        </table:table-row>
        <table:table-row table:style-name="ro1">
          <table:table-cell table:formula="of:=[.A80]+0.001" office:value-type="float" office:value="133.58649740952" calcext:value-type="float">
            <text:p>133.58649740952</text:p>
          </table:table-cell>
          <table:table-cell table:formula="of:= ASIN(  ([.A81]^2 + [.B$22]) / ([.B$23] * SQRT( [.A81]^2 + [.B$24]^2)) ) - ATAN( [.B$25] / [.A81] )" office:value-type="float" office:value="0.00157051035439468" calcext:value-type="float">
            <text:p>0.001570510354395</text:p>
          </table:table-cell>
          <table:table-cell table:formula="of:= DEGREES([.B81])" office:value-type="float" office:value="0.0899836149884102" calcext:value-type="float">
            <text:p>0.08998361498841</text:p>
          </table:table-cell>
          <table:table-cell/>
        </table:table-row>
        <table:table-row table:style-name="ro1">
          <table:table-cell table:formula="of:=[.A81]+0.001" office:value-type="float" office:value="133.58749740952" calcext:value-type="float">
            <text:p>133.58749740952</text:p>
          </table:table-cell>
          <table:table-cell table:formula="of:= ASIN(  ([.A82]^2 + [.B$22]) / ([.B$23] * SQRT( [.A82]^2 + [.B$24]^2)) ) - ATAN( [.B$25] / [.A82] )" office:value-type="float" office:value="0.0016129502873254" calcext:value-type="float">
            <text:p>0.001612950287325</text:p>
          </table:table-cell>
          <table:table-cell table:formula="of:= DEGREES([.B82])" office:value-type="float" office:value="0.092415244028159" calcext:value-type="float">
            <text:p>0.092415244028159</text:p>
          </table:table-cell>
          <table:table-cell/>
        </table:table-row>
        <table:table-row table:style-name="ro1">
          <table:table-cell table:formula="of:=[.A82]+0.001" office:value-type="float" office:value="133.58849740952" calcext:value-type="float">
            <text:p>133.58849740952</text:p>
          </table:table-cell>
          <table:table-cell table:formula="of:= ASIN(  ([.A83]^2 + [.B$22]) / ([.B$23] * SQRT( [.A83]^2 + [.B$24]^2)) ) - ATAN( [.B$25] / [.A83] )" office:value-type="float" office:value="0.00165538989015125" calcext:value-type="float">
            <text:p>0.001655389890151</text:p>
          </table:table-cell>
          <table:table-cell table:formula="of:= DEGREES([.B83])" office:value-type="float" office:value="0.0948468541542917" calcext:value-type="float">
            <text:p>0.094846854154292</text:p>
          </table:table-cell>
          <table:table-cell/>
        </table:table-row>
        <table:table-row table:style-name="ro1">
          <table:table-cell table:formula="of:=[.A83]+0.001" office:value-type="float" office:value="133.58949740952" calcext:value-type="float">
            <text:p>133.58949740952</text:p>
          </table:table-cell>
          <table:table-cell table:formula="of:= ASIN(  ([.A84]^2 + [.B$22]) / ([.B$23] * SQRT( [.A84]^2 + [.B$24]^2)) ) - ATAN( [.B$25] / [.A84] )" office:value-type="float" office:value="0.00169782916295631" calcext:value-type="float">
            <text:p>0.001697829162956</text:p>
          </table:table-cell>
          <table:table-cell table:formula="of:= DEGREES([.B84])" office:value-type="float" office:value="0.0972784453716256" calcext:value-type="float">
            <text:p>0.097278445371626</text:p>
          </table:table-cell>
          <table:table-cell/>
        </table:table-row>
        <table:table-row table:style-name="ro1">
          <table:table-cell table:formula="of:=[.A84]+0.001" office:value-type="float" office:value="133.59049740952" calcext:value-type="float">
            <text:p>133.59049740952</text:p>
          </table:table-cell>
          <table:table-cell table:formula="of:= ASIN(  ([.A85]^2 + [.B$22]) / ([.B$23] * SQRT( [.A85]^2 + [.B$24]^2)) ) - ATAN( [.B$25] / [.A85] )" office:value-type="float" office:value="0.00174026810582634" calcext:value-type="float">
            <text:p>0.001740268105826</text:p>
          </table:table-cell>
          <table:table-cell table:formula="of:= DEGREES([.B85])" office:value-type="float" office:value="0.0997100176850752" calcext:value-type="float">
            <text:p>0.099710017685075</text:p>
          </table:table-cell>
          <table:table-cell/>
        </table:table-row>
        <table:table-row table:style-name="ro1">
          <table:table-cell table:formula="of:=[.A85]+0.001" office:value-type="float" office:value="133.59149740952" calcext:value-type="float">
            <text:p>133.59149740952</text:p>
          </table:table-cell>
          <table:table-cell table:formula="of:= ASIN(  ([.A86]^2 + [.B$22]) / ([.B$23] * SQRT( [.A86]^2 + [.B$24]^2)) ) - ATAN( [.B$25] / [.A86] )" office:value-type="float" office:value="0.00178270671884483" calcext:value-type="float">
            <text:p>0.001782706718845</text:p>
          </table:table-cell>
          <table:table-cell table:formula="of:= DEGREES([.B86])" office:value-type="float" office:value="0.102141571099424" calcext:value-type="float">
            <text:p>0.102141571099424</text:p>
          </table:table-cell>
          <table:table-cell/>
        </table:table-row>
        <table:table-row table:style-name="ro1">
          <table:table-cell table:formula="of:=[.A86]+0.001" office:value-type="float" office:value="133.59249740952" calcext:value-type="float">
            <text:p>133.59249740952</text:p>
          </table:table-cell>
          <table:table-cell table:formula="of:= ASIN(  ([.A87]^2 + [.B$22]) / ([.B$23] * SQRT( [.A87]^2 + [.B$24]^2)) ) - ATAN( [.B$25] / [.A87] )" office:value-type="float" office:value="0.00182514500209693" calcext:value-type="float">
            <text:p>0.001825145002097</text:p>
          </table:table-cell>
          <table:table-cell table:formula="of:= DEGREES([.B87])" office:value-type="float" office:value="0.10457310561955" calcext:value-type="float">
            <text:p>0.10457310561955</text:p>
          </table:table-cell>
          <table:table-cell/>
        </table:table-row>
        <table:table-row table:style-name="ro1">
          <table:table-cell table:formula="of:=[.A87]+0.001" office:value-type="float" office:value="133.59349740952" calcext:value-type="float">
            <text:p>133.59349740952</text:p>
          </table:table-cell>
          <table:table-cell table:formula="of:= ASIN(  ([.A88]^2 + [.B$22]) / ([.B$23] * SQRT( [.A88]^2 + [.B$24]^2)) ) - ATAN( [.B$25] / [.A88] )" office:value-type="float" office:value="0.00186758295566732" calcext:value-type="float">
            <text:p>0.001867582955667</text:p>
          </table:table-cell>
          <table:table-cell table:formula="of:= DEGREES([.B88])" office:value-type="float" office:value="0.107004621250305" calcext:value-type="float">
            <text:p>0.107004621250305</text:p>
          </table:table-cell>
          <table:table-cell/>
        </table:table-row>
        <table:table-row table:style-name="ro1">
          <table:table-cell table:formula="of:=[.A88]+0.001" office:value-type="float" office:value="133.59449740952" calcext:value-type="float">
            <text:p>133.59449740952</text:p>
          </table:table-cell>
          <table:table-cell table:formula="of:= ASIN(  ([.A89]^2 + [.B$22]) / ([.B$23] * SQRT( [.A89]^2 + [.B$24]^2)) ) - ATAN( [.B$25] / [.A89] )" office:value-type="float" office:value="0.00191002057964056" calcext:value-type="float">
            <text:p>0.001910020579641</text:p>
          </table:table-cell>
          <table:table-cell table:formula="of:= DEGREES([.B89])" office:value-type="float" office:value="0.109436117996535" calcext:value-type="float">
            <text:p>0.109436117996535</text:p>
          </table:table-cell>
          <table:table-cell/>
        </table:table-row>
        <table:table-row table:style-name="ro1">
          <table:table-cell table:formula="of:=[.A89]+0.001" office:value-type="float" office:value="133.59549740952" calcext:value-type="float">
            <text:p>133.59549740952</text:p>
          </table:table-cell>
          <table:table-cell table:formula="of:= ASIN(  ([.A90]^2 + [.B$22]) / ([.B$23] * SQRT( [.A90]^2 + [.B$24]^2)) ) - ATAN( [.B$25] / [.A90] )" office:value-type="float" office:value="0.00195245787410128" calcext:value-type="float">
            <text:p>0.001952457874101</text:p>
          </table:table-cell>
          <table:table-cell table:formula="of:= DEGREES([.B90])" office:value-type="float" office:value="0.111867595863089" calcext:value-type="float">
            <text:p>0.111867595863089</text:p>
          </table:table-cell>
          <table:table-cell/>
        </table:table-row>
        <table:table-row table:style-name="ro1">
          <table:table-cell table:formula="of:=[.A90]+0.001" office:value-type="float" office:value="133.59649740952" calcext:value-type="float">
            <text:p>133.59649740952</text:p>
          </table:table-cell>
          <table:table-cell table:formula="of:= ASIN(  ([.A91]^2 + [.B$22]) / ([.B$23] * SQRT( [.A91]^2 + [.B$24]^2)) ) - ATAN( [.B$25] / [.A91] )" office:value-type="float" office:value="0.0019948948391335" calcext:value-type="float">
            <text:p>0.001994894839134</text:p>
          </table:table-cell>
          <table:table-cell table:formula="of:= DEGREES([.B91])" office:value-type="float" office:value="0.114299054854779" calcext:value-type="float">
            <text:p>0.114299054854779</text:p>
          </table:table-cell>
          <table:table-cell/>
        </table:table-row>
        <table:table-row table:style-name="ro1">
          <table:table-cell table:formula="of:=[.A91]+0.001" office:value-type="float" office:value="133.59749740952" calcext:value-type="float">
            <text:p>133.59749740952</text:p>
          </table:table-cell>
          <table:table-cell table:formula="of:= ASIN(  ([.A92]^2 + [.B$22]) / ([.B$23] * SQRT( [.A92]^2 + [.B$24]^2)) ) - ATAN( [.B$25] / [.A92] )" office:value-type="float" office:value="0.00203733147482238" calcext:value-type="float">
            <text:p>0.002037331474822</text:p>
          </table:table-cell>
          <table:table-cell table:formula="of:= DEGREES([.B92])" office:value-type="float" office:value="0.116730494976486" calcext:value-type="float">
            <text:p>0.116730494976486</text:p>
          </table:table-cell>
          <table:table-cell/>
        </table:table-row>
        <table:table-row table:style-name="ro1">
          <table:table-cell table:formula="of:=[.A92]+0.001" office:value-type="float" office:value="133.59849740952" calcext:value-type="float">
            <text:p>133.59849740952</text:p>
          </table:table-cell>
          <table:table-cell table:formula="of:= ASIN(  ([.A93]^2 + [.B$22]) / ([.B$23] * SQRT( [.A93]^2 + [.B$24]^2)) ) - ATAN( [.B$25] / [.A93] )" office:value-type="float" office:value="0.00207976778125252" calcext:value-type="float">
            <text:p>0.002079767781253</text:p>
          </table:table-cell>
          <table:table-cell table:formula="of:= DEGREES([.B93])" office:value-type="float" office:value="0.119161916233057" calcext:value-type="float">
            <text:p>0.119161916233057</text:p>
          </table:table-cell>
          <table:table-cell/>
        </table:table-row>
        <table:table-row table:style-name="ro1">
          <table:table-cell table:formula="of:=[.A93]+0.001" office:value-type="float" office:value="133.59949740952" calcext:value-type="float">
            <text:p>133.59949740952</text:p>
          </table:table-cell>
          <table:table-cell table:formula="of:= ASIN(  ([.A94]^2 + [.B$22]) / ([.B$23] * SQRT( [.A94]^2 + [.B$24]^2)) ) - ATAN( [.B$25] / [.A94] )" office:value-type="float" office:value="0.00212220375850852" calcext:value-type="float">
            <text:p>0.002122203758509</text:p>
          </table:table-cell>
          <table:table-cell table:formula="of:= DEGREES([.B94])" office:value-type="float" office:value="0.121593318629339" calcext:value-type="float">
            <text:p>0.121593318629339</text:p>
          </table:table-cell>
          <table:table-cell/>
        </table:table-row>
        <table:table-row table:style-name="ro1">
          <table:table-cell table:formula="of:=[.A94]+0.001" office:value-type="float" office:value="133.60049740952" calcext:value-type="float">
            <text:p>133.60049740952</text:p>
          </table:table-cell>
          <table:table-cell table:formula="of:= ASIN(  ([.A95]^2 + [.B$22]) / ([.B$23] * SQRT( [.A95]^2 + [.B$24]^2)) ) - ATAN( [.B$25] / [.A95] )" office:value-type="float" office:value="0.00216463940667495" calcext:value-type="float">
            <text:p>0.002164639406675</text:p>
          </table:table-cell>
          <table:table-cell table:formula="of:= DEGREES([.B95])" office:value-type="float" office:value="0.124024702170177" calcext:value-type="float">
            <text:p>0.124024702170177</text:p>
          </table:table-cell>
          <table:table-cell/>
        </table:table-row>
        <table:table-row table:style-name="ro1">
          <table:table-cell table:formula="of:=[.A95]+0.001" office:value-type="float" office:value="133.60149740952" calcext:value-type="float">
            <text:p>133.60149740952</text:p>
          </table:table-cell>
          <table:table-cell table:formula="of:= ASIN(  ([.A96]^2 + [.B$22]) / ([.B$23] * SQRT( [.A96]^2 + [.B$24]^2)) ) - ATAN( [.B$25] / [.A96] )" office:value-type="float" office:value="0.00220707472583581" calcext:value-type="float">
            <text:p>0.002207074725836</text:p>
          </table:table-cell>
          <table:table-cell table:formula="of:= DEGREES([.B96])" office:value-type="float" office:value="0.126456066860385" calcext:value-type="float">
            <text:p>0.126456066860385</text:p>
          </table:table-cell>
          <table:table-cell/>
        </table:table-row>
        <table:table-row table:style-name="ro1">
          <table:table-cell table:formula="of:=[.A96]+0.001" office:value-type="float" office:value="133.60249740952" calcext:value-type="float">
            <text:p>133.60249740952</text:p>
          </table:table-cell>
          <table:table-cell table:formula="of:= ASIN(  ([.A97]^2 + [.B$22]) / ([.B$23] * SQRT( [.A97]^2 + [.B$24]^2)) ) - ATAN( [.B$25] / [.A97] )" office:value-type="float" office:value="0.00224950971607684" calcext:value-type="float">
            <text:p>0.002249509716077</text:p>
          </table:table-cell>
          <table:table-cell table:formula="of:= DEGREES([.B97])" office:value-type="float" office:value="0.128887412704875" calcext:value-type="float">
            <text:p>0.128887412704875</text:p>
          </table:table-cell>
          <table:table-cell/>
        </table:table-row>
        <table:table-row table:style-name="ro1">
          <table:table-cell table:formula="of:=[.A97]+0.001" office:value-type="float" office:value="133.60349740952" calcext:value-type="float">
            <text:p>133.60349740952</text:p>
          </table:table-cell>
          <table:table-cell table:formula="of:= ASIN(  ([.A98]^2 + [.B$22]) / ([.B$23] * SQRT( [.A98]^2 + [.B$24]^2)) ) - ATAN( [.B$25] / [.A98] )" office:value-type="float" office:value="0.00229194437748145" calcext:value-type="float">
            <text:p>0.002291944377481</text:p>
          </table:table-cell>
          <table:table-cell table:formula="of:= DEGREES([.B98])" office:value-type="float" office:value="0.131318739708426" calcext:value-type="float">
            <text:p>0.131318739708426</text:p>
          </table:table-cell>
          <table:table-cell/>
        </table:table-row>
        <table:table-row table:style-name="ro1">
          <table:table-cell table:formula="of:=[.A98]+0.001" office:value-type="float" office:value="133.60449740952" calcext:value-type="float">
            <text:p>133.60449740952</text:p>
          </table:table-cell>
          <table:table-cell table:formula="of:= ASIN(  ([.A99]^2 + [.B$22]) / ([.B$23] * SQRT( [.A99]^2 + [.B$24]^2)) ) - ATAN( [.B$25] / [.A99] )" office:value-type="float" office:value="0.0023343787101348" calcext:value-type="float">
            <text:p>0.002334378710135</text:p>
          </table:table-cell>
          <table:table-cell table:formula="of:= DEGREES([.B99])" office:value-type="float" office:value="0.133750047875917" calcext:value-type="float">
            <text:p>0.133750047875917</text:p>
          </table:table-cell>
          <table:table-cell/>
        </table:table-row>
        <table:table-row table:style-name="ro1">
          <table:table-cell table:formula="of:=[.A99]+0.001" office:value-type="float" office:value="133.60549740952" calcext:value-type="float">
            <text:p>133.60549740952</text:p>
          </table:table-cell>
          <table:table-cell table:formula="of:= ASIN(  ([.A100]^2 + [.B$22]) / ([.B$23] * SQRT( [.A100]^2 + [.B$24]^2)) ) - ATAN( [.B$25] / [.A100] )" office:value-type="float" office:value="0.00237681271412084" calcext:value-type="float">
            <text:p>0.002376812714121</text:p>
          </table:table-cell>
          <table:table-cell table:formula="of:= DEGREES([.B100])" office:value-type="float" office:value="0.136181337212158" calcext:value-type="float">
            <text:p>0.136181337212158</text:p>
          </table:table-cell>
          <table:table-cell/>
        </table:table-row>
        <table:table-row table:style-name="ro1">
          <table:table-cell table:formula="of:=[.A100]+0.001" office:value-type="float" office:value="133.60649740952" calcext:value-type="float">
            <text:p>133.60649740952</text:p>
          </table:table-cell>
          <table:table-cell table:formula="of:= ASIN(  ([.A101]^2 + [.B$22]) / ([.B$23] * SQRT( [.A101]^2 + [.B$24]^2)) ) - ATAN( [.B$25] / [.A101] )" office:value-type="float" office:value="0.00241924638952532" calcext:value-type="float">
            <text:p>0.002419246389525</text:p>
          </table:table-cell>
          <table:table-cell table:formula="of:= DEGREES([.B101])" office:value-type="float" office:value="0.138612607722063" calcext:value-type="float">
            <text:p>0.138612607722063</text:p>
          </table:table-cell>
          <table:table-cell/>
        </table:table-row>
        <table:table-row table:style-name="ro1">
          <table:table-cell table:formula="of:=[.A101]+0.001" office:value-type="float" office:value="133.60749740952" calcext:value-type="float">
            <text:p>133.60749740952</text:p>
          </table:table-cell>
          <table:table-cell table:formula="of:= ASIN(  ([.A102]^2 + [.B$22]) / ([.B$23] * SQRT( [.A102]^2 + [.B$24]^2)) ) - ATAN( [.B$25] / [.A102] )" office:value-type="float" office:value="0.00246167973643159" calcext:value-type="float">
            <text:p>0.002461679736432</text:p>
          </table:table-cell>
          <table:table-cell table:formula="of:= DEGREES([.B102])" office:value-type="float" office:value="0.141043859410407" calcext:value-type="float">
            <text:p>0.141043859410407</text:p>
          </table:table-cell>
          <table:table-cell/>
        </table:table-row>
        <table:table-row table:style-name="ro1">
          <table:table-cell table:formula="of:=[.A102]+0.001" office:value-type="float" office:value="133.60849740952" calcext:value-type="float">
            <text:p>133.60849740952</text:p>
          </table:table-cell>
          <table:table-cell table:formula="of:= ASIN(  ([.A103]^2 + [.B$22]) / ([.B$23] * SQRT( [.A103]^2 + [.B$24]^2)) ) - ATAN( [.B$25] / [.A103] )" office:value-type="float" office:value="0.00250411275492484" calcext:value-type="float">
            <text:p>0.002504112754925</text:p>
          </table:table-cell>
          <table:table-cell table:formula="of:= DEGREES([.B103])" office:value-type="float" office:value="0.143475092282071" calcext:value-type="float">
            <text:p>0.143475092282071</text:p>
          </table:table-cell>
          <table:table-cell/>
        </table:table-row>
        <table:table-row table:style-name="ro1">
          <table:table-cell table:formula="of:=[.A103]+0.001" office:value-type="float" office:value="133.60949740952" calcext:value-type="float">
            <text:p>133.60949740952</text:p>
          </table:table-cell>
          <table:table-cell table:formula="of:= ASIN(  ([.A104]^2 + [.B$22]) / ([.B$23] * SQRT( [.A104]^2 + [.B$24]^2)) ) - ATAN( [.B$25] / [.A104] )" office:value-type="float" office:value="0.00254654544508956" calcext:value-type="float">
            <text:p>0.00254654544509</text:p>
          </table:table-cell>
          <table:table-cell table:formula="of:= DEGREES([.B104])" office:value-type="float" office:value="0.145906306341896" calcext:value-type="float">
            <text:p>0.145906306341896</text:p>
          </table:table-cell>
          <table:table-cell/>
        </table:table-row>
        <table:table-row table:style-name="ro1">
          <table:table-cell table:formula="of:=[.A104]+0.001" office:value-type="float" office:value="133.61049740952" calcext:value-type="float">
            <text:p>133.61049740952</text:p>
          </table:table-cell>
          <table:table-cell table:formula="of:= ASIN(  ([.A105]^2 + [.B$22]) / ([.B$23] * SQRT( [.A105]^2 + [.B$24]^2)) ) - ATAN( [.B$25] / [.A105] )" office:value-type="float" office:value="0.00258897780701032" calcext:value-type="float">
            <text:p>0.00258897780701</text:p>
          </table:table-cell>
          <table:table-cell table:formula="of:= DEGREES([.B105])" office:value-type="float" office:value="0.148337501594727" calcext:value-type="float">
            <text:p>0.148337501594727</text:p>
          </table:table-cell>
          <table:table-cell/>
        </table:table-row>
        <table:table-row table:style-name="ro1">
          <table:table-cell table:formula="of:=[.A105]+0.001" office:value-type="float" office:value="133.61149740952" calcext:value-type="float">
            <text:p>133.61149740952</text:p>
          </table:table-cell>
          <table:table-cell table:formula="of:= ASIN(  ([.A106]^2 + [.B$22]) / ([.B$23] * SQRT( [.A106]^2 + [.B$24]^2)) ) - ATAN( [.B$25] / [.A106] )" office:value-type="float" office:value="0.00263140984077165" calcext:value-type="float">
            <text:p>0.002631409840772</text:p>
          </table:table-cell>
          <table:table-cell table:formula="of:= DEGREES([.B106])" office:value-type="float" office:value="0.150768678045407" calcext:value-type="float">
            <text:p>0.150768678045407</text:p>
          </table:table-cell>
          <table:table-cell/>
        </table:table-row>
        <table:table-row table:style-name="ro1">
          <table:table-cell table:formula="of:=[.A106]+0.001" office:value-type="float" office:value="133.61249740952" calcext:value-type="float">
            <text:p>133.61249740952</text:p>
          </table:table-cell>
          <table:table-cell table:formula="of:= ASIN(  ([.A107]^2 + [.B$22]) / ([.B$23] * SQRT( [.A107]^2 + [.B$24]^2)) ) - ATAN( [.B$25] / [.A107] )" office:value-type="float" office:value="0.00267384154645749" calcext:value-type="float">
            <text:p>0.002673841546457</text:p>
          </table:table-cell>
          <table:table-cell table:formula="of:= DEGREES([.B107])" office:value-type="float" office:value="0.153199835698747" calcext:value-type="float">
            <text:p>0.153199835698747</text:p>
          </table:table-cell>
          <table:table-cell/>
        </table:table-row>
        <table:table-row table:style-name="ro1">
          <table:table-cell table:formula="of:=[.A107]+0.001" office:value-type="float" office:value="133.61349740952" calcext:value-type="float">
            <text:p>133.61349740952</text:p>
          </table:table-cell>
          <table:table-cell table:formula="of:= ASIN(  ([.A108]^2 + [.B$22]) / ([.B$23] * SQRT( [.A108]^2 + [.B$24]^2)) ) - ATAN( [.B$25] / [.A108] )" office:value-type="float" office:value="0.00271627292415296" calcext:value-type="float">
            <text:p>0.002716272924153</text:p>
          </table:table-cell>
          <table:table-cell table:formula="of:= DEGREES([.B108])" office:value-type="float" office:value="0.155630974559623" calcext:value-type="float">
            <text:p>0.155630974559623</text:p>
          </table:table-cell>
          <table:table-cell/>
        </table:table-row>
        <table:table-row table:style-name="ro1">
          <table:table-cell table:formula="of:=[.A108]+0.001" office:value-type="float" office:value="133.61449740952" calcext:value-type="float">
            <text:p>133.61449740952</text:p>
          </table:table-cell>
          <table:table-cell table:formula="of:= ASIN(  ([.A109]^2 + [.B$22]) / ([.B$23] * SQRT( [.A109]^2 + [.B$24]^2)) ) - ATAN( [.B$25] / [.A109] )" office:value-type="float" office:value="0.00275870397394259" calcext:value-type="float">
            <text:p>0.002758703973943</text:p>
          </table:table-cell>
          <table:table-cell table:formula="of:= DEGREES([.B109])" office:value-type="float" office:value="0.158062094632878" calcext:value-type="float">
            <text:p>0.158062094632878</text:p>
          </table:table-cell>
          <table:table-cell/>
        </table:table-row>
        <table:table-row table:style-name="ro1">
          <table:table-cell table:formula="of:=[.A109]+0.001" office:value-type="float" office:value="133.61549740952" calcext:value-type="float">
            <text:p>133.61549740952</text:p>
          </table:table-cell>
          <table:table-cell table:formula="of:= ASIN(  ([.A110]^2 + [.B$22]) / ([.B$23] * SQRT( [.A110]^2 + [.B$24]^2)) ) - ATAN( [.B$25] / [.A110] )" office:value-type="float" office:value="0.00280113469591087" calcext:value-type="float">
            <text:p>0.002801134695911</text:p>
          </table:table-cell>
          <table:table-cell table:formula="of:= DEGREES([.B110])" office:value-type="float" office:value="0.160493195923354" calcext:value-type="float">
            <text:p>0.160493195923354</text:p>
          </table:table-cell>
          <table:table-cell/>
        </table:table-row>
        <table:table-row table:style-name="ro1">
          <table:table-cell table:formula="of:=[.A110]+0.001" office:value-type="float" office:value="133.61649740952" calcext:value-type="float">
            <text:p>133.61649740952</text:p>
          </table:table-cell>
          <table:table-cell table:formula="of:= ASIN(  ([.A111]^2 + [.B$22]) / ([.B$23] * SQRT( [.A111]^2 + [.B$24]^2)) ) - ATAN( [.B$25] / [.A111] )" office:value-type="float" office:value="0.00284356509014234" calcext:value-type="float">
            <text:p>0.002843565090142</text:p>
          </table:table-cell>
          <table:table-cell table:formula="of:= DEGREES([.B111])" office:value-type="float" office:value="0.162924278435894" calcext:value-type="float">
            <text:p>0.162924278435894</text:p>
          </table:table-cell>
          <table:table-cell/>
        </table:table-row>
        <table:table-row table:style-name="ro1">
          <table:table-cell table:formula="of:=[.A111]+0.001" office:value-type="float" office:value="133.61749740952" calcext:value-type="float">
            <text:p>133.61749740952</text:p>
          </table:table-cell>
          <table:table-cell table:formula="of:= ASIN(  ([.A112]^2 + [.B$22]) / ([.B$23] * SQRT( [.A112]^2 + [.B$24]^2)) ) - ATAN( [.B$25] / [.A112] )" office:value-type="float" office:value="0.00288599515672094" calcext:value-type="float">
            <text:p>0.002885995156721</text:p>
          </table:table-cell>
          <table:table-cell table:formula="of:= DEGREES([.B112])" office:value-type="float" office:value="0.165355342175307" calcext:value-type="float">
            <text:p>0.165355342175307</text:p>
          </table:table-cell>
          <table:table-cell/>
        </table:table-row>
        <table:table-row table:style-name="ro1">
          <table:table-cell table:formula="of:=[.A112]+0.001" office:value-type="float" office:value="133.61849740952" calcext:value-type="float">
            <text:p>133.61849740952</text:p>
          </table:table-cell>
          <table:table-cell table:formula="of:= ASIN(  ([.A113]^2 + [.B$22]) / ([.B$23] * SQRT( [.A113]^2 + [.B$24]^2)) ) - ATAN( [.B$25] / [.A113] )" office:value-type="float" office:value="0.00292842489573231" calcext:value-type="float">
            <text:p>0.002928424895732</text:p>
          </table:table-cell>
          <table:table-cell table:formula="of:= DEGREES([.B113])" office:value-type="float" office:value="0.167786387146499" calcext:value-type="float">
            <text:p>0.167786387146499</text:p>
          </table:table-cell>
          <table:table-cell/>
        </table:table-row>
        <table:table-row table:style-name="ro1">
          <table:table-cell table:formula="of:=[.A113]+0.001" office:value-type="float" office:value="133.61949740952" calcext:value-type="float">
            <text:p>133.61949740952</text:p>
          </table:table-cell>
          <table:table-cell table:formula="of:= ASIN(  ([.A114]^2 + [.B$22]) / ([.B$23] * SQRT( [.A114]^2 + [.B$24]^2)) ) - ATAN( [.B$25] / [.A114] )" office:value-type="float" office:value="0.00297085430725978" calcext:value-type="float">
            <text:p>0.00297085430726</text:p>
          </table:table-cell>
          <table:table-cell table:formula="of:= DEGREES([.B114])" office:value-type="float" office:value="0.170217413354247" calcext:value-type="float">
            <text:p>0.170217413354247</text:p>
          </table:table-cell>
          <table:table-cell/>
        </table:table-row>
        <table:table-row table:style-name="ro1">
          <table:table-cell table:formula="of:=[.A114]+0.001" office:value-type="float" office:value="133.62049740952" calcext:value-type="float">
            <text:p>133.62049740952</text:p>
          </table:table-cell>
          <table:table-cell table:formula="of:= ASIN(  ([.A115]^2 + [.B$22]) / ([.B$23] * SQRT( [.A115]^2 + [.B$24]^2)) ) - ATAN( [.B$25] / [.A115] )" office:value-type="float" office:value="0.00301328339138848" calcext:value-type="float">
            <text:p>0.003013283391388</text:p>
          </table:table-cell>
          <table:table-cell table:formula="of:= DEGREES([.B115])" office:value-type="float" office:value="0.172648420803427" calcext:value-type="float">
            <text:p>0.172648420803427</text:p>
          </table:table-cell>
          <table:table-cell/>
        </table:table-row>
        <table:table-row table:style-name="ro1">
          <table:table-cell table:formula="of:=[.A115]+0.001" office:value-type="float" office:value="133.62149740952" calcext:value-type="float">
            <text:p>133.62149740952</text:p>
          </table:table-cell>
          <table:table-cell table:formula="of:= ASIN(  ([.A116]^2 + [.B$22]) / ([.B$23] * SQRT( [.A116]^2 + [.B$24]^2)) ) - ATAN( [.B$25] / [.A116] )" office:value-type="float" office:value="0.00305571214820285" calcext:value-type="float">
            <text:p>0.003055712148203</text:p>
          </table:table-cell>
          <table:table-cell table:formula="of:= DEGREES([.B116])" office:value-type="float" office:value="0.175079409498878" calcext:value-type="float">
            <text:p>0.175079409498878</text:p>
          </table:table-cell>
          <table:table-cell/>
        </table:table-row>
        <table:table-row table:style-name="ro1">
          <table:table-cell table:formula="of:=[.A116]+0.001" office:value-type="float" office:value="133.62249740952" calcext:value-type="float">
            <text:p>133.62249740952</text:p>
          </table:table-cell>
          <table:table-cell table:formula="of:= ASIN(  ([.A117]^2 + [.B$22]) / ([.B$23] * SQRT( [.A117]^2 + [.B$24]^2)) ) - ATAN( [.B$25] / [.A117] )" office:value-type="float" office:value="0.00309814057778681" calcext:value-type="float">
            <text:p>0.003098140577787</text:p>
          </table:table-cell>
          <table:table-cell table:formula="of:= DEGREES([.B117])" office:value-type="float" office:value="0.177510379445407" calcext:value-type="float">
            <text:p>0.177510379445407</text:p>
          </table:table-cell>
          <table:table-cell/>
        </table:table-row>
        <table:table-row table:style-name="ro1">
          <table:table-cell table:formula="of:=[.A117]+0.001" office:value-type="float" office:value="133.62349740952" calcext:value-type="float">
            <text:p>133.62349740952</text:p>
          </table:table-cell>
          <table:table-cell table:formula="of:= ASIN(  ([.A118]^2 + [.B$22]) / ([.B$23] * SQRT( [.A118]^2 + [.B$24]^2)) ) - ATAN( [.B$25] / [.A118] )" office:value-type="float" office:value="0.00314056868022602" calcext:value-type="float">
            <text:p>0.003140568680226</text:p>
          </table:table-cell>
          <table:table-cell table:formula="of:= DEGREES([.B118])" office:value-type="float" office:value="0.179941330647922" calcext:value-type="float">
            <text:p>0.179941330647922</text:p>
          </table:table-cell>
          <table:table-cell/>
        </table:table-row>
        <table:table-row table:style-name="ro1">
          <table:table-cell table:formula="of:=[.A118]+0.001" office:value-type="float" office:value="133.62449740952" calcext:value-type="float">
            <text:p>133.62449740952</text:p>
          </table:table-cell>
          <table:table-cell table:formula="of:= ASIN(  ([.A119]^2 + [.B$22]) / ([.B$23] * SQRT( [.A119]^2 + [.B$24]^2)) ) - ATAN( [.B$25] / [.A119] )" office:value-type="float" office:value="0.00318299645560378" calcext:value-type="float">
            <text:p>0.003182996455604</text:p>
          </table:table-cell>
          <table:table-cell table:formula="of:= DEGREES([.B119])" office:value-type="float" office:value="0.182372263111197" calcext:value-type="float">
            <text:p>0.182372263111197</text:p>
          </table:table-cell>
          <table:table-cell/>
        </table:table-row>
        <table:table-row table:style-name="ro1">
          <table:table-cell table:formula="of:=[.A119]+0.001" office:value-type="float" office:value="133.62549740952" calcext:value-type="float">
            <text:p>133.62549740952</text:p>
          </table:table-cell>
          <table:table-cell table:formula="of:= ASIN(  ([.A120]^2 + [.B$22]) / ([.B$23] * SQRT( [.A120]^2 + [.B$24]^2)) ) - ATAN( [.B$25] / [.A120] )" office:value-type="float" office:value="0.00322542390400518" calcext:value-type="float">
            <text:p>0.003225423904005</text:p>
          </table:table-cell>
          <table:table-cell table:formula="of:= DEGREES([.B120])" office:value-type="float" office:value="0.184803176840106" calcext:value-type="float">
            <text:p>0.184803176840106</text:p>
          </table:table-cell>
          <table:table-cell/>
        </table:table-row>
        <table:table-row table:style-name="ro1">
          <table:table-cell table:formula="of:=[.A120]+0.001" office:value-type="float" office:value="133.62649740952" calcext:value-type="float">
            <text:p>133.62649740952</text:p>
          </table:table-cell>
          <table:table-cell table:formula="of:= ASIN(  ([.A121]^2 + [.B$22]) / ([.B$23] * SQRT( [.A121]^2 + [.B$24]^2)) ) - ATAN( [.B$25] / [.A121] )" office:value-type="float" office:value="0.00326785102551466" calcext:value-type="float">
            <text:p>0.003267851025515</text:p>
          </table:table-cell>
          <table:table-cell table:formula="of:= DEGREES([.B121])" office:value-type="float" office:value="0.187234071839488" calcext:value-type="float">
            <text:p>0.1872340718394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.00.0000</text:date>, <text:time style:data-style-name="N2" text:time-value="14:43:50.628635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4-27T14:56:52.540662450</dc:date>
    <meta:editing-duration>PT8H58M</meta:editing-duration>
    <meta:editing-cycles>34</meta:editing-cycles>
    <meta:document-statistic meta:table-count="3" meta:cell-count="1079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4:GEOMETRY_1.B144 GEOMETRY_1.B33:GEOMETRY_1.B33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09">
                <text:p>-1.25742895587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6">
                <text:p>-1.22642111674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1">
                <text:p>-1.18471157377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29">
                <text:p>-1.17180494863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7">
                <text:p>-1.15931317527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7">
                <text:p>-1.14719785410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4">
                <text:p>-1.1354261367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5">
                <text:p>-1.1239696638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">
                <text:p>-1.112803750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3">
                <text:p>-1.10190675232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1">
                <text:p>-1.09125956656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1">
                <text:p>-1.08084523198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5">
                <text:p>-1.07064860767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2">
                <text:p>-1.06065611068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3">
                <text:p>-1.05085550042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58">
                <text:p>-1.0412357000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2">
                <text:p>-1.03178664700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8">
                <text:p>-1.02249916794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5">
                <text:p>-1.01336487210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5">
                <text:p>-1.00437606107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24">
                <text:p>-0.995525651284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8986">
                <text:p>-0.98680710739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19">
                <text:p>-0.978214384655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46">
                <text:p>-0.969741878790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35">
                <text:p>-0.961384382343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1">
                <text:p>-0.95313704638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59">
                <text:p>-0.944995346867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088">
                <text:p>-0.936955054897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373">
                <text:p>-0.929012210460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67">
                <text:p>-0.921163099046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56">
                <text:p>-0.91340423083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25">
                <text:p>-0.905732322084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31">
                <text:p>-0.898144278476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18">
                <text:p>-0.89063718013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5">
                <text:p>-0.88320826812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56">
                <text:p>-0.87585493229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65">
                <text:p>-0.868574700262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56">
                <text:p>-0.861365227400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59">
                <text:p>-0.85422428777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687">
                <text:p>-0.847149765871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36">
                <text:p>-0.840139649063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43">
                <text:p>-0.833192020707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44">
                <text:p>-0.82630505384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32">
                <text:p>-0.819477005398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45">
                <text:p>-0.81270621088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273">
                <text:p>-0.805991079482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48">
                <text:p>-0.799330089571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73">
                <text:p>-0.792721784536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88">
                <text:p>-0.786164768943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59">
                <text:p>-0.779657704978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53">
                <text:p>-0.773199309150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94">
                <text:p>-0.76678834923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46">
                <text:p>-0.76042364144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58">
                <text:p>-0.754104047777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69">
                <text:p>-0.747828473544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42">
                <text:p>-0.74159586511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89">
                <text:p>-0.73540520773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41">
                <text:p>-0.729255523573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75">
                <text:p>-0.723145869819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32">
                <text:p>-0.717075336948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23">
                <text:p>-0.71104304708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84">
                <text:p>-0.705048152454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69">
                <text:p>-0.699089833966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62">
                <text:p>-0.693167299834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56">
                <text:p>-0.635753095110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32">
                <text:p>-0.581208275080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36">
                <text:p>-0.529045745078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116">
                <text:p>-0.478889852638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601">
                <text:p>-0.430442797957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97">
                <text:p>-0.383462941090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49">
                <text:p>-0.33775021715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85">
                <text:p>-0.293135992484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38">
                <text:p>-0.249475800054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36">
                <text:p>-0.20664400044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408">
                <text:p>-0.164529764202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5">
                <text:p>-0.12303398072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45">
                <text:p>-0.082066827689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39">
                <text:p>-0.041545817331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9042">
                <text:p>-0.00139418894859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0975">
                <text:p>0.0384604477390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354">
                <text:p>0.0780872903110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4">
                <text:p>0.1175533988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09">
                <text:p>0.156924675301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51">
                <text:p>0.196266806880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49">
                <text:p>0.235646212852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38">
                <text:p>0.275131032241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15">
                <text:p>0.314792195645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82">
                <text:p>0.354704630913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79">
                <text:p>0.394948664964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">
                <text:p>0.43561170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697">
                <text:p>0.476790295573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8">
                <text:p>0.51859274696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66">
                <text:p>0.561142488583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31">
                <text:p>0.604582545876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29">
                <text:p>0.649081603378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03">
                <text:p>0.69484246301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54">
                <text:p>0.742114197470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67">
                <text:p>0.791210221889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23">
                <text:p>0.842536274796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488">
                <text:p>0.896635920336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58">
                <text:p>0.9542692216525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2">
                <text:p>1.01656001170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4">
                <text:p>1.0853029765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08">
                <text:p>1.16371281795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86">
                <text:p>1.2587870831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3">
                <text:p>1.39426336246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596cm" svg:y="1.735cm" svg:width="15.316cm" svg:height="12.042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951554730418">
                <text:p>134.951554730418</text:p>
                <draw:g>
                  <svg:desc>GEOMETRY_2.A34:GEOMETRY_2.A121</svg:desc>
                </draw:g>
              </table:table-cell>
              <table:table-cell office:value-type="float" office:value="-0.000619405227780472">
                <text:p>-0.000619405227780472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52554730418">
                <text:p>134.952554730418</text:p>
              </table:table-cell>
              <table:table-cell office:value-type="float" office:value="-0.000557462257144085">
                <text:p>-0.00055746225714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953554730418">
                <text:p>134.953554730418</text:p>
              </table:table-cell>
              <table:table-cell office:value-type="float" office:value="-0.000495519831149475">
                <text:p>-0.00049551983114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954554730418">
                <text:p>134.954554730418</text:p>
              </table:table-cell>
              <table:table-cell office:value-type="float" office:value="-0.000433577949545225">
                <text:p>-0.00043357794954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955554730418">
                <text:p>134.955554730418</text:p>
              </table:table-cell>
              <table:table-cell office:value-type="float" office:value="-0.00037163661207746">
                <text:p>-0.00037163661207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.956554730418">
                <text:p>134.956554730418</text:p>
              </table:table-cell>
              <table:table-cell office:value-type="float" office:value="-0.000309695818493105">
                <text:p>-0.000309695818493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957554730418">
                <text:p>134.957554730418</text:p>
              </table:table-cell>
              <table:table-cell office:value-type="float" office:value="-0.000247755568539967">
                <text:p>-0.00024775556853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958554730418">
                <text:p>134.958554730418</text:p>
              </table:table-cell>
              <table:table-cell office:value-type="float" office:value="-0.000185815861963361">
                <text:p>-0.000185815861963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959554730418">
                <text:p>134.959554730418</text:p>
              </table:table-cell>
              <table:table-cell office:value-type="float" office:value="-0.000123876698511986">
                <text:p>-0.000123876698511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960554730418">
                <text:p>134.960554730418</text:p>
              </table:table-cell>
              <table:table-cell office:value-type="float" office:value="-0.0000619380779319639">
                <text:p>-0.0000619380779319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961554730418">
                <text:p>134.961554730418</text:p>
              </table:table-cell>
              <table:table-cell office:value-type="float" office:value="0.0000000000000296082602879721">
                <text:p>0.000000000000029608260287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962554730418">
                <text:p>134.962554730418</text:p>
              </table:table-cell>
              <table:table-cell office:value-type="float" office:value="0.0000619375356249036">
                <text:p>0.000061937535624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963554730418">
                <text:p>134.963554730418</text:p>
              </table:table-cell>
              <table:table-cell office:value-type="float" office:value="0.000123874529108517">
                <text:p>0.00012387452910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964554730418">
                <text:p>134.964554730418</text:p>
              </table:table-cell>
              <table:table-cell office:value-type="float" office:value="0.000185810980731692">
                <text:p>0.00018581098073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965554730418">
                <text:p>134.965554730418</text:p>
              </table:table-cell>
              <table:table-cell office:value-type="float" office:value="0.000247746890748163">
                <text:p>0.000247746890748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66554730418">
                <text:p>134.966554730418</text:p>
              </table:table-cell>
              <table:table-cell office:value-type="float" office:value="0.000309682259410846">
                <text:p>0.00030968225941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67554730418">
                <text:p>134.967554730418</text:p>
              </table:table-cell>
              <table:table-cell office:value-type="float" office:value="0.000371617086972614">
                <text:p>0.000371617086972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.968554730418">
                <text:p>134.968554730418</text:p>
              </table:table-cell>
              <table:table-cell office:value-type="float" office:value="0.000433551373685469">
                <text:p>0.000433551373685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969554730418">
                <text:p>134.969554730418</text:p>
              </table:table-cell>
              <table:table-cell office:value-type="float" office:value="0.000495485119803948">
                <text:p>0.000495485119803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970554730418">
                <text:p>134.970554730418</text:p>
              </table:table-cell>
              <table:table-cell office:value-type="float" office:value="0.000557418325579227">
                <text:p>0.000557418325579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971554730418">
                <text:p>134.971554730418</text:p>
              </table:table-cell>
              <table:table-cell office:value-type="float" office:value="0.000619350991264901">
                <text:p>0.00061935099126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972554730418">
                <text:p>134.972554730418</text:p>
              </table:table-cell>
              <table:table-cell office:value-type="float" office:value="0.000681283117113837">
                <text:p>0.00068128311711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973554730418">
                <text:p>134.973554730418</text:p>
              </table:table-cell>
              <table:table-cell office:value-type="float" office:value="0.000743214703377938">
                <text:p>0.00074321470337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974554730418">
                <text:p>134.974554730418</text:p>
              </table:table-cell>
              <table:table-cell office:value-type="float" office:value="0.00080514575031166">
                <text:p>0.0008051457503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975554730418">
                <text:p>134.975554730418</text:p>
              </table:table-cell>
              <table:table-cell office:value-type="float" office:value="0.000867076258166066">
                <text:p>0.000867076258166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76554730418">
                <text:p>134.976554730418</text:p>
              </table:table-cell>
              <table:table-cell office:value-type="float" office:value="0.000929006227194759">
                <text:p>0.000929006227194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.977554730418">
                <text:p>134.977554730418</text:p>
              </table:table-cell>
              <table:table-cell office:value-type="float" office:value="0.000990935657650439">
                <text:p>0.000990935657650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978554730418">
                <text:p>134.978554730418</text:p>
              </table:table-cell>
              <table:table-cell office:value-type="float" office:value="0.00105286454978584">
                <text:p>0.00105286454978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979554730418">
                <text:p>134.979554730418</text:p>
              </table:table-cell>
              <table:table-cell office:value-type="float" office:value="0.00111479290385277">
                <text:p>0.00111479290385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980554730418">
                <text:p>134.980554730418</text:p>
              </table:table-cell>
              <table:table-cell office:value-type="float" office:value="0.00117672072010563">
                <text:p>0.00117672072010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981554730418">
                <text:p>134.981554730418</text:p>
              </table:table-cell>
              <table:table-cell office:value-type="float" office:value="0.00123864799879538">
                <text:p>0.00123864799879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982554730418">
                <text:p>134.982554730418</text:p>
              </table:table-cell>
              <table:table-cell office:value-type="float" office:value="0.00130057474017549">
                <text:p>0.0013005747401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983554730418">
                <text:p>134.983554730418</text:p>
              </table:table-cell>
              <table:table-cell office:value-type="float" office:value="0.0013625009444978">
                <text:p>0.0013625009444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.984554730418">
                <text:p>134.984554730418</text:p>
              </table:table-cell>
              <table:table-cell office:value-type="float" office:value="0.00142442661201654">
                <text:p>0.00142442661201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85554730418">
                <text:p>134.985554730418</text:p>
              </table:table-cell>
              <table:table-cell office:value-type="float" office:value="0.00148635174298268">
                <text:p>0.00148635174298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.986554730418">
                <text:p>134.986554730418</text:p>
              </table:table-cell>
              <table:table-cell office:value-type="float" office:value="0.00154827633765046">
                <text:p>0.00154827633765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87554730418">
                <text:p>134.987554730418</text:p>
              </table:table-cell>
              <table:table-cell office:value-type="float" office:value="0.00161020039627076">
                <text:p>0.00161020039627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988554730418">
                <text:p>134.988554730418</text:p>
              </table:table-cell>
              <table:table-cell office:value-type="float" office:value="0.00167212391909618">
                <text:p>0.00167212391909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989554730418">
                <text:p>134.989554730418</text:p>
              </table:table-cell>
              <table:table-cell office:value-type="float" office:value="0.00173404690638086">
                <text:p>0.00173404690638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990554730418">
                <text:p>134.990554730418</text:p>
              </table:table-cell>
              <table:table-cell office:value-type="float" office:value="0.00179596935837657">
                <text:p>0.00179596935837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991554730418">
                <text:p>134.991554730418</text:p>
              </table:table-cell>
              <table:table-cell office:value-type="float" office:value="0.00185789127533492">
                <text:p>0.00185789127533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.992554730418">
                <text:p>134.992554730418</text:p>
              </table:table-cell>
              <table:table-cell office:value-type="float" office:value="0.00191981265750927">
                <text:p>0.0019198126575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993554730418">
                <text:p>134.993554730418</text:p>
              </table:table-cell>
              <table:table-cell office:value-type="float" office:value="0.00198173350515207">
                <text:p>0.0019817335051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994554730418">
                <text:p>134.994554730418</text:p>
              </table:table-cell>
              <table:table-cell office:value-type="float" office:value="0.00204365381851581">
                <text:p>0.00204365381851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995554730418">
                <text:p>134.995554730418</text:p>
              </table:table-cell>
              <table:table-cell office:value-type="float" office:value="0.00210557359785208">
                <text:p>0.00210557359785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996554730418">
                <text:p>134.996554730418</text:p>
              </table:table-cell>
              <table:table-cell office:value-type="float" office:value="0.00216749284341414">
                <text:p>0.0021674928434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7554730418">
                <text:p>134.997554730418</text:p>
              </table:table-cell>
              <table:table-cell office:value-type="float" office:value="0.0022294115554553">
                <text:p>0.0022294115554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998554730418">
                <text:p>134.998554730418</text:p>
              </table:table-cell>
              <table:table-cell office:value-type="float" office:value="0.00229132973422624">
                <text:p>0.00229132973422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999554730418">
                <text:p>134.999554730418</text:p>
              </table:table-cell>
              <table:table-cell office:value-type="float" office:value="0.00235324737997934">
                <text:p>0.00235324737997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00554730418">
                <text:p>135.000554730418</text:p>
              </table:table-cell>
              <table:table-cell office:value-type="float" office:value="0.00241516449296864">
                <text:p>0.00241516449296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001554730418">
                <text:p>135.001554730418</text:p>
              </table:table-cell>
              <table:table-cell office:value-type="float" office:value="0.00247708107344484">
                <text:p>0.00247708107344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02554730418">
                <text:p>135.002554730418</text:p>
              </table:table-cell>
              <table:table-cell office:value-type="float" office:value="0.00253899712166199">
                <text:p>0.00253899712166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003554730418">
                <text:p>135.003554730418</text:p>
              </table:table-cell>
              <table:table-cell office:value-type="float" office:value="0.00260091263787067">
                <text:p>0.00260091263787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004554730418">
                <text:p>135.004554730418</text:p>
              </table:table-cell>
              <table:table-cell office:value-type="float" office:value="0.00266282762232407">
                <text:p>0.0026628276223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005554730418">
                <text:p>135.005554730418</text:p>
              </table:table-cell>
              <table:table-cell office:value-type="float" office:value="0.00272474207527365">
                <text:p>0.002724742075273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06554730418">
                <text:p>135.006554730418</text:p>
              </table:table-cell>
              <table:table-cell office:value-type="float" office:value="0.00278665599697334">
                <text:p>0.00278665599697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007554730418">
                <text:p>135.007554730418</text:p>
              </table:table-cell>
              <table:table-cell office:value-type="float" office:value="0.00284856938767374">
                <text:p>0.00284856938767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.008554730418">
                <text:p>135.008554730418</text:p>
              </table:table-cell>
              <table:table-cell office:value-type="float" office:value="0.00291048224762795">
                <text:p>0.00291048224762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009554730418">
                <text:p>135.009554730418</text:p>
              </table:table-cell>
              <table:table-cell office:value-type="float" office:value="0.00297239457708819">
                <text:p>0.0029723945770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010554730418">
                <text:p>135.010554730418</text:p>
              </table:table-cell>
              <table:table-cell office:value-type="float" office:value="0.00303430637630667">
                <text:p>0.00303430637630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.011554730418">
                <text:p>135.011554730418</text:p>
              </table:table-cell>
              <table:table-cell office:value-type="float" office:value="0.0030962176455348">
                <text:p>0.0030962176455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.012554730418">
                <text:p>135.012554730418</text:p>
              </table:table-cell>
              <table:table-cell office:value-type="float" office:value="0.0031581283850264">
                <text:p>0.0031581283850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013554730418">
                <text:p>135.013554730418</text:p>
              </table:table-cell>
              <table:table-cell office:value-type="float" office:value="0.00322003859503199">
                <text:p>0.00322003859503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.014554730418">
                <text:p>135.014554730418</text:p>
              </table:table-cell>
              <table:table-cell office:value-type="float" office:value="0.00328194827580455">
                <text:p>0.00328194827580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015554730418">
                <text:p>135.015554730418</text:p>
              </table:table-cell>
              <table:table-cell office:value-type="float" office:value="0.00334385742759624">
                <text:p>0.00334385742759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016554730418">
                <text:p>135.016554730418</text:p>
              </table:table-cell>
              <table:table-cell office:value-type="float" office:value="0.00340576605065836">
                <text:p>0.00340576605065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017554730418">
                <text:p>135.017554730418</text:p>
              </table:table-cell>
              <table:table-cell office:value-type="float" office:value="0.00346767414524468">
                <text:p>0.00346767414524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.018554730418">
                <text:p>135.018554730418</text:p>
              </table:table-cell>
              <table:table-cell office:value-type="float" office:value="0.00352958171160563">
                <text:p>0.00352958171160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019554730418">
                <text:p>135.019554730418</text:p>
              </table:table-cell>
              <table:table-cell office:value-type="float" office:value="0.0035914887499941">
                <text:p>0.0035914887499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.020554730418">
                <text:p>135.020554730418</text:p>
              </table:table-cell>
              <table:table-cell office:value-type="float" office:value="0.00365339526066224">
                <text:p>0.00365339526066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.021554730418">
                <text:p>135.021554730418</text:p>
              </table:table-cell>
              <table:table-cell office:value-type="float" office:value="0.00371530124386202">
                <text:p>0.00371530124386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022554730418">
                <text:p>135.022554730418</text:p>
              </table:table-cell>
              <table:table-cell office:value-type="float" office:value="0.00377720669984469">
                <text:p>0.00377720669984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023554730418">
                <text:p>135.023554730418</text:p>
              </table:table-cell>
              <table:table-cell office:value-type="float" office:value="0.00383911162886309">
                <text:p>0.0038391116288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.024554730418">
                <text:p>135.024554730418</text:p>
              </table:table-cell>
              <table:table-cell office:value-type="float" office:value="0.00390101603117007">
                <text:p>0.00390101603117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025554730418">
                <text:p>135.025554730418</text:p>
              </table:table-cell>
              <table:table-cell office:value-type="float" office:value="0.00396291990701512">
                <text:p>0.00396291990701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6554730418">
                <text:p>135.026554730418</text:p>
              </table:table-cell>
              <table:table-cell office:value-type="float" office:value="0.00402482325665273">
                <text:p>0.0040248232566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27554730418">
                <text:p>135.027554730418</text:p>
              </table:table-cell>
              <table:table-cell office:value-type="float" office:value="0.00408672608033403">
                <text:p>0.00408672608033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.028554730418">
                <text:p>135.028554730418</text:p>
              </table:table-cell>
              <table:table-cell office:value-type="float" office:value="0.00414862837831011">
                <text:p>0.0041486283783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.029554730418">
                <text:p>135.029554730418</text:p>
              </table:table-cell>
              <table:table-cell office:value-type="float" office:value="0.00421053015083377">
                <text:p>0.0042105301508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.030554730418">
                <text:p>135.030554730418</text:p>
              </table:table-cell>
              <table:table-cell office:value-type="float" office:value="0.00427243139815692">
                <text:p>0.0042724313981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031554730418">
                <text:p>135.031554730418</text:p>
              </table:table-cell>
              <table:table-cell office:value-type="float" office:value="0.00433433212053146">
                <text:p>0.00433433212053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032554730418">
                <text:p>135.032554730418</text:p>
              </table:table-cell>
              <table:table-cell office:value-type="float" office:value="0.00439623231820926">
                <text:p>0.0043962323182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33554730418">
                <text:p>135.033554730418</text:p>
              </table:table-cell>
              <table:table-cell office:value-type="float" office:value="0.00445813199144139">
                <text:p>0.0044581319914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34554730418">
                <text:p>135.034554730418</text:p>
              </table:table-cell>
              <table:table-cell office:value-type="float" office:value="0.0045200311404814">
                <text:p>0.0045200311404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035554730418">
                <text:p>135.035554730418</text:p>
              </table:table-cell>
              <table:table-cell office:value-type="float" office:value="0.00458192976557942">
                <text:p>0.0045819297655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036554730418">
                <text:p>135.036554730418</text:p>
              </table:table-cell>
              <table:table-cell office:value-type="float" office:value="0.00464382786698812">
                <text:p>0.00464382786698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037554730418">
                <text:p>135.037554730418</text:p>
              </table:table-cell>
              <table:table-cell office:value-type="float" office:value="0.0047057254449585">
                <text:p>0.0047057254449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038554730418">
                <text:p>135.038554730418</text:p>
              </table:table-cell>
              <table:table-cell office:value-type="float" office:value="0.00476762249974402">
                <text:p>0.00476762249974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3.A34:GEOMETRY_3.B121 GEOMETRY_3.B33:GEOMETRY_3.B33" chart:data-source-has-labels="row" svg:x="1.39cm" svg:y="1.535cm" svg:width="17.036cm" svg:height="12.44cm">
          <chartooo:coordinate-region svg:x="2.783cm" svg:y="1.733cm" svg:width="15.128cm" svg:height="12.044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3.B34:GEOMETRY_3.B121" chart:label-cell-address="GEOMETRY_3.B33:GEOMETRY_3.B33" chart:class="chart:scatter">
            <chart:domain table:cell-range-address="GEOMETRY_3.A34:GEOMETRY_3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3.B33:GEOMETRY_3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53949740952">
                <text:p>133.53949740952</text:p>
                <draw:g>
                  <svg:desc>GEOMETRY_3.A34:GEOMETRY_3.A121</svg:desc>
                </draw:g>
              </table:table-cell>
              <table:table-cell office:value-type="float" office:value="-0.000424540412012259">
                <text:p>-0.000424540412012259</text:p>
                <draw:g>
                  <svg:desc>GEOMETRY_3.B34:GEOMETRY_3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54049740952">
                <text:p>133.54049740952</text:p>
              </table:table-cell>
              <table:table-cell office:value-type="float" office:value="-0.000382084868602882">
                <text:p>-0.000382084868602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54149740952">
                <text:p>133.54149740952</text:p>
              </table:table-cell>
              <table:table-cell office:value-type="float" office:value="-0.000339629659280992">
                <text:p>-0.000339629659280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54249740952">
                <text:p>133.54249740952</text:p>
              </table:table-cell>
              <table:table-cell office:value-type="float" office:value="-0.000297174783962344">
                <text:p>-0.000297174783962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54349740952">
                <text:p>133.54349740952</text:p>
              </table:table-cell>
              <table:table-cell office:value-type="float" office:value="-0.000254720242561512">
                <text:p>-0.000254720242561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54449740952">
                <text:p>133.54449740952</text:p>
              </table:table-cell>
              <table:table-cell office:value-type="float" office:value="-0.000212266034993656">
                <text:p>-0.000212266034993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.54549740952">
                <text:p>133.54549740952</text:p>
              </table:table-cell>
              <table:table-cell office:value-type="float" office:value="-0.000169812161173989">
                <text:p>-0.000169812161173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.54649740952">
                <text:p>133.54649740952</text:p>
              </table:table-cell>
              <table:table-cell office:value-type="float" office:value="-0.000127358621017648">
                <text:p>-0.000127358621017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54749740952">
                <text:p>133.54749740952</text:p>
              </table:table-cell>
              <table:table-cell office:value-type="float" office:value="-0.0000849054144398467">
                <text:p>-0.000084905414439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.54849740952">
                <text:p>133.54849740952</text:p>
              </table:table-cell>
              <table:table-cell office:value-type="float" office:value="-0.0000424525413563401">
                <text:p>-0.0000424525413563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54949740952">
                <text:p>133.54949740952</text:p>
              </table:table-cell>
              <table:table-cell office:value-type="float" office:value="-0.00000000000168173808212657">
                <text:p>-0.00000000000168173808212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.55049740952">
                <text:p>133.55049740952</text:p>
              </table:table-cell>
              <table:table-cell office:value-type="float" office:value="0.0000424522046687664">
                <text:p>0.0000424522046687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55149740952">
                <text:p>133.55149740952</text:p>
              </table:table-cell>
              <table:table-cell office:value-type="float" office:value="0.0000849040777799528">
                <text:p>0.0000849040777799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55249740952">
                <text:p>133.55249740952</text:p>
              </table:table-cell>
              <table:table-cell office:value-type="float" office:value="0.000127355617736039">
                <text:p>0.000127355617736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55349740952">
                <text:p>133.55349740952</text:p>
              </table:table-cell>
              <table:table-cell office:value-type="float" office:value="0.000169806824623003">
                <text:p>0.000169806824623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55449740952">
                <text:p>133.55449740952</text:p>
              </table:table-cell>
              <table:table-cell office:value-type="float" office:value="0.000212257698524433">
                <text:p>0.000212257698524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.55549740952">
                <text:p>133.55549740952</text:p>
              </table:table-cell>
              <table:table-cell office:value-type="float" office:value="0.000254708239525711">
                <text:p>0.000254708239525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55649740952">
                <text:p>133.55649740952</text:p>
              </table:table-cell>
              <table:table-cell office:value-type="float" office:value="0.00029715844771161">
                <text:p>0.00029715844771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.55749740952">
                <text:p>133.55749740952</text:p>
              </table:table-cell>
              <table:table-cell office:value-type="float" office:value="0.000339608323166901">
                <text:p>0.000339608323166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.55849740952">
                <text:p>133.55849740952</text:p>
              </table:table-cell>
              <table:table-cell office:value-type="float" office:value="0.000382057865975768">
                <text:p>0.000382057865975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55949740952">
                <text:p>133.55949740952</text:p>
              </table:table-cell>
              <table:table-cell office:value-type="float" office:value="0.00042450707622356">
                <text:p>0.00042450707622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.56049740952">
                <text:p>133.56049740952</text:p>
              </table:table-cell>
              <table:table-cell office:value-type="float" office:value="0.000466955953995034">
                <text:p>0.000466955953995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56149740952">
                <text:p>133.56149740952</text:p>
              </table:table-cell>
              <table:table-cell office:value-type="float" office:value="0.000509404499374935">
                <text:p>0.0005094044993749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56249740952">
                <text:p>133.56249740952</text:p>
              </table:table-cell>
              <table:table-cell office:value-type="float" office:value="0.000551852712448023">
                <text:p>0.000551852712448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56349740952">
                <text:p>133.56349740952</text:p>
              </table:table-cell>
              <table:table-cell office:value-type="float" office:value="0.000594300593299062">
                <text:p>0.000594300593299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56449740952">
                <text:p>133.56449740952</text:p>
              </table:table-cell>
              <table:table-cell office:value-type="float" office:value="0.000636748142012172">
                <text:p>0.000636748142012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56549740952">
                <text:p>133.56549740952</text:p>
              </table:table-cell>
              <table:table-cell office:value-type="float" office:value="0.000679195358672696">
                <text:p>0.000679195358672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56649740952">
                <text:p>133.56649740952</text:p>
              </table:table-cell>
              <table:table-cell office:value-type="float" office:value="0.000721642243365364">
                <text:p>0.000721642243365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56749740952">
                <text:p>133.56749740952</text:p>
              </table:table-cell>
              <table:table-cell office:value-type="float" office:value="0.000764088796174893">
                <text:p>0.000764088796174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56849740952">
                <text:p>133.56849740952</text:p>
              </table:table-cell>
              <table:table-cell office:value-type="float" office:value="0.000806535017185431">
                <text:p>0.000806535017185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56949740952">
                <text:p>133.56949740952</text:p>
              </table:table-cell>
              <table:table-cell office:value-type="float" office:value="0.000848980906482888">
                <text:p>0.000848980906482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57049740952">
                <text:p>133.57049740952</text:p>
              </table:table-cell>
              <table:table-cell office:value-type="float" office:value="0.000891426464150767">
                <text:p>0.000891426464150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.57149740952">
                <text:p>133.57149740952</text:p>
              </table:table-cell>
              <table:table-cell office:value-type="float" office:value="0.000933871690274396">
                <text:p>0.000933871690274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57249740952">
                <text:p>133.57249740952</text:p>
              </table:table-cell>
              <table:table-cell office:value-type="float" office:value="0.000976316584938464">
                <text:p>0.000976316584938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57349740952">
                <text:p>133.57349740952</text:p>
              </table:table-cell>
              <table:table-cell office:value-type="float" office:value="0.00101876114822767">
                <text:p>0.001018761148227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57449740952">
                <text:p>133.57449740952</text:p>
              </table:table-cell>
              <table:table-cell office:value-type="float" office:value="0.00106120538022614">
                <text:p>0.00106120538022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3.57549740952">
                <text:p>133.57549740952</text:p>
              </table:table-cell>
              <table:table-cell office:value-type="float" office:value="0.00110364928101974">
                <text:p>0.00110364928101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57649740952">
                <text:p>133.57649740952</text:p>
              </table:table-cell>
              <table:table-cell office:value-type="float" office:value="0.00114609285069197">
                <text:p>0.00114609285069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57749740952">
                <text:p>133.57749740952</text:p>
              </table:table-cell>
              <table:table-cell office:value-type="float" office:value="0.00118853608932811">
                <text:p>0.00118853608932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57849740952">
                <text:p>133.57849740952</text:p>
              </table:table-cell>
              <table:table-cell office:value-type="float" office:value="0.00123097899701227">
                <text:p>0.00123097899701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.57949740952">
                <text:p>133.57949740952</text:p>
              </table:table-cell>
              <table:table-cell office:value-type="float" office:value="0.00127342157383025">
                <text:p>0.00127342157383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3.58049740952">
                <text:p>133.58049740952</text:p>
              </table:table-cell>
              <table:table-cell office:value-type="float" office:value="0.00131586381986558">
                <text:p>0.00131586381986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3.58149740952">
                <text:p>133.58149740952</text:p>
              </table:table-cell>
              <table:table-cell office:value-type="float" office:value="0.0013583057352041">
                <text:p>0.0013583057352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58249740952">
                <text:p>133.58249740952</text:p>
              </table:table-cell>
              <table:table-cell office:value-type="float" office:value="0.00140074731992931">
                <text:p>0.00140074731992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.58349740952">
                <text:p>133.58349740952</text:p>
              </table:table-cell>
              <table:table-cell office:value-type="float" office:value="0.00144318857412586">
                <text:p>0.00144318857412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58449740952">
                <text:p>133.58449740952</text:p>
              </table:table-cell>
              <table:table-cell office:value-type="float" office:value="0.00148562949787957">
                <text:p>0.00148562949787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58549740952">
                <text:p>133.58549740952</text:p>
              </table:table-cell>
              <table:table-cell office:value-type="float" office:value="0.0015280700912739">
                <text:p>0.0015280700912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58649740952">
                <text:p>133.58649740952</text:p>
              </table:table-cell>
              <table:table-cell office:value-type="float" office:value="0.00157051035439468">
                <text:p>0.00157051035439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58749740952">
                <text:p>133.58749740952</text:p>
              </table:table-cell>
              <table:table-cell office:value-type="float" office:value="0.0016129502873254">
                <text:p>0.0016129502873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.58849740952">
                <text:p>133.58849740952</text:p>
              </table:table-cell>
              <table:table-cell office:value-type="float" office:value="0.00165538989015125">
                <text:p>0.00165538989015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58949740952">
                <text:p>133.58949740952</text:p>
              </table:table-cell>
              <table:table-cell office:value-type="float" office:value="0.00169782916295631">
                <text:p>0.00169782916295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.59049740952">
                <text:p>133.59049740952</text:p>
              </table:table-cell>
              <table:table-cell office:value-type="float" office:value="0.00174026810582634">
                <text:p>0.00174026810582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59149740952">
                <text:p>133.59149740952</text:p>
              </table:table-cell>
              <table:table-cell office:value-type="float" office:value="0.00178270671884483">
                <text:p>0.001782706718844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59249740952">
                <text:p>133.59249740952</text:p>
              </table:table-cell>
              <table:table-cell office:value-type="float" office:value="0.00182514500209693">
                <text:p>0.001825145002096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.59349740952">
                <text:p>133.59349740952</text:p>
              </table:table-cell>
              <table:table-cell office:value-type="float" office:value="0.00186758295566732">
                <text:p>0.001867582955667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.59449740952">
                <text:p>133.59449740952</text:p>
              </table:table-cell>
              <table:table-cell office:value-type="float" office:value="0.00191002057964056">
                <text:p>0.00191002057964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.59549740952">
                <text:p>133.59549740952</text:p>
              </table:table-cell>
              <table:table-cell office:value-type="float" office:value="0.00195245787410128">
                <text:p>0.00195245787410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.59649740952">
                <text:p>133.59649740952</text:p>
              </table:table-cell>
              <table:table-cell office:value-type="float" office:value="0.0019948948391335">
                <text:p>0.0019948948391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.59749740952">
                <text:p>133.59749740952</text:p>
              </table:table-cell>
              <table:table-cell office:value-type="float" office:value="0.00203733147482238">
                <text:p>0.00203733147482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59849740952">
                <text:p>133.59849740952</text:p>
              </table:table-cell>
              <table:table-cell office:value-type="float" office:value="0.00207976778125252">
                <text:p>0.002079767781252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.59949740952">
                <text:p>133.59949740952</text:p>
              </table:table-cell>
              <table:table-cell office:value-type="float" office:value="0.00212220375850852">
                <text:p>0.00212220375850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.60049740952">
                <text:p>133.60049740952</text:p>
              </table:table-cell>
              <table:table-cell office:value-type="float" office:value="0.00216463940667495">
                <text:p>0.00216463940667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60149740952">
                <text:p>133.60149740952</text:p>
              </table:table-cell>
              <table:table-cell office:value-type="float" office:value="0.00220707472583581">
                <text:p>0.00220707472583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.60249740952">
                <text:p>133.60249740952</text:p>
              </table:table-cell>
              <table:table-cell office:value-type="float" office:value="0.00224950971607684">
                <text:p>0.00224950971607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.60349740952">
                <text:p>133.60349740952</text:p>
              </table:table-cell>
              <table:table-cell office:value-type="float" office:value="0.00229194437748145">
                <text:p>0.00229194437748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.60449740952">
                <text:p>133.60449740952</text:p>
              </table:table-cell>
              <table:table-cell office:value-type="float" office:value="0.0023343787101348">
                <text:p>0.0023343787101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60549740952">
                <text:p>133.60549740952</text:p>
              </table:table-cell>
              <table:table-cell office:value-type="float" office:value="0.00237681271412084">
                <text:p>0.00237681271412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.60649740952">
                <text:p>133.60649740952</text:p>
              </table:table-cell>
              <table:table-cell office:value-type="float" office:value="0.00241924638952532">
                <text:p>0.00241924638952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.60749740952">
                <text:p>133.60749740952</text:p>
              </table:table-cell>
              <table:table-cell office:value-type="float" office:value="0.00246167973643159">
                <text:p>0.00246167973643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60849740952">
                <text:p>133.60849740952</text:p>
              </table:table-cell>
              <table:table-cell office:value-type="float" office:value="0.00250411275492484">
                <text:p>0.002504112754924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.60949740952">
                <text:p>133.60949740952</text:p>
              </table:table-cell>
              <table:table-cell office:value-type="float" office:value="0.00254654544508956">
                <text:p>0.00254654544508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.61049740952">
                <text:p>133.61049740952</text:p>
              </table:table-cell>
              <table:table-cell office:value-type="float" office:value="0.00258897780701032">
                <text:p>0.00258897780701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.61149740952">
                <text:p>133.61149740952</text:p>
              </table:table-cell>
              <table:table-cell office:value-type="float" office:value="0.00263140984077165">
                <text:p>0.00263140984077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61249740952">
                <text:p>133.61249740952</text:p>
              </table:table-cell>
              <table:table-cell office:value-type="float" office:value="0.00267384154645749">
                <text:p>0.00267384154645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61349740952">
                <text:p>133.61349740952</text:p>
              </table:table-cell>
              <table:table-cell office:value-type="float" office:value="0.00271627292415296">
                <text:p>0.00271627292415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61449740952">
                <text:p>133.61449740952</text:p>
              </table:table-cell>
              <table:table-cell office:value-type="float" office:value="0.00275870397394259">
                <text:p>0.002758703973942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.61549740952">
                <text:p>133.61549740952</text:p>
              </table:table-cell>
              <table:table-cell office:value-type="float" office:value="0.00280113469591087">
                <text:p>0.002801134695910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.61649740952">
                <text:p>133.61649740952</text:p>
              </table:table-cell>
              <table:table-cell office:value-type="float" office:value="0.00284356509014234">
                <text:p>0.00284356509014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.61749740952">
                <text:p>133.61749740952</text:p>
              </table:table-cell>
              <table:table-cell office:value-type="float" office:value="0.00288599515672094">
                <text:p>0.00288599515672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61849740952">
                <text:p>133.61849740952</text:p>
              </table:table-cell>
              <table:table-cell office:value-type="float" office:value="0.00292842489573231">
                <text:p>0.00292842489573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61949740952">
                <text:p>133.61949740952</text:p>
              </table:table-cell>
              <table:table-cell office:value-type="float" office:value="0.00297085430725978">
                <text:p>0.002970854307259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62049740952">
                <text:p>133.62049740952</text:p>
              </table:table-cell>
              <table:table-cell office:value-type="float" office:value="0.00301328339138848">
                <text:p>0.00301328339138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62149740952">
                <text:p>133.62149740952</text:p>
              </table:table-cell>
              <table:table-cell office:value-type="float" office:value="0.00305571214820285">
                <text:p>0.00305571214820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62249740952">
                <text:p>133.62249740952</text:p>
              </table:table-cell>
              <table:table-cell office:value-type="float" office:value="0.00309814057778681">
                <text:p>0.00309814057778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62349740952">
                <text:p>133.62349740952</text:p>
              </table:table-cell>
              <table:table-cell office:value-type="float" office:value="0.00314056868022602">
                <text:p>0.00314056868022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.62449740952">
                <text:p>133.62449740952</text:p>
              </table:table-cell>
              <table:table-cell office:value-type="float" office:value="0.00318299645560378">
                <text:p>0.00318299645560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.62549740952">
                <text:p>133.62549740952</text:p>
              </table:table-cell>
              <table:table-cell office:value-type="float" office:value="0.00322542390400518">
                <text:p>0.003225423904005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.62649740952">
                <text:p>133.62649740952</text:p>
              </table:table-cell>
              <table:table-cell office:value-type="float" office:value="0.00326785102551466">
                <text:p>0.003267851025514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